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_track" table:style-name="ta1">
        <table:shapes>
          <draw:frame draw:z-index="0" draw:style-name="gr1" draw:text-style-name="P1" svg:width="8.3169in" svg:height="4.4547in" svg:x="5.65in" svg:y="0in">
            <draw:object draw:notify-on-update-of-ranges="my_track.A2:my_track.A2 my_track.A3:my_track.A225 my_track.B2:my_track.B2 my_track.B3:my_track.B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# 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w_tr_right_m</text:p>
          </table:table-cell>
          <table:table-cell office:value-type="string" calcext:value-type="string">
            <text:p>w_tr_left_m</text:p>
          </table:table-cell>
        </table:table-row>
        <table:table-row table:style-name="ro1">
          <table:table-cell office:value-type="float" office:value="4407290.15343102" calcext:value-type="float">
            <text:p>4407290.15343102</text:p>
          </table:table-cell>
          <table:table-cell office:value-type="float" office:value="-3188.70687978605" calcext:value-type="float">
            <text:p>-3188.70687978605</text:p>
          </table:table-cell>
          <table:table-cell table:number-columns-repeated="2" office:value-type="float" office:value="5.13903253117926" calcext:value-type="float">
            <text:p>5.13903253117926</text:p>
          </table:table-cell>
        </table:table-row>
        <table:table-row table:style-name="ro1">
          <table:table-cell office:value-type="float" office:value="4407346.70684708" calcext:value-type="float">
            <text:p>4407346.70684708</text:p>
          </table:table-cell>
          <table:table-cell office:value-type="float" office:value="-3265.56456239185" calcext:value-type="float">
            <text:p>-3265.56456239185</text:p>
          </table:table-cell>
          <table:table-cell table:number-columns-repeated="2" office:value-type="float" office:value="4.97102524429714" calcext:value-type="float">
            <text:p>4.97102524429714</text:p>
          </table:table-cell>
        </table:table-row>
        <table:table-row table:style-name="ro1">
          <table:table-cell office:value-type="float" office:value="4407391.02495848" calcext:value-type="float">
            <text:p>4407391.02495848</text:p>
          </table:table-cell>
          <table:table-cell office:value-type="float" office:value="-3326.65180845733" calcext:value-type="float">
            <text:p>-3326.65180845733</text:p>
          </table:table-cell>
          <table:table-cell table:number-columns-repeated="2" office:value-type="float" office:value="4.79459151414542" calcext:value-type="float">
            <text:p>4.79459151414542</text:p>
          </table:table-cell>
        </table:table-row>
        <table:table-row table:style-name="ro1">
          <table:table-cell office:value-type="float" office:value="4407415.73483656" calcext:value-type="float">
            <text:p>4407415.73483656</text:p>
          </table:table-cell>
          <table:table-cell office:value-type="float" office:value="-3360.57462908161" calcext:value-type="float">
            <text:p>-3360.57462908161</text:p>
          </table:table-cell>
          <table:table-cell table:number-columns-repeated="2" office:value-type="float" office:value="4.82794117422819" calcext:value-type="float">
            <text:p>4.82794117422819</text:p>
          </table:table-cell>
        </table:table-row>
        <table:table-row table:style-name="ro1">
          <table:table-cell office:value-type="float" office:value="4407430.94138577" calcext:value-type="float">
            <text:p>4407430.94138577</text:p>
          </table:table-cell>
          <table:table-cell office:value-type="float" office:value="-3381.86187638084" calcext:value-type="float">
            <text:p>-3381.86187638084</text:p>
          </table:table-cell>
          <table:table-cell table:number-columns-repeated="2" office:value-type="float" office:value="4.67686165823431" calcext:value-type="float">
            <text:p>4.67686165823431</text:p>
          </table:table-cell>
        </table:table-row>
        <table:table-row table:style-name="ro1">
          <table:table-cell office:value-type="float" office:value="4407440.89381509" calcext:value-type="float">
            <text:p>4407440.89381509</text:p>
          </table:table-cell>
          <table:table-cell office:value-type="float" office:value="-3397.03091264173" calcext:value-type="float">
            <text:p>-3397.03091264173</text:p>
          </table:table-cell>
          <table:table-cell table:number-columns-repeated="2" office:value-type="float" office:value="4.33634383113329" calcext:value-type="float">
            <text:p>4.33634383113329</text:p>
          </table:table-cell>
        </table:table-row>
        <table:table-row table:style-name="ro1">
          <table:table-cell office:value-type="float" office:value="4407444.98555524" calcext:value-type="float">
            <text:p>4407444.98555524</text:p>
          </table:table-cell>
          <table:table-cell office:value-type="float" office:value="-3404.1949285994" calcext:value-type="float">
            <text:p>-3404.1949285994</text:p>
          </table:table-cell>
          <table:table-cell table:number-columns-repeated="2" office:value-type="float" office:value="4.44196258647474" calcext:value-type="float">
            <text:p>4.44196258647474</text:p>
          </table:table-cell>
        </table:table-row>
        <table:table-row table:style-name="ro1">
          <table:table-cell office:value-type="float" office:value="4407446.60325308" calcext:value-type="float">
            <text:p>4407446.60325308</text:p>
          </table:table-cell>
          <table:table-cell office:value-type="float" office:value="-3407.50008029298" calcext:value-type="float">
            <text:p>-3407.50008029298</text:p>
          </table:table-cell>
          <table:table-cell table:number-columns-repeated="2" office:value-type="float" office:value="4.41657701448459" calcext:value-type="float">
            <text:p>4.41657701448459</text:p>
          </table:table-cell>
        </table:table-row>
        <table:table-row table:style-name="ro1">
          <table:table-cell office:value-type="float" office:value="4407447.93207345" calcext:value-type="float">
            <text:p>4407447.93207345</text:p>
          </table:table-cell>
          <table:table-cell office:value-type="float" office:value="-3410.13246234785" calcext:value-type="float">
            <text:p>-3410.13246234785</text:p>
          </table:table-cell>
          <table:table-cell table:number-columns-repeated="2" office:value-type="float" office:value="4.42274919595372" calcext:value-type="float">
            <text:p>4.42274919595372</text:p>
          </table:table-cell>
        </table:table-row>
        <table:table-row table:style-name="ro1">
          <table:table-cell office:value-type="float" office:value="4407450.25243923" calcext:value-type="float">
            <text:p>4407450.25243923</text:p>
          </table:table-cell>
          <table:table-cell office:value-type="float" office:value="-3415.24221504951" calcext:value-type="float">
            <text:p>-3415.24221504951</text:p>
          </table:table-cell>
          <table:table-cell table:number-columns-repeated="2" office:value-type="float" office:value="4.21382409592533" calcext:value-type="float">
            <text:p>4.21382409592533</text:p>
          </table:table-cell>
        </table:table-row>
        <table:table-row table:style-name="ro1">
          <table:table-cell office:value-type="float" office:value="4407451.74643845" calcext:value-type="float">
            <text:p>4407451.74643845</text:p>
          </table:table-cell>
          <table:table-cell office:value-type="float" office:value="-3419.1717425572" calcext:value-type="float">
            <text:p>-3419.1717425572</text:p>
          </table:table-cell>
          <table:table-cell table:number-columns-repeated="2" office:value-type="float" office:value="4.1406611919945" calcext:value-type="float">
            <text:p>4.1406611919945</text:p>
          </table:table-cell>
        </table:table-row>
        <table:table-row table:style-name="ro1">
          <table:table-cell office:value-type="float" office:value="4407453.8967093" calcext:value-type="float">
            <text:p>4407453.8967093</text:p>
          </table:table-cell>
          <table:table-cell office:value-type="float" office:value="-3425.32115657656" calcext:value-type="float">
            <text:p>-3425.32115657656</text:p>
          </table:table-cell>
          <table:table-cell table:number-columns-repeated="2" office:value-type="float" office:value="4.16843555872375" calcext:value-type="float">
            <text:p>4.16843555872375</text:p>
          </table:table-cell>
        </table:table-row>
        <table:table-row table:style-name="ro1">
          <table:table-cell office:value-type="float" office:value="4407454.95886046" calcext:value-type="float">
            <text:p>4407454.95886046</text:p>
          </table:table-cell>
          <table:table-cell office:value-type="float" office:value="-3428.7956574009" calcext:value-type="float">
            <text:p>-3428.7956574009</text:p>
          </table:table-cell>
          <table:table-cell table:number-columns-repeated="2" office:value-type="float" office:value="4.07687032891037" calcext:value-type="float">
            <text:p>4.07687032891037</text:p>
          </table:table-cell>
        </table:table-row>
        <table:table-row table:style-name="ro1">
          <table:table-cell office:value-type="float" office:value="4407456.28693455" calcext:value-type="float">
            <text:p>4407456.28693455</text:p>
          </table:table-cell>
          <table:table-cell office:value-type="float" office:value="-3433.64991080004" calcext:value-type="float">
            <text:p>-3433.64991080004</text:p>
          </table:table-cell>
          <table:table-cell table:number-columns-repeated="2" office:value-type="float" office:value="4.00776051939968" calcext:value-type="float">
            <text:p>4.00776051939968</text:p>
          </table:table-cell>
        </table:table-row>
        <table:table-row table:style-name="ro1">
          <table:table-cell office:value-type="float" office:value="4407458.01017938" calcext:value-type="float">
            <text:p>4407458.01017938</text:p>
          </table:table-cell>
          <table:table-cell office:value-type="float" office:value="-3440.93200708831" calcext:value-type="float">
            <text:p>-3440.93200708831</text:p>
          </table:table-cell>
          <table:table-cell table:number-columns-repeated="2" office:value-type="float" office:value="3.89792095327168" calcext:value-type="float">
            <text:p>3.89792095327168</text:p>
          </table:table-cell>
        </table:table-row>
        <table:table-row table:style-name="ro1">
          <table:table-cell office:value-type="float" office:value="4407460.07084089" calcext:value-type="float">
            <text:p>4407460.07084089</text:p>
          </table:table-cell>
          <table:table-cell office:value-type="float" office:value="-3454.23161434868" calcext:value-type="float">
            <text:p>-3454.23161434868</text:p>
          </table:table-cell>
          <table:table-cell table:number-columns-repeated="2" office:value-type="float" office:value="3.68844556019922" calcext:value-type="float">
            <text:p>3.68844556019922</text:p>
          </table:table-cell>
        </table:table-row>
        <table:table-row table:style-name="ro1">
          <table:table-cell office:value-type="float" office:value="4407460.99275844" calcext:value-type="float">
            <text:p>4407460.99275844</text:p>
          </table:table-cell>
          <table:table-cell office:value-type="float" office:value="-3463.81689903756" calcext:value-type="float">
            <text:p>-3463.81689903756</text:p>
          </table:table-cell>
          <table:table-cell table:number-columns-repeated="2" office:value-type="float" office:value="3.67523843905193" calcext:value-type="float">
            <text:p>3.67523843905193</text:p>
          </table:table-cell>
        </table:table-row>
        <table:table-row table:style-name="ro1">
          <table:table-cell office:value-type="float" office:value="4407462.2478417" calcext:value-type="float">
            <text:p>4407462.2478417</text:p>
          </table:table-cell>
          <table:table-cell office:value-type="float" office:value="-3486.24368464195" calcext:value-type="float">
            <text:p>-3486.24368464195</text:p>
          </table:table-cell>
          <table:table-cell table:number-columns-repeated="2" office:value-type="float" office:value="3.74908178108281" calcext:value-type="float">
            <text:p>3.74908178108281</text:p>
          </table:table-cell>
        </table:table-row>
        <table:table-row table:style-name="ro1">
          <table:table-cell office:value-type="float" office:value="4407462.41052156" calcext:value-type="float">
            <text:p>4407462.41052156</text:p>
          </table:table-cell>
          <table:table-cell office:value-type="float" office:value="-3507.63701033792" calcext:value-type="float">
            <text:p>-3507.63701033792</text:p>
          </table:table-cell>
          <table:table-cell table:number-columns-repeated="2" office:value-type="float" office:value="3.58936398480175" calcext:value-type="float">
            <text:p>3.58936398480175</text:p>
          </table:table-cell>
        </table:table-row>
        <table:table-row table:style-name="ro1">
          <table:table-cell office:value-type="float" office:value="4407462.25598398" calcext:value-type="float">
            <text:p>4407462.25598398</text:p>
          </table:table-cell>
          <table:table-cell office:value-type="float" office:value="-3517.72435634344" calcext:value-type="float">
            <text:p>-3517.72435634344</text:p>
          </table:table-cell>
          <table:table-cell table:number-columns-repeated="2" office:value-type="float" office:value="3.64554421842304" calcext:value-type="float">
            <text:p>3.64554421842304</text:p>
          </table:table-cell>
        </table:table-row>
        <table:table-row table:style-name="ro1">
          <table:table-cell office:value-type="float" office:value="4407462.02835072" calcext:value-type="float">
            <text:p>4407462.02835072</text:p>
          </table:table-cell>
          <table:table-cell office:value-type="float" office:value="-3536.57745920237" calcext:value-type="float">
            <text:p>-3536.57745920237</text:p>
          </table:table-cell>
          <table:table-cell table:number-columns-repeated="2" office:value-type="float" office:value="3.65779742526271" calcext:value-type="float">
            <text:p>3.65779742526271</text:p>
          </table:table-cell>
        </table:table-row>
        <table:table-row table:style-name="ro1">
          <table:table-cell office:value-type="float" office:value="4407461.7584134" calcext:value-type="float">
            <text:p>4407461.7584134</text:p>
          </table:table-cell>
          <table:table-cell office:value-type="float" office:value="-3566.06303433632" calcext:value-type="float">
            <text:p>-3566.06303433632</text:p>
          </table:table-cell>
          <table:table-cell table:number-columns-repeated="2" office:value-type="float" office:value="3.6734823668591" calcext:value-type="float">
            <text:p>3.6734823668591</text:p>
          </table:table-cell>
        </table:table-row>
        <table:table-row table:style-name="ro1">
          <table:table-cell office:value-type="float" office:value="4407461.99348922" calcext:value-type="float">
            <text:p>4407461.99348922</text:p>
          </table:table-cell>
          <table:table-cell office:value-type="float" office:value="-3570.12184284612" calcext:value-type="float">
            <text:p>-3570.12184284612</text:p>
          </table:table-cell>
          <table:table-cell table:number-columns-repeated="2" office:value-type="float" office:value="3.59995569903259" calcext:value-type="float">
            <text:p>3.59995569903259</text:p>
          </table:table-cell>
        </table:table-row>
        <table:table-row table:style-name="ro1">
          <table:table-cell office:value-type="float" office:value="4407462.21292812" calcext:value-type="float">
            <text:p>4407462.21292812</text:p>
          </table:table-cell>
          <table:table-cell office:value-type="float" office:value="-3572.42839235744" calcext:value-type="float">
            <text:p>-3572.42839235744</text:p>
          </table:table-cell>
          <table:table-cell table:number-columns-repeated="2" office:value-type="float" office:value="3.62317579272571" calcext:value-type="float">
            <text:p>3.62317579272571</text:p>
          </table:table-cell>
        </table:table-row>
        <table:table-row table:style-name="ro1">
          <table:table-cell office:value-type="float" office:value="4407462.87155894" calcext:value-type="float">
            <text:p>4407462.87155894</text:p>
          </table:table-cell>
          <table:table-cell office:value-type="float" office:value="-3575.9641232339" calcext:value-type="float">
            <text:p>-3575.9641232339</text:p>
          </table:table-cell>
          <table:table-cell table:number-columns-repeated="2" office:value-type="float" office:value="3.70088211410108" calcext:value-type="float">
            <text:p>3.70088211410108</text:p>
          </table:table-cell>
        </table:table-row>
        <table:table-row table:style-name="ro1">
          <table:table-cell office:value-type="float" office:value="4407463.26506932" calcext:value-type="float">
            <text:p>4407463.26506932</text:p>
          </table:table-cell>
          <table:table-cell office:value-type="float" office:value="-3577.51654906512" calcext:value-type="float">
            <text:p>-3577.51654906512</text:p>
          </table:table-cell>
          <table:table-cell table:number-columns-repeated="2" office:value-type="float" office:value="3.76660058010061" calcext:value-type="float">
            <text:p>3.76660058010061</text:p>
          </table:table-cell>
        </table:table-row>
        <table:table-row table:style-name="ro1">
          <table:table-cell office:value-type="float" office:value="4407464.33675163" calcext:value-type="float">
            <text:p>4407464.33675163</text:p>
          </table:table-cell>
          <table:table-cell office:value-type="float" office:value="-3580.5973621956" calcext:value-type="float">
            <text:p>-3580.5973621956</text:p>
          </table:table-cell>
          <table:table-cell table:number-columns-repeated="2" office:value-type="float" office:value="3.91253170979222" calcext:value-type="float">
            <text:p>3.91253170979222</text:p>
          </table:table-cell>
        </table:table-row>
        <table:table-row table:style-name="ro1">
          <table:table-cell office:value-type="float" office:value="4407465.25128531" calcext:value-type="float">
            <text:p>4407465.25128531</text:p>
          </table:table-cell>
          <table:table-cell office:value-type="float" office:value="-3582.56911959098" calcext:value-type="float">
            <text:p>-3582.56911959098</text:p>
          </table:table-cell>
          <table:table-cell table:number-columns-repeated="2" office:value-type="float" office:value="3.99517280863633" calcext:value-type="float">
            <text:p>3.99517280863633</text:p>
          </table:table-cell>
        </table:table-row>
        <table:table-row table:style-name="ro1">
          <table:table-cell office:value-type="float" office:value="4407465.98988608" calcext:value-type="float">
            <text:p>4407465.98988608</text:p>
          </table:table-cell>
          <table:table-cell office:value-type="float" office:value="-3584.0083071146" calcext:value-type="float">
            <text:p>-3584.0083071146</text:p>
          </table:table-cell>
          <table:table-cell table:number-columns-repeated="2" office:value-type="float" office:value="4.09034728428193" calcext:value-type="float">
            <text:p>4.09034728428193</text:p>
          </table:table-cell>
        </table:table-row>
        <table:table-row table:style-name="ro1">
          <table:table-cell office:value-type="float" office:value="4407467.26809118" calcext:value-type="float">
            <text:p>4407467.26809118</text:p>
          </table:table-cell>
          <table:table-cell office:value-type="float" office:value="-3586.10459935438" calcext:value-type="float">
            <text:p>-3586.10459935438</text:p>
          </table:table-cell>
          <table:table-cell table:number-columns-repeated="2" office:value-type="float" office:value="4.23693112857272" calcext:value-type="float">
            <text:p>4.23693112857272</text:p>
          </table:table-cell>
        </table:table-row>
        <table:table-row table:style-name="ro1">
          <table:table-cell office:value-type="float" office:value="4407469.41135448" calcext:value-type="float">
            <text:p>4407469.41135448</text:p>
          </table:table-cell>
          <table:table-cell office:value-type="float" office:value="-3588.71247067604" calcext:value-type="float">
            <text:p>-3588.71247067604</text:p>
          </table:table-cell>
          <table:table-cell table:number-columns-repeated="2" office:value-type="float" office:value="4.41129797594526" calcext:value-type="float">
            <text:p>4.41129797594526</text:p>
          </table:table-cell>
        </table:table-row>
        <table:table-row table:style-name="ro1">
          <table:table-cell office:value-type="float" office:value="4407470.73434591" calcext:value-type="float">
            <text:p>4407470.73434591</text:p>
          </table:table-cell>
          <table:table-cell office:value-type="float" office:value="-3589.99491710493" calcext:value-type="float">
            <text:p>-3589.99491710493</text:p>
          </table:table-cell>
          <table:table-cell table:number-columns-repeated="2" office:value-type="float" office:value="4.49377103176644" calcext:value-type="float">
            <text:p>4.49377103176644</text:p>
          </table:table-cell>
        </table:table-row>
        <table:table-row table:style-name="ro1">
          <table:table-cell office:value-type="float" office:value="4407472.68835441" calcext:value-type="float">
            <text:p>4407472.68835441</text:p>
          </table:table-cell>
          <table:table-cell office:value-type="float" office:value="-3591.61912310787" calcext:value-type="float">
            <text:p>-3591.61912310787</text:p>
          </table:table-cell>
          <table:table-cell table:number-columns-repeated="2" office:value-type="float" office:value="4.65009502184449" calcext:value-type="float">
            <text:p>4.65009502184449</text:p>
          </table:table-cell>
        </table:table-row>
        <table:table-row table:style-name="ro1">
          <table:table-cell office:value-type="float" office:value="4407474.60067683" calcext:value-type="float">
            <text:p>4407474.60067683</text:p>
          </table:table-cell>
          <table:table-cell office:value-type="float" office:value="-3592.81416627212" calcext:value-type="float">
            <text:p>-3592.81416627212</text:p>
          </table:table-cell>
          <table:table-cell table:number-columns-repeated="2" office:value-type="float" office:value="4.72143402576252" calcext:value-type="float">
            <text:p>4.72143402576252</text:p>
          </table:table-cell>
        </table:table-row>
        <table:table-row table:style-name="ro1">
          <table:table-cell office:value-type="float" office:value="4407476.12801224" calcext:value-type="float">
            <text:p>4407476.12801224</text:p>
          </table:table-cell>
          <table:table-cell office:value-type="float" office:value="-3593.52819850212" calcext:value-type="float">
            <text:p>-3593.52819850212</text:p>
          </table:table-cell>
          <table:table-cell table:number-columns-repeated="2" office:value-type="float" office:value="4.7885095831329" calcext:value-type="float">
            <text:p>4.7885095831329</text:p>
          </table:table-cell>
        </table:table-row>
        <table:table-row table:style-name="ro1">
          <table:table-cell office:value-type="float" office:value="4407479.64197411" calcext:value-type="float">
            <text:p>4407479.64197411</text:p>
          </table:table-cell>
          <table:table-cell office:value-type="float" office:value="-3594.59829216522" calcext:value-type="float">
            <text:p>-3594.59829216522</text:p>
          </table:table-cell>
          <table:table-cell table:number-columns-repeated="2" office:value-type="float" office:value="4.92574182007068" calcext:value-type="float">
            <text:p>4.92574182007068</text:p>
          </table:table-cell>
        </table:table-row>
        <table:table-row table:style-name="ro1">
          <table:table-cell office:value-type="float" office:value="4407480.80663348" calcext:value-type="float">
            <text:p>4407480.80663348</text:p>
          </table:table-cell>
          <table:table-cell office:value-type="float" office:value="-3594.72615866361" calcext:value-type="float">
            <text:p>-3594.72615866361</text:p>
          </table:table-cell>
          <table:table-cell table:number-columns-repeated="2" office:value-type="float" office:value="4.92607517211064" calcext:value-type="float">
            <text:p>4.92607517211064</text:p>
          </table:table-cell>
        </table:table-row>
        <table:table-row table:style-name="ro1">
          <table:table-cell office:value-type="float" office:value="4407482.98509059" calcext:value-type="float">
            <text:p>4407482.98509059</text:p>
          </table:table-cell>
          <table:table-cell office:value-type="float" office:value="-3594.7676206546" calcext:value-type="float">
            <text:p>-3594.7676206546</text:p>
          </table:table-cell>
          <table:table-cell table:number-columns-repeated="2" office:value-type="float" office:value="4.9712744542537" calcext:value-type="float">
            <text:p>4.9712744542537</text:p>
          </table:table-cell>
        </table:table-row>
        <table:table-row table:style-name="ro1">
          <table:table-cell office:value-type="float" office:value="4407485.66497411" calcext:value-type="float">
            <text:p>4407485.66497411</text:p>
          </table:table-cell>
          <table:table-cell office:value-type="float" office:value="-3594.42742959641" calcext:value-type="float">
            <text:p>-3594.42742959641</text:p>
          </table:table-cell>
          <table:table-cell table:number-columns-repeated="2" office:value-type="float" office:value="4.98082008569155" calcext:value-type="float">
            <text:p>4.98082008569155</text:p>
          </table:table-cell>
        </table:table-row>
        <table:table-row table:style-name="ro1">
          <table:table-cell office:value-type="float" office:value="4407488.63017116" calcext:value-type="float">
            <text:p>4407488.63017116</text:p>
          </table:table-cell>
          <table:table-cell office:value-type="float" office:value="-3593.31865993061" calcext:value-type="float">
            <text:p>-3593.31865993061</text:p>
          </table:table-cell>
          <table:table-cell table:number-columns-repeated="2" office:value-type="float" office:value="4.73870517929932" calcext:value-type="float">
            <text:p>4.73870517929932</text:p>
          </table:table-cell>
        </table:table-row>
        <table:table-row table:style-name="ro1">
          <table:table-cell office:value-type="float" office:value="4407489.80385156" calcext:value-type="float">
            <text:p>4407489.80385156</text:p>
          </table:table-cell>
          <table:table-cell office:value-type="float" office:value="-3592.84888836517" calcext:value-type="float">
            <text:p>-3592.84888836517</text:p>
          </table:table-cell>
          <table:table-cell table:number-columns-repeated="2" office:value-type="float" office:value="4.70338230408658" calcext:value-type="float">
            <text:p>4.70338230408658</text:p>
          </table:table-cell>
        </table:table-row>
        <table:table-row table:style-name="ro1">
          <table:table-cell office:value-type="float" office:value="4407492.20781672" calcext:value-type="float">
            <text:p>4407492.20781672</text:p>
          </table:table-cell>
          <table:table-cell office:value-type="float" office:value="-3591.31336458361" calcext:value-type="float">
            <text:p>-3591.31336458361</text:p>
          </table:table-cell>
          <table:table-cell table:number-columns-repeated="2" office:value-type="float" office:value="4.46648719110583" calcext:value-type="float">
            <text:p>4.46648719110583</text:p>
          </table:table-cell>
        </table:table-row>
        <table:table-row table:style-name="ro1">
          <table:table-cell office:value-type="float" office:value="4407492.21890858" calcext:value-type="float">
            <text:p>4407492.21890858</text:p>
          </table:table-cell>
          <table:table-cell office:value-type="float" office:value="-3591.3214094657" calcext:value-type="float">
            <text:p>-3591.3214094657</text:p>
          </table:table-cell>
          <table:table-cell table:number-columns-repeated="2" office:value-type="float" office:value="4.47938680619611" calcext:value-type="float">
            <text:p>4.47938680619611</text:p>
          </table:table-cell>
        </table:table-row>
        <table:table-row table:style-name="ro1">
          <table:table-cell office:value-type="float" office:value="4407493.68402763" calcext:value-type="float">
            <text:p>4407493.68402763</text:p>
          </table:table-cell>
          <table:table-cell office:value-type="float" office:value="-3590.24440575595" calcext:value-type="float">
            <text:p>-3590.24440575595</text:p>
          </table:table-cell>
          <table:table-cell table:number-columns-repeated="2" office:value-type="float" office:value="4.42652460660144" calcext:value-type="float">
            <text:p>4.42652460660144</text:p>
          </table:table-cell>
        </table:table-row>
        <table:table-row table:style-name="ro1">
          <table:table-cell office:value-type="float" office:value="4407495.59469695" calcext:value-type="float">
            <text:p>4407495.59469695</text:p>
          </table:table-cell>
          <table:table-cell office:value-type="float" office:value="-3588.36945622819" calcext:value-type="float">
            <text:p>-3588.36945622819</text:p>
          </table:table-cell>
          <table:table-cell table:number-columns-repeated="2" office:value-type="float" office:value="4.39618466198148" calcext:value-type="float">
            <text:p>4.39618466198148</text:p>
          </table:table-cell>
        </table:table-row>
        <table:table-row table:style-name="ro1">
          <table:table-cell office:value-type="float" office:value="4407496.53810645" calcext:value-type="float">
            <text:p>4407496.53810645</text:p>
          </table:table-cell>
          <table:table-cell office:value-type="float" office:value="-3587.36173890296" calcext:value-type="float">
            <text:p>-3587.36173890296</text:p>
          </table:table-cell>
          <table:table-cell table:number-columns-repeated="2" office:value-type="float" office:value="4.34376667634535" calcext:value-type="float">
            <text:p>4.34376667634535</text:p>
          </table:table-cell>
        </table:table-row>
        <table:table-row table:style-name="ro1">
          <table:table-cell office:value-type="float" office:value="4407497.60485589" calcext:value-type="float">
            <text:p>4407497.60485589</text:p>
          </table:table-cell>
          <table:table-cell office:value-type="float" office:value="-3585.84942222203" calcext:value-type="float">
            <text:p>-3585.84942222203</text:p>
          </table:table-cell>
          <table:table-cell table:number-columns-repeated="2" office:value-type="float" office:value="4.19072115143332" calcext:value-type="float">
            <text:p>4.19072115143332</text:p>
          </table:table-cell>
        </table:table-row>
        <table:table-row table:style-name="ro1">
          <table:table-cell office:value-type="float" office:value="4407498.183537" calcext:value-type="float">
            <text:p>4407498.183537</text:p>
          </table:table-cell>
          <table:table-cell office:value-type="float" office:value="-3585.01158870292" calcext:value-type="float">
            <text:p>-3585.01158870292</text:p>
          </table:table-cell>
          <table:table-cell table:number-columns-repeated="2" office:value-type="float" office:value="4.14533335368312" calcext:value-type="float">
            <text:p>4.14533335368312</text:p>
          </table:table-cell>
        </table:table-row>
        <table:table-row table:style-name="ro1">
          <table:table-cell office:value-type="float" office:value="4407499.17676101" calcext:value-type="float">
            <text:p>4407499.17676101</text:p>
          </table:table-cell>
          <table:table-cell office:value-type="float" office:value="-3583.4405453499" calcext:value-type="float">
            <text:p>-3583.4405453499</text:p>
          </table:table-cell>
          <table:table-cell table:number-columns-repeated="2" office:value-type="float" office:value="4.06687231397852" calcext:value-type="float">
            <text:p>4.06687231397852</text:p>
          </table:table-cell>
        </table:table-row>
        <table:table-row table:style-name="ro1">
          <table:table-cell office:value-type="float" office:value="4407500.11248806" calcext:value-type="float">
            <text:p>4407500.11248806</text:p>
          </table:table-cell>
          <table:table-cell office:value-type="float" office:value="-3581.76860827741" calcext:value-type="float">
            <text:p>-3581.76860827741</text:p>
          </table:table-cell>
          <table:table-cell table:number-columns-repeated="2" office:value-type="float" office:value="4.00124916868579" calcext:value-type="float">
            <text:p>4.00124916868579</text:p>
          </table:table-cell>
        </table:table-row>
        <table:table-row table:style-name="ro1">
          <table:table-cell office:value-type="float" office:value="4407500.84514263" calcext:value-type="float">
            <text:p>4407500.84514263</text:p>
          </table:table-cell>
          <table:table-cell office:value-type="float" office:value="-3580.27102860279" calcext:value-type="float">
            <text:p>-3580.27102860279</text:p>
          </table:table-cell>
          <table:table-cell table:number-columns-repeated="2" office:value-type="float" office:value="3.93342425850033" calcext:value-type="float">
            <text:p>3.93342425850033</text:p>
          </table:table-cell>
        </table:table-row>
        <table:table-row table:style-name="ro1">
          <table:table-cell office:value-type="float" office:value="4407501.58088504" calcext:value-type="float">
            <text:p>4407501.58088504</text:p>
          </table:table-cell>
          <table:table-cell office:value-type="float" office:value="-3578.34533225733" calcext:value-type="float">
            <text:p>-3578.34533225733</text:p>
          </table:table-cell>
          <table:table-cell table:number-columns-repeated="2" office:value-type="float" office:value="3.83171783342394" calcext:value-type="float">
            <text:p>3.83171783342394</text:p>
          </table:table-cell>
        </table:table-row>
        <table:table-row table:style-name="ro1">
          <table:table-cell office:value-type="float" office:value="4407501.99940861" calcext:value-type="float">
            <text:p>4407501.99940861</text:p>
          </table:table-cell>
          <table:table-cell office:value-type="float" office:value="-3577.11542349336" calcext:value-type="float">
            <text:p>-3577.11542349336</text:p>
          </table:table-cell>
          <table:table-cell table:number-columns-repeated="2" office:value-type="float" office:value="3.77890974892787" calcext:value-type="float">
            <text:p>3.77890974892787</text:p>
          </table:table-cell>
        </table:table-row>
        <table:table-row table:style-name="ro1">
          <table:table-cell office:value-type="float" office:value="4407502.55972119" calcext:value-type="float">
            <text:p>4407502.55972119</text:p>
          </table:table-cell>
          <table:table-cell office:value-type="float" office:value="-3575.26989210367" calcext:value-type="float">
            <text:p>-3575.26989210367</text:p>
          </table:table-cell>
          <table:table-cell table:number-columns-repeated="2" office:value-type="float" office:value="3.72499374298873" calcext:value-type="float">
            <text:p>3.72499374298873</text:p>
          </table:table-cell>
        </table:table-row>
        <table:table-row table:style-name="ro1">
          <table:table-cell office:value-type="float" office:value="4407502.8691301" calcext:value-type="float">
            <text:p>4407502.8691301</text:p>
          </table:table-cell>
          <table:table-cell office:value-type="float" office:value="-3573.82021214835" calcext:value-type="float">
            <text:p>-3573.82021214835</text:p>
          </table:table-cell>
          <table:table-cell table:number-columns-repeated="2" office:value-type="float" office:value="3.7289057459348" calcext:value-type="float">
            <text:p>3.7289057459348</text:p>
          </table:table-cell>
        </table:table-row>
        <table:table-row table:style-name="ro1">
          <table:table-cell office:value-type="float" office:value="4407503.35176535" calcext:value-type="float">
            <text:p>4407503.35176535</text:p>
          </table:table-cell>
          <table:table-cell office:value-type="float" office:value="-3571.12425944912" calcext:value-type="float">
            <text:p>-3571.12425944912</text:p>
          </table:table-cell>
          <table:table-cell table:number-columns-repeated="2" office:value-type="float" office:value="3.76962422140769" calcext:value-type="float">
            <text:p>3.76962422140769</text:p>
          </table:table-cell>
        </table:table-row>
        <table:table-row table:style-name="ro1">
          <table:table-cell office:value-type="float" office:value="4407503.65045278" calcext:value-type="float">
            <text:p>4407503.65045278</text:p>
          </table:table-cell>
          <table:table-cell office:value-type="float" office:value="-3569.06696846503" calcext:value-type="float">
            <text:p>-3569.06696846503</text:p>
          </table:table-cell>
          <table:table-cell table:number-columns-repeated="2" office:value-type="float" office:value="3.74563199796849" calcext:value-type="float">
            <text:p>3.74563199796849</text:p>
          </table:table-cell>
        </table:table-row>
        <table:table-row table:style-name="ro1">
          <table:table-cell office:value-type="float" office:value="4407503.77524665" calcext:value-type="float">
            <text:p>4407503.77524665</text:p>
          </table:table-cell>
          <table:table-cell office:value-type="float" office:value="-3566.86699173528" calcext:value-type="float">
            <text:p>-3566.86699173528</text:p>
          </table:table-cell>
          <table:table-cell table:number-columns-repeated="2" office:value-type="float" office:value="3.68076659903964" calcext:value-type="float">
            <text:p>3.68076659903964</text:p>
          </table:table-cell>
        </table:table-row>
        <table:table-row table:style-name="ro1">
          <table:table-cell office:value-type="float" office:value="4407503.85500427" calcext:value-type="float">
            <text:p>4407503.85500427</text:p>
          </table:table-cell>
          <table:table-cell office:value-type="float" office:value="-3565.05790360317" calcext:value-type="float">
            <text:p>-3565.05790360317</text:p>
          </table:table-cell>
          <table:table-cell table:number-columns-repeated="2" office:value-type="float" office:value="3.63332591880442" calcext:value-type="float">
            <text:p>3.63332591880442</text:p>
          </table:table-cell>
        </table:table-row>
        <table:table-row table:style-name="ro1">
          <table:table-cell office:value-type="float" office:value="4407503.87259485" calcext:value-type="float">
            <text:p>4407503.87259485</text:p>
          </table:table-cell>
          <table:table-cell office:value-type="float" office:value="-3562.77416191585" calcext:value-type="float">
            <text:p>-3562.77416191585</text:p>
          </table:table-cell>
          <table:table-cell table:number-columns-repeated="2" office:value-type="float" office:value="3.67007331907692" calcext:value-type="float">
            <text:p>3.67007331907692</text:p>
          </table:table-cell>
        </table:table-row>
        <table:table-row table:style-name="ro1">
          <table:table-cell office:value-type="float" office:value="4407503.93464439" calcext:value-type="float">
            <text:p>4407503.93464439</text:p>
          </table:table-cell>
          <table:table-cell office:value-type="float" office:value="-3560.04037118679" calcext:value-type="float">
            <text:p>-3560.04037118679</text:p>
          </table:table-cell>
          <table:table-cell table:number-columns-repeated="2" office:value-type="float" office:value="3.6419973028427" calcext:value-type="float">
            <text:p>3.6419973028427</text:p>
          </table:table-cell>
        </table:table-row>
        <table:table-row table:style-name="ro1">
          <table:table-cell office:value-type="float" office:value="4407503.98241768" calcext:value-type="float">
            <text:p>4407503.98241768</text:p>
          </table:table-cell>
          <table:table-cell office:value-type="float" office:value="-3556.94433570786" calcext:value-type="float">
            <text:p>-3556.94433570786</text:p>
          </table:table-cell>
          <table:table-cell table:number-columns-repeated="2" office:value-type="float" office:value="3.61985855679308" calcext:value-type="float">
            <text:p>3.61985855679308</text:p>
          </table:table-cell>
        </table:table-row>
        <table:table-row table:style-name="ro1">
          <table:table-cell office:value-type="float" office:value="4407504.12478998" calcext:value-type="float">
            <text:p>4407504.12478998</text:p>
          </table:table-cell>
          <table:table-cell office:value-type="float" office:value="-3551.40838138493" calcext:value-type="float">
            <text:p>-3551.40838138493</text:p>
          </table:table-cell>
          <table:table-cell table:number-columns-repeated="2" office:value-type="float" office:value="3.70344486769808" calcext:value-type="float">
            <text:p>3.70344486769808</text:p>
          </table:table-cell>
        </table:table-row>
        <table:table-row table:style-name="ro1">
          <table:table-cell office:value-type="float" office:value="4407504.22477978" calcext:value-type="float">
            <text:p>4407504.22477978</text:p>
          </table:table-cell>
          <table:table-cell office:value-type="float" office:value="-3545.06820721072" calcext:value-type="float">
            <text:p>-3545.06820721072</text:p>
          </table:table-cell>
          <table:table-cell table:number-columns-repeated="2" office:value-type="float" office:value="3.60713202827126" calcext:value-type="float">
            <text:p>3.60713202827126</text:p>
          </table:table-cell>
        </table:table-row>
        <table:table-row table:style-name="ro1">
          <table:table-cell office:value-type="float" office:value="4407504.36058424" calcext:value-type="float">
            <text:p>4407504.36058424</text:p>
          </table:table-cell>
          <table:table-cell office:value-type="float" office:value="-3539.64032104811" calcext:value-type="float">
            <text:p>-3539.64032104811</text:p>
          </table:table-cell>
          <table:table-cell table:number-columns-repeated="2" office:value-type="float" office:value="3.6516227838685" calcext:value-type="float">
            <text:p>3.6516227838685</text:p>
          </table:table-cell>
        </table:table-row>
        <table:table-row table:style-name="ro1">
          <table:table-cell office:value-type="float" office:value="4407504.4506226" calcext:value-type="float">
            <text:p>4407504.4506226</text:p>
          </table:table-cell>
          <table:table-cell office:value-type="float" office:value="-3534.80028587752" calcext:value-type="float">
            <text:p>-3534.80028587752</text:p>
          </table:table-cell>
          <table:table-cell table:number-columns-repeated="2" office:value-type="float" office:value="3.7440479983541" calcext:value-type="float">
            <text:p>3.7440479983541</text:p>
          </table:table-cell>
        </table:table-row>
        <table:table-row table:style-name="ro1">
          <table:table-cell office:value-type="float" office:value="4407504.59829332" calcext:value-type="float">
            <text:p>4407504.59829332</text:p>
          </table:table-cell>
          <table:table-cell office:value-type="float" office:value="-3529.51530554503" calcext:value-type="float">
            <text:p>-3529.51530554503</text:p>
          </table:table-cell>
          <table:table-cell table:number-columns-repeated="2" office:value-type="float" office:value="3.73282953958769" calcext:value-type="float">
            <text:p>3.73282953958769</text:p>
          </table:table-cell>
        </table:table-row>
        <table:table-row table:style-name="ro1">
          <table:table-cell office:value-type="float" office:value="4407504.87245735" calcext:value-type="float">
            <text:p>4407504.87245735</text:p>
          </table:table-cell>
          <table:table-cell office:value-type="float" office:value="-3516.1296626141" calcext:value-type="float">
            <text:p>-3516.1296626141</text:p>
          </table:table-cell>
          <table:table-cell table:number-columns-repeated="2" office:value-type="float" office:value="3.75677786240641" calcext:value-type="float">
            <text:p>3.75677786240641</text:p>
          </table:table-cell>
        </table:table-row>
        <table:table-row table:style-name="ro1">
          <table:table-cell office:value-type="float" office:value="4407504.96790256" calcext:value-type="float">
            <text:p>4407504.96790256</text:p>
          </table:table-cell>
          <table:table-cell office:value-type="float" office:value="-3509.69191517016" calcext:value-type="float">
            <text:p>-3509.69191517016</text:p>
          </table:table-cell>
          <table:table-cell table:number-columns-repeated="2" office:value-type="float" office:value="3.82077925082681" calcext:value-type="float">
            <text:p>3.82077925082681</text:p>
          </table:table-cell>
        </table:table-row>
        <table:table-row table:style-name="ro1">
          <table:table-cell office:value-type="float" office:value="4407505.10163794" calcext:value-type="float">
            <text:p>4407505.10163794</text:p>
          </table:table-cell>
          <table:table-cell office:value-type="float" office:value="-3506.90282579399" calcext:value-type="float">
            <text:p>-3506.90282579399</text:p>
          </table:table-cell>
          <table:table-cell table:number-columns-repeated="2" office:value-type="float" office:value="3.81642601240284" calcext:value-type="float">
            <text:p>3.81642601240284</text:p>
          </table:table-cell>
        </table:table-row>
        <table:table-row table:style-name="ro1">
          <table:table-cell office:value-type="float" office:value="4407505.34077389" calcext:value-type="float">
            <text:p>4407505.34077389</text:p>
          </table:table-cell>
          <table:table-cell office:value-type="float" office:value="-3505.26332799298" calcext:value-type="float">
            <text:p>-3505.26332799298</text:p>
          </table:table-cell>
          <table:table-cell table:number-columns-repeated="2" office:value-type="float" office:value="3.91022401962263" calcext:value-type="float">
            <text:p>3.91022401962263</text:p>
          </table:table-cell>
        </table:table-row>
        <table:table-row table:style-name="ro1">
          <table:table-cell office:value-type="float" office:value="4407505.6105201" calcext:value-type="float">
            <text:p>4407505.6105201</text:p>
          </table:table-cell>
          <table:table-cell office:value-type="float" office:value="-3503.68183116928" calcext:value-type="float">
            <text:p>-3503.68183116928</text:p>
          </table:table-cell>
          <table:table-cell table:number-columns-repeated="2" office:value-type="float" office:value="3.95580219151466" calcext:value-type="float">
            <text:p>3.95580219151466</text:p>
          </table:table-cell>
        </table:table-row>
        <table:table-row table:style-name="ro1">
          <table:table-cell office:value-type="float" office:value="4407505.80500409" calcext:value-type="float">
            <text:p>4407505.80500409</text:p>
          </table:table-cell>
          <table:table-cell office:value-type="float" office:value="-3502.51589617933" calcext:value-type="float">
            <text:p>-3502.51589617933</text:p>
          </table:table-cell>
          <table:table-cell table:number-columns-repeated="2" office:value-type="float" office:value="3.98146843941399" calcext:value-type="float">
            <text:p>3.98146843941399</text:p>
          </table:table-cell>
        </table:table-row>
        <table:table-row table:style-name="ro1">
          <table:table-cell office:value-type="float" office:value="4407505.81281239" calcext:value-type="float">
            <text:p>4407505.81281239</text:p>
          </table:table-cell>
          <table:table-cell office:value-type="float" office:value="-3502.49497346221" calcext:value-type="float">
            <text:p>-3502.49497346221</text:p>
          </table:table-cell>
          <table:table-cell table:number-columns-repeated="2" office:value-type="float" office:value="3.9848585763536" calcext:value-type="float">
            <text:p>3.9848585763536</text:p>
          </table:table-cell>
        </table:table-row>
        <table:table-row table:style-name="ro1">
          <table:table-cell office:value-type="float" office:value="4407505.99724798" calcext:value-type="float">
            <text:p>4407505.99724798</text:p>
          </table:table-cell>
          <table:table-cell office:value-type="float" office:value="-3501.64093554471" calcext:value-type="float">
            <text:p>-3501.64093554471</text:p>
          </table:table-cell>
          <table:table-cell table:number-columns-repeated="2" office:value-type="float" office:value="4.01285654624858" calcext:value-type="float">
            <text:p>4.01285654624858</text:p>
          </table:table-cell>
        </table:table-row>
        <table:table-row table:style-name="ro1">
          <table:table-cell office:value-type="float" office:value="4407506.72769653" calcext:value-type="float">
            <text:p>4407506.72769653</text:p>
          </table:table-cell>
          <table:table-cell office:value-type="float" office:value="-3499.0777931266" calcext:value-type="float">
            <text:p>-3499.0777931266</text:p>
          </table:table-cell>
          <table:table-cell table:number-columns-repeated="2" office:value-type="float" office:value="4.08456980349622" calcext:value-type="float">
            <text:p>4.08456980349622</text:p>
          </table:table-cell>
        </table:table-row>
        <table:table-row table:style-name="ro1">
          <table:table-cell office:value-type="float" office:value="4407507.89285264" calcext:value-type="float">
            <text:p>4407507.89285264</text:p>
          </table:table-cell>
          <table:table-cell office:value-type="float" office:value="-3495.61329143054" calcext:value-type="float">
            <text:p>-3495.61329143054</text:p>
          </table:table-cell>
          <table:table-cell table:number-columns-repeated="2" office:value-type="float" office:value="4.0849728890382" calcext:value-type="float">
            <text:p>4.0849728890382</text:p>
          </table:table-cell>
        </table:table-row>
        <table:table-row table:style-name="ro1">
          <table:table-cell office:value-type="float" office:value="4407509.73241374" calcext:value-type="float">
            <text:p>4407509.73241374</text:p>
          </table:table-cell>
          <table:table-cell office:value-type="float" office:value="-3492.304898194" calcext:value-type="float">
            <text:p>-3492.304898194</text:p>
          </table:table-cell>
          <table:table-cell table:number-columns-repeated="2" office:value-type="float" office:value="4.53978521395021" calcext:value-type="float">
            <text:p>4.53978521395021</text:p>
          </table:table-cell>
        </table:table-row>
        <table:table-row table:style-name="ro1">
          <table:table-cell office:value-type="float" office:value="4407511.13150921" calcext:value-type="float">
            <text:p>4407511.13150921</text:p>
          </table:table-cell>
          <table:table-cell office:value-type="float" office:value="-3489.98185809385" calcext:value-type="float">
            <text:p>-3489.98185809385</text:p>
          </table:table-cell>
          <table:table-cell table:number-columns-repeated="2" office:value-type="float" office:value="4.76358220948746" calcext:value-type="float">
            <text:p>4.76358220948746</text:p>
          </table:table-cell>
        </table:table-row>
        <table:table-row table:style-name="ro1">
          <table:table-cell office:value-type="float" office:value="4407512.28098399" calcext:value-type="float">
            <text:p>4407512.28098399</text:p>
          </table:table-cell>
          <table:table-cell office:value-type="float" office:value="-3488.38368915951" calcext:value-type="float">
            <text:p>-3488.38368915951</text:p>
          </table:table-cell>
          <table:table-cell table:number-columns-repeated="2" office:value-type="float" office:value="4.92021361977951" calcext:value-type="float">
            <text:p>4.92021361977951</text:p>
          </table:table-cell>
        </table:table-row>
        <table:table-row table:style-name="ro1">
          <table:table-cell office:value-type="float" office:value="4407513.96458696" calcext:value-type="float">
            <text:p>4407513.96458696</text:p>
          </table:table-cell>
          <table:table-cell office:value-type="float" office:value="-3486.55999095652" calcext:value-type="float">
            <text:p>-3486.55999095652</text:p>
          </table:table-cell>
          <table:table-cell table:number-columns-repeated="2" office:value-type="float" office:value="5.17757584593115" calcext:value-type="float">
            <text:p>5.17757584593115</text:p>
          </table:table-cell>
        </table:table-row>
        <table:table-row table:style-name="ro1">
          <table:table-cell office:value-type="float" office:value="4407515.09416073" calcext:value-type="float">
            <text:p>4407515.09416073</text:p>
          </table:table-cell>
          <table:table-cell office:value-type="float" office:value="-3485.36268678497" calcext:value-type="float">
            <text:p>-3485.36268678497</text:p>
          </table:table-cell>
          <table:table-cell table:number-columns-repeated="2" office:value-type="float" office:value="5.26136786617625" calcext:value-type="float">
            <text:p>5.26136786617625</text:p>
          </table:table-cell>
        </table:table-row>
        <table:table-row table:style-name="ro1">
          <table:table-cell office:value-type="float" office:value="4407516.22700706" calcext:value-type="float">
            <text:p>4407516.22700706</text:p>
          </table:table-cell>
          <table:table-cell office:value-type="float" office:value="-3484.42947002898" calcext:value-type="float">
            <text:p>-3484.42947002898</text:p>
          </table:table-cell>
          <table:table-cell table:number-columns-repeated="2" office:value-type="float" office:value="5.21831479313429" calcext:value-type="float">
            <text:p>5.21831479313429</text:p>
          </table:table-cell>
        </table:table-row>
        <table:table-row table:style-name="ro1">
          <table:table-cell office:value-type="float" office:value="4407517.61441421" calcext:value-type="float">
            <text:p>4407517.61441421</text:p>
          </table:table-cell>
          <table:table-cell office:value-type="float" office:value="-3483.43122483453" calcext:value-type="float">
            <text:p>-3483.43122483453</text:p>
          </table:table-cell>
          <table:table-cell table:number-columns-repeated="2" office:value-type="float" office:value="5.29268449317784" calcext:value-type="float">
            <text:p>5.29268449317784</text:p>
          </table:table-cell>
        </table:table-row>
        <table:table-row table:style-name="ro1">
          <table:table-cell office:value-type="float" office:value="4407519.52196047" calcext:value-type="float">
            <text:p>4407519.52196047</text:p>
          </table:table-cell>
          <table:table-cell office:value-type="float" office:value="-3482.35890951903" calcext:value-type="float">
            <text:p>-3482.35890951903</text:p>
          </table:table-cell>
          <table:table-cell table:number-columns-repeated="2" office:value-type="float" office:value="5.44209879789822" calcext:value-type="float">
            <text:p>5.44209879789822</text:p>
          </table:table-cell>
        </table:table-row>
        <table:table-row table:style-name="ro1">
          <table:table-cell office:value-type="float" office:value="4407521.385678" calcext:value-type="float">
            <text:p>4407521.385678</text:p>
          </table:table-cell>
          <table:table-cell office:value-type="float" office:value="-3481.70949487275" calcext:value-type="float">
            <text:p>-3481.70949487275</text:p>
          </table:table-cell>
          <table:table-cell table:number-columns-repeated="2" office:value-type="float" office:value="5.26726707330638" calcext:value-type="float">
            <text:p>5.26726707330638</text:p>
          </table:table-cell>
        </table:table-row>
        <table:table-row table:style-name="ro1">
          <table:table-cell office:value-type="float" office:value="4407522.50427184" calcext:value-type="float">
            <text:p>4407522.50427184</text:p>
          </table:table-cell>
          <table:table-cell office:value-type="float" office:value="-3481.44118352302" calcext:value-type="float">
            <text:p>-3481.44118352302</text:p>
          </table:table-cell>
          <table:table-cell table:number-columns-repeated="2" office:value-type="float" office:value="5.26726591253542" calcext:value-type="float">
            <text:p>5.26726591253542</text:p>
          </table:table-cell>
        </table:table-row>
        <table:table-row table:style-name="ro1">
          <table:table-cell office:value-type="float" office:value="4407524.4808511" calcext:value-type="float">
            <text:p>4407524.4808511</text:p>
          </table:table-cell>
          <table:table-cell office:value-type="float" office:value="-3481.03162312629" calcext:value-type="float">
            <text:p>-3481.03162312629</text:p>
          </table:table-cell>
          <table:table-cell table:number-columns-repeated="2" office:value-type="float" office:value="5.3797531847196" calcext:value-type="float">
            <text:p>5.3797531847196</text:p>
          </table:table-cell>
        </table:table-row>
        <table:table-row table:style-name="ro1">
          <table:table-cell office:value-type="float" office:value="4407526.27204451" calcext:value-type="float">
            <text:p>4407526.27204451</text:p>
          </table:table-cell>
          <table:table-cell office:value-type="float" office:value="-3480.80605487659" calcext:value-type="float">
            <text:p>-3480.80605487659</text:p>
          </table:table-cell>
          <table:table-cell table:number-columns-repeated="2" office:value-type="float" office:value="5.35313306446491" calcext:value-type="float">
            <text:p>5.35313306446491</text:p>
          </table:table-cell>
        </table:table-row>
        <table:table-row table:style-name="ro1">
          <table:table-cell office:value-type="float" office:value="4407527.22567687" calcext:value-type="float">
            <text:p>4407527.22567687</text:p>
          </table:table-cell>
          <table:table-cell office:value-type="float" office:value="-3480.84987196425" calcext:value-type="float">
            <text:p>-3480.84987196425</text:p>
          </table:table-cell>
          <table:table-cell table:number-columns-repeated="2" office:value-type="float" office:value="5.32463497518893" calcext:value-type="float">
            <text:p>5.32463497518893</text:p>
          </table:table-cell>
        </table:table-row>
        <table:table-row table:style-name="ro1">
          <table:table-cell office:value-type="float" office:value="4407527.84546658" calcext:value-type="float">
            <text:p>4407527.84546658</text:p>
          </table:table-cell>
          <table:table-cell office:value-type="float" office:value="-3480.91635124774" calcext:value-type="float">
            <text:p>-3480.91635124774</text:p>
          </table:table-cell>
          <table:table-cell table:number-columns-repeated="2" office:value-type="float" office:value="5.32463429575846" calcext:value-type="float">
            <text:p>5.32463429575846</text:p>
          </table:table-cell>
        </table:table-row>
        <table:table-row table:style-name="ro1">
          <table:table-cell office:value-type="float" office:value="4407529.28137354" calcext:value-type="float">
            <text:p>4407529.28137354</text:p>
          </table:table-cell>
          <table:table-cell office:value-type="float" office:value="-3481.08457092358" calcext:value-type="float">
            <text:p>-3481.08457092358</text:p>
          </table:table-cell>
          <table:table-cell table:number-columns-repeated="2" office:value-type="float" office:value="5.35307068685112" calcext:value-type="float">
            <text:p>5.35307068685112</text:p>
          </table:table-cell>
        </table:table-row>
        <table:table-row table:style-name="ro1">
          <table:table-cell office:value-type="float" office:value="4407531.42139723" calcext:value-type="float">
            <text:p>4407531.42139723</text:p>
          </table:table-cell>
          <table:table-cell office:value-type="float" office:value="-3481.53205460098" calcext:value-type="float">
            <text:p>-3481.53205460098</text:p>
          </table:table-cell>
          <table:table-cell table:number-columns-repeated="2" office:value-type="float" office:value="5.11380510792745" calcext:value-type="float">
            <text:p>5.11380510792745</text:p>
          </table:table-cell>
        </table:table-row>
        <table:table-row table:style-name="ro1">
          <table:table-cell office:value-type="float" office:value="4407532.78660317" calcext:value-type="float">
            <text:p>4407532.78660317</text:p>
          </table:table-cell>
          <table:table-cell office:value-type="float" office:value="-3482.06004510676" calcext:value-type="float">
            <text:p>-3482.06004510676</text:p>
          </table:table-cell>
          <table:table-cell table:number-columns-repeated="2" office:value-type="float" office:value="4.97209203874974" calcext:value-type="float">
            <text:p>4.97209203874974</text:p>
          </table:table-cell>
        </table:table-row>
        <table:table-row table:style-name="ro1">
          <table:table-cell office:value-type="float" office:value="4407534.62637261" calcext:value-type="float">
            <text:p>4407534.62637261</text:p>
          </table:table-cell>
          <table:table-cell office:value-type="float" office:value="-3483.23268459786" calcext:value-type="float">
            <text:p>-3483.23268459786</text:p>
          </table:table-cell>
          <table:table-cell table:number-columns-repeated="2" office:value-type="float" office:value="4.94755422390788" calcext:value-type="float">
            <text:p>4.94755422390788</text:p>
          </table:table-cell>
        </table:table-row>
        <table:table-row table:style-name="ro1">
          <table:table-cell office:value-type="float" office:value="4407535.95407573" calcext:value-type="float">
            <text:p>4407535.95407573</text:p>
          </table:table-cell>
          <table:table-cell office:value-type="float" office:value="-3484.12988930583" calcext:value-type="float">
            <text:p>-3484.12988930583</text:p>
          </table:table-cell>
          <table:table-cell table:number-columns-repeated="2" office:value-type="float" office:value="4.88826316035486" calcext:value-type="float">
            <text:p>4.88826316035486</text:p>
          </table:table-cell>
        </table:table-row>
        <table:table-row table:style-name="ro1">
          <table:table-cell office:value-type="float" office:value="4407537.57480913" calcext:value-type="float">
            <text:p>4407537.57480913</text:p>
          </table:table-cell>
          <table:table-cell office:value-type="float" office:value="-3485.21643596803" calcext:value-type="float">
            <text:p>-3485.21643596803</text:p>
          </table:table-cell>
          <table:table-cell table:number-columns-repeated="2" office:value-type="float" office:value="4.73900878832315" calcext:value-type="float">
            <text:p>4.73900878832315</text:p>
          </table:table-cell>
        </table:table-row>
        <table:table-row table:style-name="ro1">
          <table:table-cell office:value-type="float" office:value="4407538.84842311" calcext:value-type="float">
            <text:p>4407538.84842311</text:p>
          </table:table-cell>
          <table:table-cell office:value-type="float" office:value="-3486.34574305231" calcext:value-type="float">
            <text:p>-3486.34574305231</text:p>
          </table:table-cell>
          <table:table-cell table:number-columns-repeated="2" office:value-type="float" office:value="4.66431946081916" calcext:value-type="float">
            <text:p>4.66431946081916</text:p>
          </table:table-cell>
        </table:table-row>
        <table:table-row table:style-name="ro1">
          <table:table-cell office:value-type="float" office:value="4407540.89087401" calcext:value-type="float">
            <text:p>4407540.89087401</text:p>
          </table:table-cell>
          <table:table-cell office:value-type="float" office:value="-3488.2699660849" calcext:value-type="float">
            <text:p>-3488.2699660849</text:p>
          </table:table-cell>
          <table:table-cell table:number-columns-repeated="2" office:value-type="float" office:value="4.46225865936395" calcext:value-type="float">
            <text:p>4.46225865936395</text:p>
          </table:table-cell>
        </table:table-row>
        <table:table-row table:style-name="ro1">
          <table:table-cell office:value-type="float" office:value="4407543.99357832" calcext:value-type="float">
            <text:p>4407543.99357832</text:p>
          </table:table-cell>
          <table:table-cell office:value-type="float" office:value="-3491.80528393001" calcext:value-type="float">
            <text:p>-3491.80528393001</text:p>
          </table:table-cell>
          <table:table-cell table:number-columns-repeated="2" office:value-type="float" office:value="4.40764719168068" calcext:value-type="float">
            <text:p>4.40764719168068</text:p>
          </table:table-cell>
        </table:table-row>
        <table:table-row table:style-name="ro1">
          <table:table-cell office:value-type="float" office:value="4407546.16142615" calcext:value-type="float">
            <text:p>4407546.16142615</text:p>
          </table:table-cell>
          <table:table-cell office:value-type="float" office:value="-3495.0141215859" calcext:value-type="float">
            <text:p>-3495.0141215859</text:p>
          </table:table-cell>
          <table:table-cell table:number-columns-repeated="2" office:value-type="float" office:value="4.23079808134396" calcext:value-type="float">
            <text:p>4.23079808134396</text:p>
          </table:table-cell>
        </table:table-row>
        <table:table-row table:style-name="ro1">
          <table:table-cell office:value-type="float" office:value="4407548.1401468" calcext:value-type="float">
            <text:p>4407548.1401468</text:p>
          </table:table-cell>
          <table:table-cell office:value-type="float" office:value="-3498.37029403816" calcext:value-type="float">
            <text:p>-3498.37029403816</text:p>
          </table:table-cell>
          <table:table-cell table:number-columns-repeated="2" office:value-type="float" office:value="4.12735801532228" calcext:value-type="float">
            <text:p>4.12735801532228</text:p>
          </table:table-cell>
        </table:table-row>
        <table:table-row table:style-name="ro1">
          <table:table-cell office:value-type="float" office:value="4407549.57177512" calcext:value-type="float">
            <text:p>4407549.57177512</text:p>
          </table:table-cell>
          <table:table-cell office:value-type="float" office:value="-3501.06156191151" calcext:value-type="float">
            <text:p>-3501.06156191151</text:p>
          </table:table-cell>
          <table:table-cell table:number-columns-repeated="2" office:value-type="float" office:value="4.06209604397388" calcext:value-type="float">
            <text:p>4.06209604397388</text:p>
          </table:table-cell>
        </table:table-row>
        <table:table-row table:style-name="ro1">
          <table:table-cell office:value-type="float" office:value="4407550.7547952" calcext:value-type="float">
            <text:p>4407550.7547952</text:p>
          </table:table-cell>
          <table:table-cell office:value-type="float" office:value="-3503.72923536493" calcext:value-type="float">
            <text:p>-3503.72923536493</text:p>
          </table:table-cell>
          <table:table-cell table:number-columns-repeated="2" office:value-type="float" office:value="3.87922637708074" calcext:value-type="float">
            <text:p>3.87922637708074</text:p>
          </table:table-cell>
        </table:table-row>
        <table:table-row table:style-name="ro1">
          <table:table-cell office:value-type="float" office:value="4407551.67616912" calcext:value-type="float">
            <text:p>4407551.67616912</text:p>
          </table:table-cell>
          <table:table-cell office:value-type="float" office:value="-3506.18825928266" calcext:value-type="float">
            <text:p>-3506.18825928266</text:p>
          </table:table-cell>
          <table:table-cell table:number-columns-repeated="2" office:value-type="float" office:value="3.91914678765709" calcext:value-type="float">
            <text:p>3.91914678765709</text:p>
          </table:table-cell>
        </table:table-row>
        <table:table-row table:style-name="ro1">
          <table:table-cell office:value-type="float" office:value="4407552.57656566" calcext:value-type="float">
            <text:p>4407552.57656566</text:p>
          </table:table-cell>
          <table:table-cell office:value-type="float" office:value="-3508.88956344782" calcext:value-type="float">
            <text:p>-3508.88956344782</text:p>
          </table:table-cell>
          <table:table-cell table:number-columns-repeated="2" office:value-type="float" office:value="3.89253327502619" calcext:value-type="float">
            <text:p>3.89253327502619</text:p>
          </table:table-cell>
        </table:table-row>
        <table:table-row table:style-name="ro1">
          <table:table-cell office:value-type="float" office:value="4407553.45853739" calcext:value-type="float">
            <text:p>4407553.45853739</text:p>
          </table:table-cell>
          <table:table-cell office:value-type="float" office:value="-3511.80142373125" calcext:value-type="float">
            <text:p>-3511.80142373125</text:p>
          </table:table-cell>
          <table:table-cell table:number-columns-repeated="2" office:value-type="float" office:value="3.85298865808499" calcext:value-type="float">
            <text:p>3.85298865808499</text:p>
          </table:table-cell>
        </table:table-row>
        <table:table-row table:style-name="ro1">
          <table:table-cell office:value-type="float" office:value="4407554.12024482" calcext:value-type="float">
            <text:p>4407554.12024482</text:p>
          </table:table-cell>
          <table:table-cell office:value-type="float" office:value="-3515.65523589657" calcext:value-type="float">
            <text:p>-3515.65523589657</text:p>
          </table:table-cell>
          <table:table-cell table:number-columns-repeated="2" office:value-type="float" office:value="3.79093968784303" calcext:value-type="float">
            <text:p>3.79093968784303</text:p>
          </table:table-cell>
        </table:table-row>
        <table:table-row table:style-name="ro1">
          <table:table-cell office:value-type="float" office:value="4407554.64387261" calcext:value-type="float">
            <text:p>4407554.64387261</text:p>
          </table:table-cell>
          <table:table-cell office:value-type="float" office:value="-3519.27128979111" calcext:value-type="float">
            <text:p>-3519.27128979111</text:p>
          </table:table-cell>
          <table:table-cell table:number-columns-repeated="2" office:value-type="float" office:value="3.76921065258503" calcext:value-type="float">
            <text:p>3.76921065258503</text:p>
          </table:table-cell>
        </table:table-row>
        <table:table-row table:style-name="ro1">
          <table:table-cell office:value-type="float" office:value="4407555.01152392" calcext:value-type="float">
            <text:p>4407555.01152392</text:p>
          </table:table-cell>
          <table:table-cell office:value-type="float" office:value="-3523.85069376806" calcext:value-type="float">
            <text:p>-3523.85069376806</text:p>
          </table:table-cell>
          <table:table-cell table:number-columns-repeated="2" office:value-type="float" office:value="3.76221561353947" calcext:value-type="float">
            <text:p>3.76221561353947</text:p>
          </table:table-cell>
        </table:table-row>
        <table:table-row table:style-name="ro1">
          <table:table-cell office:value-type="float" office:value="4407554.98129481" calcext:value-type="float">
            <text:p>4407554.98129481</text:p>
          </table:table-cell>
          <table:table-cell office:value-type="float" office:value="-3529.83702817758" calcext:value-type="float">
            <text:p>-3529.83702817758</text:p>
          </table:table-cell>
          <table:table-cell table:number-columns-repeated="2" office:value-type="float" office:value="3.84952656137077" calcext:value-type="float">
            <text:p>3.84952656137077</text:p>
          </table:table-cell>
        </table:table-row>
        <table:table-row table:style-name="ro1">
          <table:table-cell office:value-type="float" office:value="4407554.79346305" calcext:value-type="float">
            <text:p>4407554.79346305</text:p>
          </table:table-cell>
          <table:table-cell office:value-type="float" office:value="-3535.02000606112" calcext:value-type="float">
            <text:p>-3535.02000606112</text:p>
          </table:table-cell>
          <table:table-cell table:number-columns-repeated="2" office:value-type="float" office:value="3.76050108579193" calcext:value-type="float">
            <text:p>3.76050108579193</text:p>
          </table:table-cell>
        </table:table-row>
        <table:table-row table:style-name="ro1">
          <table:table-cell office:value-type="float" office:value="4407554.37430966" calcext:value-type="float">
            <text:p>4407554.37430966</text:p>
          </table:table-cell>
          <table:table-cell office:value-type="float" office:value="-3538.25664549977" calcext:value-type="float">
            <text:p>-3538.25664549977</text:p>
          </table:table-cell>
          <table:table-cell table:number-columns-repeated="2" office:value-type="float" office:value="3.75832302057216" calcext:value-type="float">
            <text:p>3.75832302057216</text:p>
          </table:table-cell>
        </table:table-row>
        <table:table-row table:style-name="ro1">
          <table:table-cell office:value-type="float" office:value="4407553.35805327" calcext:value-type="float">
            <text:p>4407553.35805327</text:p>
          </table:table-cell>
          <table:table-cell office:value-type="float" office:value="-3543.45341898644" calcext:value-type="float">
            <text:p>-3543.45341898644</text:p>
          </table:table-cell>
          <table:table-cell table:number-columns-repeated="2" office:value-type="float" office:value="3.80577726189974" calcext:value-type="float">
            <text:p>3.80577726189974</text:p>
          </table:table-cell>
        </table:table-row>
        <table:table-row table:style-name="ro1">
          <table:table-cell office:value-type="float" office:value="4407552.3067258" calcext:value-type="float">
            <text:p>4407552.3067258</text:p>
          </table:table-cell>
          <table:table-cell office:value-type="float" office:value="-3547.70252930997" calcext:value-type="float">
            <text:p>-3547.70252930997</text:p>
          </table:table-cell>
          <table:table-cell table:number-columns-repeated="2" office:value-type="float" office:value="3.80973766620303" calcext:value-type="float">
            <text:p>3.80973766620303</text:p>
          </table:table-cell>
        </table:table-row>
        <table:table-row table:style-name="ro1">
          <table:table-cell office:value-type="float" office:value="4407550.59580204" calcext:value-type="float">
            <text:p>4407550.59580204</text:p>
          </table:table-cell>
          <table:table-cell office:value-type="float" office:value="-3553.85402022574" calcext:value-type="float">
            <text:p>-3553.85402022574</text:p>
          </table:table-cell>
          <table:table-cell table:number-columns-repeated="2" office:value-type="float" office:value="3.82752732105116" calcext:value-type="float">
            <text:p>3.82752732105116</text:p>
          </table:table-cell>
        </table:table-row>
        <table:table-row table:style-name="ro1">
          <table:table-cell office:value-type="float" office:value="4407548.90142846" calcext:value-type="float">
            <text:p>4407548.90142846</text:p>
          </table:table-cell>
          <table:table-cell office:value-type="float" office:value="-3559.40120153503" calcext:value-type="float">
            <text:p>-3559.40120153503</text:p>
          </table:table-cell>
          <table:table-cell table:number-columns-repeated="2" office:value-type="float" office:value="3.81211707671287" calcext:value-type="float">
            <text:p>3.81211707671287</text:p>
          </table:table-cell>
        </table:table-row>
        <table:table-row table:style-name="ro1">
          <table:table-cell office:value-type="float" office:value="4407547.57444248" calcext:value-type="float">
            <text:p>4407547.57444248</text:p>
          </table:table-cell>
          <table:table-cell office:value-type="float" office:value="-3563.43864394952" calcext:value-type="float">
            <text:p>-3563.43864394952</text:p>
          </table:table-cell>
          <table:table-cell table:number-columns-repeated="2" office:value-type="float" office:value="3.87601799301037" calcext:value-type="float">
            <text:p>3.87601799301037</text:p>
          </table:table-cell>
        </table:table-row>
        <table:table-row table:style-name="ro1">
          <table:table-cell office:value-type="float" office:value="4407545.52755941" calcext:value-type="float">
            <text:p>4407545.52755941</text:p>
          </table:table-cell>
          <table:table-cell office:value-type="float" office:value="-3569.49010779659" calcext:value-type="float">
            <text:p>-3569.49010779659</text:p>
          </table:table-cell>
          <table:table-cell table:number-columns-repeated="2" office:value-type="float" office:value="3.91781939263825" calcext:value-type="float">
            <text:p>3.91781939263825</text:p>
          </table:table-cell>
        </table:table-row>
        <table:table-row table:style-name="ro1">
          <table:table-cell office:value-type="float" office:value="4407544.0087439" calcext:value-type="float">
            <text:p>4407544.0087439</text:p>
          </table:table-cell>
          <table:table-cell office:value-type="float" office:value="-3573.8691798326" calcext:value-type="float">
            <text:p>-3573.8691798326</text:p>
          </table:table-cell>
          <table:table-cell table:number-columns-repeated="2" office:value-type="float" office:value="3.91180259587837" calcext:value-type="float">
            <text:p>3.91180259587837</text:p>
          </table:table-cell>
        </table:table-row>
        <table:table-row table:style-name="ro1">
          <table:table-cell office:value-type="float" office:value="4407541.96095533" calcext:value-type="float">
            <text:p>4407541.96095533</text:p>
          </table:table-cell>
          <table:table-cell office:value-type="float" office:value="-3579.79895539891" calcext:value-type="float">
            <text:p>-3579.79895539891</text:p>
          </table:table-cell>
          <table:table-cell table:number-columns-repeated="2" office:value-type="float" office:value="3.9350698368309" calcext:value-type="float">
            <text:p>3.9350698368309</text:p>
          </table:table-cell>
        </table:table-row>
        <table:table-row table:style-name="ro1">
          <table:table-cell office:value-type="float" office:value="4407539.19279367" calcext:value-type="float">
            <text:p>4407539.19279367</text:p>
          </table:table-cell>
          <table:table-cell office:value-type="float" office:value="-3586.93759482326" calcext:value-type="float">
            <text:p>-3586.93759482326</text:p>
          </table:table-cell>
          <table:table-cell table:number-columns-repeated="2" office:value-type="float" office:value="4.01393836179056" calcext:value-type="float">
            <text:p>4.01393836179056</text:p>
          </table:table-cell>
        </table:table-row>
        <table:table-row table:style-name="ro1">
          <table:table-cell office:value-type="float" office:value="4407536.46169844" calcext:value-type="float">
            <text:p>4407536.46169844</text:p>
          </table:table-cell>
          <table:table-cell office:value-type="float" office:value="-3593.63928135997" calcext:value-type="float">
            <text:p>-3593.63928135997</text:p>
          </table:table-cell>
          <table:table-cell table:number-columns-repeated="2" office:value-type="float" office:value="3.96115936019328" calcext:value-type="float">
            <text:p>3.96115936019328</text:p>
          </table:table-cell>
        </table:table-row>
        <table:table-row table:style-name="ro1">
          <table:table-cell office:value-type="float" office:value="4407533.70884758" calcext:value-type="float">
            <text:p>4407533.70884758</text:p>
          </table:table-cell>
          <table:table-cell office:value-type="float" office:value="-3600.35132671521" calcext:value-type="float">
            <text:p>-3600.35132671521</text:p>
          </table:table-cell>
          <table:table-cell table:number-columns-repeated="2" office:value-type="float" office:value="3.90933129308406" calcext:value-type="float">
            <text:p>3.90933129308406</text:p>
          </table:table-cell>
        </table:table-row>
        <table:table-row table:style-name="ro1">
          <table:table-cell office:value-type="float" office:value="4407530.0426201" calcext:value-type="float">
            <text:p>4407530.0426201</text:p>
          </table:table-cell>
          <table:table-cell office:value-type="float" office:value="-3608.22055197832" calcext:value-type="float">
            <text:p>-3608.22055197832</text:p>
          </table:table-cell>
          <table:table-cell table:number-columns-repeated="2" office:value-type="float" office:value="3.96783806299472" calcext:value-type="float">
            <text:p>3.96783806299472</text:p>
          </table:table-cell>
        </table:table-row>
        <table:table-row table:style-name="ro1">
          <table:table-cell office:value-type="float" office:value="4407525.12670403" calcext:value-type="float">
            <text:p>4407525.12670403</text:p>
          </table:table-cell>
          <table:table-cell office:value-type="float" office:value="-3618.26185892903" calcext:value-type="float">
            <text:p>-3618.26185892903</text:p>
          </table:table-cell>
          <table:table-cell table:number-columns-repeated="2" office:value-type="float" office:value="4.11259365859424" calcext:value-type="float">
            <text:p>4.11259365859424</text:p>
          </table:table-cell>
        </table:table-row>
        <table:table-row table:style-name="ro1">
          <table:table-cell office:value-type="float" office:value="4407521.93969585" calcext:value-type="float">
            <text:p>4407521.93969585</text:p>
          </table:table-cell>
          <table:table-cell office:value-type="float" office:value="-3624.39172759525" calcext:value-type="float">
            <text:p>-3624.39172759525</text:p>
          </table:table-cell>
          <table:table-cell table:number-columns-repeated="2" office:value-type="float" office:value="4.24280503065359" calcext:value-type="float">
            <text:p>4.24280503065359</text:p>
          </table:table-cell>
        </table:table-row>
        <table:table-row table:style-name="ro1">
          <table:table-cell office:value-type="float" office:value="4407518.89639869" calcext:value-type="float">
            <text:p>4407518.89639869</text:p>
          </table:table-cell>
          <table:table-cell office:value-type="float" office:value="-3629.61603211427" calcext:value-type="float">
            <text:p>-3629.61603211427</text:p>
          </table:table-cell>
          <table:table-cell table:number-columns-repeated="2" office:value-type="float" office:value="4.3424804663323" calcext:value-type="float">
            <text:p>4.3424804663323</text:p>
          </table:table-cell>
        </table:table-row>
        <table:table-row table:style-name="ro1">
          <table:table-cell office:value-type="float" office:value="4407517.30502701" calcext:value-type="float">
            <text:p>4407517.30502701</text:p>
          </table:table-cell>
          <table:table-cell office:value-type="float" office:value="-3632.09636562438" calcext:value-type="float">
            <text:p>-3632.09636562438</text:p>
          </table:table-cell>
          <table:table-cell table:number-columns-repeated="2" office:value-type="float" office:value="4.41485336820864" calcext:value-type="float">
            <text:p>4.41485336820864</text:p>
          </table:table-cell>
        </table:table-row>
        <table:table-row table:style-name="ro1">
          <table:table-cell office:value-type="float" office:value="4407515.64595013" calcext:value-type="float">
            <text:p>4407515.64595013</text:p>
          </table:table-cell>
          <table:table-cell office:value-type="float" office:value="-3634.49029943703" calcext:value-type="float">
            <text:p>-3634.49029943703</text:p>
          </table:table-cell>
          <table:table-cell table:number-columns-repeated="2" office:value-type="float" office:value="4.37622171459709" calcext:value-type="float">
            <text:p>4.37622171459709</text:p>
          </table:table-cell>
        </table:table-row>
        <table:table-row table:style-name="ro1">
          <table:table-cell office:value-type="float" office:value="4407513.81852265" calcext:value-type="float">
            <text:p>4407513.81852265</text:p>
          </table:table-cell>
          <table:table-cell office:value-type="float" office:value="-3637.1199980644" calcext:value-type="float">
            <text:p>-3637.1199980644</text:p>
          </table:table-cell>
          <table:table-cell table:number-columns-repeated="2" office:value-type="float" office:value="4.37856580004697" calcext:value-type="float">
            <text:p>4.37856580004697</text:p>
          </table:table-cell>
        </table:table-row>
        <table:table-row table:style-name="ro1">
          <table:table-cell office:value-type="float" office:value="4407512.19653491" calcext:value-type="float">
            <text:p>4407512.19653491</text:p>
          </table:table-cell>
          <table:table-cell office:value-type="float" office:value="-3639.12215679659" calcext:value-type="float">
            <text:p>-3639.12215679659</text:p>
          </table:table-cell>
          <table:table-cell table:number-columns-repeated="2" office:value-type="float" office:value="4.4474053090838" calcext:value-type="float">
            <text:p>4.4474053090838</text:p>
          </table:table-cell>
        </table:table-row>
        <table:table-row table:style-name="ro1">
          <table:table-cell office:value-type="float" office:value="4407511.02373661" calcext:value-type="float">
            <text:p>4407511.02373661</text:p>
          </table:table-cell>
          <table:table-cell office:value-type="float" office:value="-3640.65080377449" calcext:value-type="float">
            <text:p>-3640.65080377449</text:p>
          </table:table-cell>
          <table:table-cell table:number-columns-repeated="2" office:value-type="float" office:value="4.52170400533182" calcext:value-type="float">
            <text:p>4.52170400533182</text:p>
          </table:table-cell>
        </table:table-row>
        <table:table-row table:style-name="ro1">
          <table:table-cell office:value-type="float" office:value="4407509.53363075" calcext:value-type="float">
            <text:p>4407509.53363075</text:p>
          </table:table-cell>
          <table:table-cell office:value-type="float" office:value="-3642.44969497361" calcext:value-type="float">
            <text:p>-3642.44969497361</text:p>
          </table:table-cell>
          <table:table-cell table:number-columns-repeated="2" office:value-type="float" office:value="4.55948404225449" calcext:value-type="float">
            <text:p>4.55948404225449</text:p>
          </table:table-cell>
        </table:table-row>
        <table:table-row table:style-name="ro1">
          <table:table-cell office:value-type="float" office:value="4407507.74910381" calcext:value-type="float">
            <text:p>4407507.74910381</text:p>
          </table:table-cell>
          <table:table-cell office:value-type="float" office:value="-3644.16731667939" calcext:value-type="float">
            <text:p>-3644.16731667939</text:p>
          </table:table-cell>
          <table:table-cell table:number-columns-repeated="2" office:value-type="float" office:value="4.61466368566382" calcext:value-type="float">
            <text:p>4.61466368566382</text:p>
          </table:table-cell>
        </table:table-row>
        <table:table-row table:style-name="ro1">
          <table:table-cell office:value-type="float" office:value="4407505.59405958" calcext:value-type="float">
            <text:p>4407505.59405958</text:p>
          </table:table-cell>
          <table:table-cell office:value-type="float" office:value="-3646.2429049005" calcext:value-type="float">
            <text:p>-3646.2429049005</text:p>
          </table:table-cell>
          <table:table-cell table:number-columns-repeated="2" office:value-type="float" office:value="4.69299731418886" calcext:value-type="float">
            <text:p>4.69299731418886</text:p>
          </table:table-cell>
        </table:table-row>
        <table:table-row table:style-name="ro1">
          <table:table-cell office:value-type="float" office:value="4407500.92712244" calcext:value-type="float">
            <text:p>4407500.92712244</text:p>
          </table:table-cell>
          <table:table-cell office:value-type="float" office:value="-3650.51416131831" calcext:value-type="float">
            <text:p>-3650.51416131831</text:p>
          </table:table-cell>
          <table:table-cell table:number-columns-repeated="2" office:value-type="float" office:value="4.69080216941789" calcext:value-type="float">
            <text:p>4.69080216941789</text:p>
          </table:table-cell>
        </table:table-row>
        <table:table-row table:style-name="ro1">
          <table:table-cell office:value-type="float" office:value="4407497.679394" calcext:value-type="float">
            <text:p>4407497.679394</text:p>
          </table:table-cell>
          <table:table-cell office:value-type="float" office:value="-3652.97772435295" calcext:value-type="float">
            <text:p>-3652.97772435295</text:p>
          </table:table-cell>
          <table:table-cell table:number-columns-repeated="2" office:value-type="float" office:value="4.70977880627659" calcext:value-type="float">
            <text:p>4.70977880627659</text:p>
          </table:table-cell>
        </table:table-row>
        <table:table-row table:style-name="ro1">
          <table:table-cell office:value-type="float" office:value="4407494.37122288" calcext:value-type="float">
            <text:p>4407494.37122288</text:p>
          </table:table-cell>
          <table:table-cell office:value-type="float" office:value="-3655.16231148597" calcext:value-type="float">
            <text:p>-3655.16231148597</text:p>
          </table:table-cell>
          <table:table-cell table:number-columns-repeated="2" office:value-type="float" office:value="4.8536918634772" calcext:value-type="float">
            <text:p>4.8536918634772</text:p>
          </table:table-cell>
        </table:table-row>
        <table:table-row table:style-name="ro1">
          <table:table-cell office:value-type="float" office:value="4407489.75819633" calcext:value-type="float">
            <text:p>4407489.75819633</text:p>
          </table:table-cell>
          <table:table-cell office:value-type="float" office:value="-3657.38282697253" calcext:value-type="float">
            <text:p>-3657.38282697253</text:p>
          </table:table-cell>
          <table:table-cell table:number-columns-repeated="2" office:value-type="float" office:value="4.92328455114005" calcext:value-type="float">
            <text:p>4.92328455114005</text:p>
          </table:table-cell>
        </table:table-row>
        <table:table-row table:style-name="ro1">
          <table:table-cell office:value-type="float" office:value="4407487.05713408" calcext:value-type="float">
            <text:p>4407487.05713408</text:p>
          </table:table-cell>
          <table:table-cell office:value-type="float" office:value="-3658.28589233381" calcext:value-type="float">
            <text:p>-3658.28589233381</text:p>
          </table:table-cell>
          <table:table-cell table:number-columns-repeated="2" office:value-type="float" office:value="4.92700673909513" calcext:value-type="float">
            <text:p>4.92700673909513</text:p>
          </table:table-cell>
        </table:table-row>
        <table:table-row table:style-name="ro1">
          <table:table-cell office:value-type="float" office:value="4407480.80933998" calcext:value-type="float">
            <text:p>4407480.80933998</text:p>
          </table:table-cell>
          <table:table-cell office:value-type="float" office:value="-3659.02129120191" calcext:value-type="float">
            <text:p>-3659.02129120191</text:p>
          </table:table-cell>
          <table:table-cell table:number-columns-repeated="2" office:value-type="float" office:value="5.36808717940447" calcext:value-type="float">
            <text:p>5.36808717940447</text:p>
          </table:table-cell>
        </table:table-row>
        <table:table-row table:style-name="ro1">
          <table:table-cell office:value-type="float" office:value="4407477.20574416" calcext:value-type="float">
            <text:p>4407477.20574416</text:p>
          </table:table-cell>
          <table:table-cell office:value-type="float" office:value="-3659.03683536492" calcext:value-type="float">
            <text:p>-3659.03683536492</text:p>
          </table:table-cell>
          <table:table-cell table:number-columns-repeated="2" office:value-type="float" office:value="5.20689242126702" calcext:value-type="float">
            <text:p>5.20689242126702</text:p>
          </table:table-cell>
        </table:table-row>
        <table:table-row table:style-name="ro1">
          <table:table-cell office:value-type="float" office:value="4407472.82223856" calcext:value-type="float">
            <text:p>4407472.82223856</text:p>
          </table:table-cell>
          <table:table-cell office:value-type="float" office:value="-3658.2294790051" calcext:value-type="float">
            <text:p>-3658.2294790051</text:p>
          </table:table-cell>
          <table:table-cell table:number-columns-repeated="2" office:value-type="float" office:value="5.13851625485414" calcext:value-type="float">
            <text:p>5.13851625485414</text:p>
          </table:table-cell>
        </table:table-row>
        <table:table-row table:style-name="ro1">
          <table:table-cell office:value-type="float" office:value="4407469.15774344" calcext:value-type="float">
            <text:p>4407469.15774344</text:p>
          </table:table-cell>
          <table:table-cell office:value-type="float" office:value="-3657.09118902562" calcext:value-type="float">
            <text:p>-3657.09118902562</text:p>
          </table:table-cell>
          <table:table-cell table:number-columns-repeated="2" office:value-type="float" office:value="5.0351976124344" calcext:value-type="float">
            <text:p>5.0351976124344</text:p>
          </table:table-cell>
        </table:table-row>
        <table:table-row table:style-name="ro1">
          <table:table-cell office:value-type="float" office:value="4407467.6288804" calcext:value-type="float">
            <text:p>4407467.6288804</text:p>
          </table:table-cell>
          <table:table-cell office:value-type="float" office:value="-3656.48733756002" calcext:value-type="float">
            <text:p>-3656.48733756002</text:p>
          </table:table-cell>
          <table:table-cell table:number-columns-repeated="2" office:value-type="float" office:value="4.9016899936317" calcext:value-type="float">
            <text:p>4.9016899936317</text:p>
          </table:table-cell>
        </table:table-row>
        <table:table-row table:style-name="ro1">
          <table:table-cell office:value-type="float" office:value="4407465.98065798" calcext:value-type="float">
            <text:p>4407465.98065798</text:p>
          </table:table-cell>
          <table:table-cell office:value-type="float" office:value="-3655.43108255724" calcext:value-type="float">
            <text:p>-3655.43108255724</text:p>
          </table:table-cell>
          <table:table-cell table:number-columns-repeated="2" office:value-type="float" office:value="4.89864030639925" calcext:value-type="float">
            <text:p>4.89864030639925</text:p>
          </table:table-cell>
        </table:table-row>
        <table:table-row table:style-name="ro1">
          <table:table-cell office:value-type="float" office:value="4407462.36827379" calcext:value-type="float">
            <text:p>4407462.36827379</text:p>
          </table:table-cell>
          <table:table-cell office:value-type="float" office:value="-3652.90416819027" calcext:value-type="float">
            <text:p>-3652.90416819027</text:p>
          </table:table-cell>
          <table:table-cell table:number-columns-repeated="2" office:value-type="float" office:value="4.70378770288668" calcext:value-type="float">
            <text:p>4.70378770288668</text:p>
          </table:table-cell>
        </table:table-row>
        <table:table-row table:style-name="ro1">
          <table:table-cell office:value-type="float" office:value="4407458.53799306" calcext:value-type="float">
            <text:p>4407458.53799306</text:p>
          </table:table-cell>
          <table:table-cell office:value-type="float" office:value="-3649.60425995845" calcext:value-type="float">
            <text:p>-3649.60425995845</text:p>
          </table:table-cell>
          <table:table-cell table:number-columns-repeated="2" office:value-type="float" office:value="4.54970222494827" calcext:value-type="float">
            <text:p>4.54970222494827</text:p>
          </table:table-cell>
        </table:table-row>
        <table:table-row table:style-name="ro1">
          <table:table-cell office:value-type="float" office:value="4407454.81592982" calcext:value-type="float">
            <text:p>4407454.81592982</text:p>
          </table:table-cell>
          <table:table-cell office:value-type="float" office:value="-3646.3274193865" calcext:value-type="float">
            <text:p>-3646.3274193865</text:p>
          </table:table-cell>
          <table:table-cell table:number-columns-repeated="2" office:value-type="float" office:value="4.55889427894348" calcext:value-type="float">
            <text:p>4.55889427894348</text:p>
          </table:table-cell>
        </table:table-row>
        <table:table-row table:style-name="ro1">
          <table:table-cell office:value-type="float" office:value="4407445.67874651" calcext:value-type="float">
            <text:p>4407445.67874651</text:p>
          </table:table-cell>
          <table:table-cell office:value-type="float" office:value="-3638.18816596457" calcext:value-type="float">
            <text:p>-3638.18816596457</text:p>
          </table:table-cell>
          <table:table-cell table:number-columns-repeated="2" office:value-type="float" office:value="4.55708899152798" calcext:value-type="float">
            <text:p>4.55708899152798</text:p>
          </table:table-cell>
        </table:table-row>
        <table:table-row table:style-name="ro1">
          <table:table-cell office:value-type="float" office:value="4407435.73241911" calcext:value-type="float">
            <text:p>4407435.73241911</text:p>
          </table:table-cell>
          <table:table-cell office:value-type="float" office:value="-3629.23858114139" calcext:value-type="float">
            <text:p>-3629.23858114139</text:p>
          </table:table-cell>
          <table:table-cell table:number-columns-repeated="2" office:value-type="float" office:value="4.60724097474881" calcext:value-type="float">
            <text:p>4.60724097474881</text:p>
          </table:table-cell>
        </table:table-row>
        <table:table-row table:style-name="ro1">
          <table:table-cell office:value-type="float" office:value="4407423.80367156" calcext:value-type="float">
            <text:p>4407423.80367156</text:p>
          </table:table-cell>
          <table:table-cell office:value-type="float" office:value="-3618.80128322607" calcext:value-type="float">
            <text:p>-3618.80128322607</text:p>
          </table:table-cell>
          <table:table-cell table:number-columns-repeated="2" office:value-type="float" office:value="4.52830593689312" calcext:value-type="float">
            <text:p>4.52830593689312</text:p>
          </table:table-cell>
        </table:table-row>
        <table:table-row table:style-name="ro1">
          <table:table-cell office:value-type="float" office:value="4407414.22112792" calcext:value-type="float">
            <text:p>4407414.22112792</text:p>
          </table:table-cell>
          <table:table-cell office:value-type="float" office:value="-3610.34791284094" calcext:value-type="float">
            <text:p>-3610.34791284094</text:p>
          </table:table-cell>
          <table:table-cell table:number-columns-repeated="2" office:value-type="float" office:value="4.49530784577936" calcext:value-type="float">
            <text:p>4.49530784577936</text:p>
          </table:table-cell>
        </table:table-row>
        <table:table-row table:style-name="ro1">
          <table:table-cell office:value-type="float" office:value="4407407.54968483" calcext:value-type="float">
            <text:p>4407407.54968483</text:p>
          </table:table-cell>
          <table:table-cell office:value-type="float" office:value="-3604.24862307972" calcext:value-type="float">
            <text:p>-3604.24862307972</text:p>
          </table:table-cell>
          <table:table-cell table:number-columns-repeated="2" office:value-type="float" office:value="4.48493857861068" calcext:value-type="float">
            <text:p>4.48493857861068</text:p>
          </table:table-cell>
        </table:table-row>
        <table:table-row table:style-name="ro1">
          <table:table-cell office:value-type="float" office:value="4407404.60841058" calcext:value-type="float">
            <text:p>4407404.60841058</text:p>
          </table:table-cell>
          <table:table-cell office:value-type="float" office:value="-3601.56019209351" calcext:value-type="float">
            <text:p>-3601.56019209351</text:p>
          </table:table-cell>
          <table:table-cell table:number-columns-repeated="2" office:value-type="float" office:value="4.52329029484547" calcext:value-type="float">
            <text:p>4.52329029484547</text:p>
          </table:table-cell>
        </table:table-row>
        <table:table-row table:style-name="ro1">
          <table:table-cell office:value-type="float" office:value="4407402.1256659" calcext:value-type="float">
            <text:p>4407402.1256659</text:p>
          </table:table-cell>
          <table:table-cell office:value-type="float" office:value="-3598.70075313131" calcext:value-type="float">
            <text:p>-3598.70075313131</text:p>
          </table:table-cell>
          <table:table-cell table:number-columns-repeated="2" office:value-type="float" office:value="4.44804751349691" calcext:value-type="float">
            <text:p>4.44804751349691</text:p>
          </table:table-cell>
        </table:table-row>
        <table:table-row table:style-name="ro1">
          <table:table-cell office:value-type="float" office:value="4407400.19695674" calcext:value-type="float">
            <text:p>4407400.19695674</text:p>
          </table:table-cell>
          <table:table-cell office:value-type="float" office:value="-3595.79326148347" calcext:value-type="float">
            <text:p>-3595.79326148347</text:p>
          </table:table-cell>
          <table:table-cell table:number-columns-repeated="2" office:value-type="float" office:value="4.45599678029333" calcext:value-type="float">
            <text:p>4.45599678029333</text:p>
          </table:table-cell>
        </table:table-row>
        <table:table-row table:style-name="ro1">
          <table:table-cell office:value-type="float" office:value="4407398.70468877" calcext:value-type="float">
            <text:p>4407398.70468877</text:p>
          </table:table-cell>
          <table:table-cell office:value-type="float" office:value="-3593.28816540948" calcext:value-type="float">
            <text:p>-3593.28816540948</text:p>
          </table:table-cell>
          <table:table-cell table:number-columns-repeated="2" office:value-type="float" office:value="4.39284602584713" calcext:value-type="float">
            <text:p>4.39284602584713</text:p>
          </table:table-cell>
        </table:table-row>
        <table:table-row table:style-name="ro1">
          <table:table-cell office:value-type="float" office:value="4407397.48208769" calcext:value-type="float">
            <text:p>4407397.48208769</text:p>
          </table:table-cell>
          <table:table-cell office:value-type="float" office:value="-3590.58660747004" calcext:value-type="float">
            <text:p>-3590.58660747004</text:p>
          </table:table-cell>
          <table:table-cell table:number-columns-repeated="2" office:value-type="float" office:value="4.38621856811331" calcext:value-type="float">
            <text:p>4.38621856811331</text:p>
          </table:table-cell>
        </table:table-row>
        <table:table-row table:style-name="ro1">
          <table:table-cell office:value-type="float" office:value="4407396.19070136" calcext:value-type="float">
            <text:p>4407396.19070136</text:p>
          </table:table-cell>
          <table:table-cell office:value-type="float" office:value="-3587.24373946075" calcext:value-type="float">
            <text:p>-3587.24373946075</text:p>
          </table:table-cell>
          <table:table-cell table:number-columns-repeated="2" office:value-type="float" office:value="4.31250123769442" calcext:value-type="float">
            <text:p>4.31250123769442</text:p>
          </table:table-cell>
        </table:table-row>
        <table:table-row table:style-name="ro1">
          <table:table-cell office:value-type="float" office:value="4407395.03454193" calcext:value-type="float">
            <text:p>4407395.03454193</text:p>
          </table:table-cell>
          <table:table-cell office:value-type="float" office:value="-3583.7539514969" calcext:value-type="float">
            <text:p>-3583.7539514969</text:p>
          </table:table-cell>
          <table:table-cell table:number-columns-repeated="2" office:value-type="float" office:value="4.33783105269891" calcext:value-type="float">
            <text:p>4.33783105269891</text:p>
          </table:table-cell>
        </table:table-row>
        <table:table-row table:style-name="ro1">
          <table:table-cell office:value-type="float" office:value="4407394.32401895" calcext:value-type="float">
            <text:p>4407394.32401895</text:p>
          </table:table-cell>
          <table:table-cell office:value-type="float" office:value="-3581.3175024481" calcext:value-type="float">
            <text:p>-3581.3175024481</text:p>
          </table:table-cell>
          <table:table-cell table:number-columns-repeated="2" office:value-type="float" office:value="4.35270169798255" calcext:value-type="float">
            <text:p>4.35270169798255</text:p>
          </table:table-cell>
        </table:table-row>
        <table:table-row table:style-name="ro1">
          <table:table-cell office:value-type="float" office:value="4407393.66173167" calcext:value-type="float">
            <text:p>4407393.66173167</text:p>
          </table:table-cell>
          <table:table-cell office:value-type="float" office:value="-3578.39604295158" calcext:value-type="float">
            <text:p>-3578.39604295158</text:p>
          </table:table-cell>
          <table:table-cell table:number-columns-repeated="2" office:value-type="float" office:value="4.11623030197485" calcext:value-type="float">
            <text:p>4.11623030197485</text:p>
          </table:table-cell>
        </table:table-row>
        <table:table-row table:style-name="ro1">
          <table:table-cell office:value-type="float" office:value="4407394.07693161" calcext:value-type="float">
            <text:p>4407394.07693161</text:p>
          </table:table-cell>
          <table:table-cell office:value-type="float" office:value="-3569.87818495947" calcext:value-type="float">
            <text:p>-3569.87818495947</text:p>
          </table:table-cell>
          <table:table-cell table:number-columns-repeated="2" office:value-type="float" office:value="2.88608640320448" calcext:value-type="float">
            <text:p>2.88608640320448</text:p>
          </table:table-cell>
        </table:table-row>
        <table:table-row table:style-name="ro1">
          <table:table-cell office:value-type="float" office:value="4407393.89733748" calcext:value-type="float">
            <text:p>4407393.89733748</text:p>
          </table:table-cell>
          <table:table-cell office:value-type="float" office:value="-3564.81012749289" calcext:value-type="float">
            <text:p>-3564.81012749289</text:p>
          </table:table-cell>
          <table:table-cell table:number-columns-repeated="2" office:value-type="float" office:value="3.06947795636659" calcext:value-type="float">
            <text:p>3.06947795636659</text:p>
          </table:table-cell>
        </table:table-row>
        <table:table-row table:style-name="ro1">
          <table:table-cell office:value-type="float" office:value="4407394.12318655" calcext:value-type="float">
            <text:p>4407394.12318655</text:p>
          </table:table-cell>
          <table:table-cell office:value-type="float" office:value="-3560.76645175628" calcext:value-type="float">
            <text:p>-3560.76645175628</text:p>
          </table:table-cell>
          <table:table-cell table:number-columns-repeated="2" office:value-type="float" office:value="3.27291607576915" calcext:value-type="float">
            <text:p>3.27291607576915</text:p>
          </table:table-cell>
        </table:table-row>
        <table:table-row table:style-name="ro1">
          <table:table-cell office:value-type="float" office:value="4407394.51671717" calcext:value-type="float">
            <text:p>4407394.51671717</text:p>
          </table:table-cell>
          <table:table-cell office:value-type="float" office:value="-3557.66320507502" calcext:value-type="float">
            <text:p>-3557.66320507502</text:p>
          </table:table-cell>
          <table:table-cell table:number-columns-repeated="2" office:value-type="float" office:value="3.47043215652455" calcext:value-type="float">
            <text:p>3.47043215652455</text:p>
          </table:table-cell>
        </table:table-row>
        <table:table-row table:style-name="ro1">
          <table:table-cell office:value-type="float" office:value="4407395.18918453" calcext:value-type="float">
            <text:p>4407395.18918453</text:p>
          </table:table-cell>
          <table:table-cell office:value-type="float" office:value="-3554.18891057276" calcext:value-type="float">
            <text:p>-3554.18891057276</text:p>
          </table:table-cell>
          <table:table-cell table:number-columns-repeated="2" office:value-type="float" office:value="3.53875225282938" calcext:value-type="float">
            <text:p>3.53875225282938</text:p>
          </table:table-cell>
        </table:table-row>
        <table:table-row table:style-name="ro1">
          <table:table-cell office:value-type="float" office:value="4407395.75684346" calcext:value-type="float">
            <text:p>4407395.75684346</text:p>
          </table:table-cell>
          <table:table-cell office:value-type="float" office:value="-3551.42731918322" calcext:value-type="float">
            <text:p>-3551.42731918322</text:p>
          </table:table-cell>
          <table:table-cell table:number-columns-repeated="2" office:value-type="float" office:value="3.58289678197328" calcext:value-type="float">
            <text:p>3.58289678197328</text:p>
          </table:table-cell>
        </table:table-row>
        <table:table-row table:style-name="ro1">
          <table:table-cell office:value-type="float" office:value="4407396.56628076" calcext:value-type="float">
            <text:p>4407396.56628076</text:p>
          </table:table-cell>
          <table:table-cell office:value-type="float" office:value="-3548.31658604158" calcext:value-type="float">
            <text:p>-3548.31658604158</text:p>
          </table:table-cell>
          <table:table-cell table:number-columns-repeated="2" office:value-type="float" office:value="3.78134193570232" calcext:value-type="float">
            <text:p>3.78134193570232</text:p>
          </table:table-cell>
        </table:table-row>
        <table:table-row table:style-name="ro1">
          <table:table-cell office:value-type="float" office:value="4407397.74890642" calcext:value-type="float">
            <text:p>4407397.74890642</text:p>
          </table:table-cell>
          <table:table-cell office:value-type="float" office:value="-3544.31116825001" calcext:value-type="float">
            <text:p>-3544.31116825001</text:p>
          </table:table-cell>
          <table:table-cell table:number-columns-repeated="2" office:value-type="float" office:value="3.92133743534486" calcext:value-type="float">
            <text:p>3.92133743534486</text:p>
          </table:table-cell>
        </table:table-row>
        <table:table-row table:style-name="ro1">
          <table:table-cell office:value-type="float" office:value="4407399.43973876" calcext:value-type="float">
            <text:p>4407399.43973876</text:p>
          </table:table-cell>
          <table:table-cell office:value-type="float" office:value="-3539.05396015728" calcext:value-type="float">
            <text:p>-3539.05396015728</text:p>
          </table:table-cell>
          <table:table-cell table:number-columns-repeated="2" office:value-type="float" office:value="4.02975776603135" calcext:value-type="float">
            <text:p>4.02975776603135</text:p>
          </table:table-cell>
        </table:table-row>
        <table:table-row table:style-name="ro1">
          <table:table-cell office:value-type="float" office:value="4407401.37198353" calcext:value-type="float">
            <text:p>4407401.37198353</text:p>
          </table:table-cell>
          <table:table-cell office:value-type="float" office:value="-3533.22964060375" calcext:value-type="float">
            <text:p>-3533.22964060375</text:p>
          </table:table-cell>
          <table:table-cell table:number-columns-repeated="2" office:value-type="float" office:value="4.09177954213356" calcext:value-type="float">
            <text:p>4.09177954213356</text:p>
          </table:table-cell>
        </table:table-row>
        <table:table-row table:style-name="ro1">
          <table:table-cell office:value-type="float" office:value="4407403.49810063" calcext:value-type="float">
            <text:p>4407403.49810063</text:p>
          </table:table-cell>
          <table:table-cell office:value-type="float" office:value="-3526.57271134704" calcext:value-type="float">
            <text:p>-3526.57271134704</text:p>
          </table:table-cell>
          <table:table-cell table:number-columns-repeated="2" office:value-type="float" office:value="4.23837472170928" calcext:value-type="float">
            <text:p>4.23837472170928</text:p>
          </table:table-cell>
        </table:table-row>
        <table:table-row table:style-name="ro1">
          <table:table-cell office:value-type="float" office:value="4407405.74440389" calcext:value-type="float">
            <text:p>4407405.74440389</text:p>
          </table:table-cell>
          <table:table-cell office:value-type="float" office:value="-3519.85038709589" calcext:value-type="float">
            <text:p>-3519.85038709589</text:p>
          </table:table-cell>
          <table:table-cell table:number-columns-repeated="2" office:value-type="float" office:value="4.29878441002386" calcext:value-type="float">
            <text:p>4.29878441002386</text:p>
          </table:table-cell>
        </table:table-row>
        <table:table-row table:style-name="ro1">
          <table:table-cell office:value-type="float" office:value="4407407.72416449" calcext:value-type="float">
            <text:p>4407407.72416449</text:p>
          </table:table-cell>
          <table:table-cell office:value-type="float" office:value="-3513.82819830907" calcext:value-type="float">
            <text:p>-3513.82819830907</text:p>
          </table:table-cell>
          <table:table-cell table:number-columns-repeated="2" office:value-type="float" office:value="4.37992418150528" calcext:value-type="float">
            <text:p>4.37992418150528</text:p>
          </table:table-cell>
        </table:table-row>
        <table:table-row table:style-name="ro1">
          <table:table-cell office:value-type="float" office:value="4407410.32624625" calcext:value-type="float">
            <text:p>4407410.32624625</text:p>
          </table:table-cell>
          <table:table-cell office:value-type="float" office:value="-3506.07007297192" calcext:value-type="float">
            <text:p>-3506.07007297192</text:p>
          </table:table-cell>
          <table:table-cell table:number-columns-repeated="2" office:value-type="float" office:value="4.43775310310746" calcext:value-type="float">
            <text:p>4.43775310310746</text:p>
          </table:table-cell>
        </table:table-row>
        <table:table-row table:style-name="ro1">
          <table:table-cell office:value-type="float" office:value="4407411.73005327" calcext:value-type="float">
            <text:p>4407411.73005327</text:p>
          </table:table-cell>
          <table:table-cell office:value-type="float" office:value="-3501.50490737702" calcext:value-type="float">
            <text:p>-3501.50490737702</text:p>
          </table:table-cell>
          <table:table-cell table:number-columns-repeated="2" office:value-type="float" office:value="4.58269478556158" calcext:value-type="float">
            <text:p>4.58269478556158</text:p>
          </table:table-cell>
        </table:table-row>
        <table:table-row table:style-name="ro1">
          <table:table-cell office:value-type="float" office:value="4407412.75895316" calcext:value-type="float">
            <text:p>4407412.75895316</text:p>
          </table:table-cell>
          <table:table-cell office:value-type="float" office:value="-3498.31542978618" calcext:value-type="float">
            <text:p>-3498.31542978618</text:p>
          </table:table-cell>
          <table:table-cell table:number-columns-repeated="2" office:value-type="float" office:value="4.66016575618077" calcext:value-type="float">
            <text:p>4.66016575618077</text:p>
          </table:table-cell>
        </table:table-row>
        <table:table-row table:style-name="ro1">
          <table:table-cell office:value-type="float" office:value="4407414.1833243" calcext:value-type="float">
            <text:p>4407414.1833243</text:p>
          </table:table-cell>
          <table:table-cell office:value-type="float" office:value="-3494.14183044454" calcext:value-type="float">
            <text:p>-3494.14183044454</text:p>
          </table:table-cell>
          <table:table-cell table:number-columns-repeated="2" office:value-type="float" office:value="4.69138537364473" calcext:value-type="float">
            <text:p>4.69138537364473</text:p>
          </table:table-cell>
        </table:table-row>
        <table:table-row table:style-name="ro1">
          <table:table-cell office:value-type="float" office:value="4407416.22058579" calcext:value-type="float">
            <text:p>4407416.22058579</text:p>
          </table:table-cell>
          <table:table-cell office:value-type="float" office:value="-3487.92558978088" calcext:value-type="float">
            <text:p>-3487.92558978088</text:p>
          </table:table-cell>
          <table:table-cell table:number-columns-repeated="2" office:value-type="float" office:value="4.71490209353387" calcext:value-type="float">
            <text:p>4.71490209353387</text:p>
          </table:table-cell>
        </table:table-row>
        <table:table-row table:style-name="ro1">
          <table:table-cell office:value-type="float" office:value="4407417.41810032" calcext:value-type="float">
            <text:p>4407417.41810032</text:p>
          </table:table-cell>
          <table:table-cell office:value-type="float" office:value="-3484.10948198342" calcext:value-type="float">
            <text:p>-3484.10948198342</text:p>
          </table:table-cell>
          <table:table-cell table:number-columns-repeated="2" office:value-type="float" office:value="4.77950862703019" calcext:value-type="float">
            <text:p>4.77950862703019</text:p>
          </table:table-cell>
        </table:table-row>
        <table:table-row table:style-name="ro1">
          <table:table-cell office:value-type="float" office:value="4407419.17402105" calcext:value-type="float">
            <text:p>4407419.17402105</text:p>
          </table:table-cell>
          <table:table-cell office:value-type="float" office:value="-3478.18731395738" calcext:value-type="float">
            <text:p>-3478.18731395738</text:p>
          </table:table-cell>
          <table:table-cell table:number-columns-repeated="2" office:value-type="float" office:value="4.85465301196187" calcext:value-type="float">
            <text:p>4.85465301196187</text:p>
          </table:table-cell>
        </table:table-row>
        <table:table-row table:style-name="ro1">
          <table:table-cell office:value-type="float" office:value="4407420.76633667" calcext:value-type="float">
            <text:p>4407420.76633667</text:p>
          </table:table-cell>
          <table:table-cell office:value-type="float" office:value="-3472.30255254684" calcext:value-type="float">
            <text:p>-3472.30255254684</text:p>
          </table:table-cell>
          <table:table-cell table:number-columns-repeated="2" office:value-type="float" office:value="4.86399896089325" calcext:value-type="float">
            <text:p>4.86399896089325</text:p>
          </table:table-cell>
        </table:table-row>
        <table:table-row table:style-name="ro1">
          <table:table-cell office:value-type="float" office:value="4407421.94996244" calcext:value-type="float">
            <text:p>4407421.94996244</text:p>
          </table:table-cell>
          <table:table-cell office:value-type="float" office:value="-3466.77211792706" calcext:value-type="float">
            <text:p>-3466.77211792706</text:p>
          </table:table-cell>
          <table:table-cell table:number-columns-repeated="2" office:value-type="float" office:value="4.97321445744472" calcext:value-type="float">
            <text:p>4.97321445744472</text:p>
          </table:table-cell>
        </table:table-row>
        <table:table-row table:style-name="ro1">
          <table:table-cell office:value-type="float" office:value="4407422.9386262" calcext:value-type="float">
            <text:p>4407422.9386262</text:p>
          </table:table-cell>
          <table:table-cell office:value-type="float" office:value="-3461.19513581496" calcext:value-type="float">
            <text:p>-3461.19513581496</text:p>
          </table:table-cell>
          <table:table-cell table:number-columns-repeated="2" office:value-type="float" office:value="4.89405445661314" calcext:value-type="float">
            <text:p>4.89405445661314</text:p>
          </table:table-cell>
        </table:table-row>
        <table:table-row table:style-name="ro1">
          <table:table-cell office:value-type="float" office:value="4407423.41751501" calcext:value-type="float">
            <text:p>4407423.41751501</text:p>
          </table:table-cell>
          <table:table-cell office:value-type="float" office:value="-3456.07096970093" calcext:value-type="float">
            <text:p>-3456.07096970093</text:p>
          </table:table-cell>
          <table:table-cell table:number-columns-repeated="2" office:value-type="float" office:value="4.94414745849516" calcext:value-type="float">
            <text:p>4.94414745849516</text:p>
          </table:table-cell>
        </table:table-row>
        <table:table-row table:style-name="ro1">
          <table:table-cell office:value-type="float" office:value="4407423.60561878" calcext:value-type="float">
            <text:p>4407423.60561878</text:p>
          </table:table-cell>
          <table:table-cell office:value-type="float" office:value="-3452.77632935143" calcext:value-type="float">
            <text:p>-3452.77632935143</text:p>
          </table:table-cell>
          <table:table-cell table:number-columns-repeated="2" office:value-type="float" office:value="4.97415488562919" calcext:value-type="float">
            <text:p>4.97415488562919</text:p>
          </table:table-cell>
        </table:table-row>
        <table:table-row table:style-name="ro1">
          <table:table-cell office:value-type="float" office:value="4407423.8060759" calcext:value-type="float">
            <text:p>4407423.8060759</text:p>
          </table:table-cell>
          <table:table-cell office:value-type="float" office:value="-3448.04303959623" calcext:value-type="float">
            <text:p>-3448.04303959623</text:p>
          </table:table-cell>
          <table:table-cell table:number-columns-repeated="2" office:value-type="float" office:value="4.96563271437094" calcext:value-type="float">
            <text:p>4.96563271437094</text:p>
          </table:table-cell>
        </table:table-row>
        <table:table-row table:style-name="ro1">
          <table:table-cell office:value-type="float" office:value="4407423.75114554" calcext:value-type="float">
            <text:p>4407423.75114554</text:p>
          </table:table-cell>
          <table:table-cell office:value-type="float" office:value="-3443.98362144822" calcext:value-type="float">
            <text:p>-3443.98362144822</text:p>
          </table:table-cell>
          <table:table-cell table:number-columns-repeated="2" office:value-type="float" office:value="5.01175788316932" calcext:value-type="float">
            <text:p>5.01175788316932</text:p>
          </table:table-cell>
        </table:table-row>
        <table:table-row table:style-name="ro1">
          <table:table-cell office:value-type="float" office:value="4407423.5821264" calcext:value-type="float">
            <text:p>4407423.5821264</text:p>
          </table:table-cell>
          <table:table-cell office:value-type="float" office:value="-3439.2536666328" calcext:value-type="float">
            <text:p>-3439.2536666328</text:p>
          </table:table-cell>
          <table:table-cell table:number-columns-repeated="2" office:value-type="float" office:value="5.12371832306996" calcext:value-type="float">
            <text:p>5.12371832306996</text:p>
          </table:table-cell>
        </table:table-row>
        <table:table-row table:style-name="ro1">
          <table:table-cell office:value-type="float" office:value="4407423.07665003" calcext:value-type="float">
            <text:p>4407423.07665003</text:p>
          </table:table-cell>
          <table:table-cell office:value-type="float" office:value="-3434.0169197043" calcext:value-type="float">
            <text:p>-3434.0169197043</text:p>
          </table:table-cell>
          <table:table-cell table:number-columns-repeated="2" office:value-type="float" office:value="5.21421329713582" calcext:value-type="float">
            <text:p>5.21421329713582</text:p>
          </table:table-cell>
        </table:table-row>
        <table:table-row table:style-name="ro1">
          <table:table-cell office:value-type="float" office:value="4407421.81834866" calcext:value-type="float">
            <text:p>4407421.81834866</text:p>
          </table:table-cell>
          <table:table-cell office:value-type="float" office:value="-3427.11620095791" calcext:value-type="float">
            <text:p>-3427.11620095791</text:p>
          </table:table-cell>
          <table:table-cell table:number-columns-repeated="2" office:value-type="float" office:value="5.43293351206407" calcext:value-type="float">
            <text:p>5.43293351206407</text:p>
          </table:table-cell>
        </table:table-row>
        <table:table-row table:style-name="ro1">
          <table:table-cell office:value-type="float" office:value="4407420.58864982" calcext:value-type="float">
            <text:p>4407420.58864982</text:p>
          </table:table-cell>
          <table:table-cell office:value-type="float" office:value="-3423.19179715337" calcext:value-type="float">
            <text:p>-3423.19179715337</text:p>
          </table:table-cell>
          <table:table-cell table:number-columns-repeated="2" office:value-type="float" office:value="5.41443163567229" calcext:value-type="float">
            <text:p>5.41443163567229</text:p>
          </table:table-cell>
        </table:table-row>
        <table:table-row table:style-name="ro1">
          <table:table-cell office:value-type="float" office:value="4407418.81488892" calcext:value-type="float">
            <text:p>4407418.81488892</text:p>
          </table:table-cell>
          <table:table-cell office:value-type="float" office:value="-3418.45274465682" calcext:value-type="float">
            <text:p>-3418.45274465682</text:p>
          </table:table-cell>
          <table:table-cell table:number-columns-repeated="2" office:value-type="float" office:value="5.61910722621276" calcext:value-type="float">
            <text:p>5.61910722621276</text:p>
          </table:table-cell>
        </table:table-row>
        <table:table-row table:style-name="ro1">
          <table:table-cell office:value-type="float" office:value="4407416.42715411" calcext:value-type="float">
            <text:p>4407416.42715411</text:p>
          </table:table-cell>
          <table:table-cell office:value-type="float" office:value="-3412.67566997586" calcext:value-type="float">
            <text:p>-3412.67566997586</text:p>
          </table:table-cell>
          <table:table-cell table:number-columns-repeated="2" office:value-type="float" office:value="5.63059269974179" calcext:value-type="float">
            <text:p>5.63059269974179</text:p>
          </table:table-cell>
        </table:table-row>
        <table:table-row table:style-name="ro1">
          <table:table-cell office:value-type="float" office:value="4407414.38076079" calcext:value-type="float">
            <text:p>4407414.38076079</text:p>
          </table:table-cell>
          <table:table-cell office:value-type="float" office:value="-3408.39519200917" calcext:value-type="float">
            <text:p>-3408.39519200917</text:p>
          </table:table-cell>
          <table:table-cell table:number-columns-repeated="2" office:value-type="float" office:value="5.74132676259019" calcext:value-type="float">
            <text:p>5.74132676259019</text:p>
          </table:table-cell>
        </table:table-row>
        <table:table-row table:style-name="ro1">
          <table:table-cell office:value-type="float" office:value="4407407.94612495" calcext:value-type="float">
            <text:p>4407407.94612495</text:p>
          </table:table-cell>
          <table:table-cell office:value-type="float" office:value="-3397.33093976011" calcext:value-type="float">
            <text:p>-3397.33093976011</text:p>
          </table:table-cell>
          <table:table-cell table:number-columns-repeated="2" office:value-type="float" office:value="6.11183191812673" calcext:value-type="float">
            <text:p>6.11183191812673</text:p>
          </table:table-cell>
        </table:table-row>
        <table:table-row table:style-name="ro1">
          <table:table-cell office:value-type="float" office:value="4407401.60876219" calcext:value-type="float">
            <text:p>4407401.60876219</text:p>
          </table:table-cell>
          <table:table-cell office:value-type="float" office:value="-3387.89564886607" calcext:value-type="float">
            <text:p>-3387.89564886607</text:p>
          </table:table-cell>
          <table:table-cell table:number-columns-repeated="2" office:value-type="float" office:value="6.31950839676464" calcext:value-type="float">
            <text:p>6.31950839676464</text:p>
          </table:table-cell>
        </table:table-row>
        <table:table-row table:style-name="ro1">
          <table:table-cell office:value-type="float" office:value="4407389.94839224" calcext:value-type="float">
            <text:p>4407389.94839224</text:p>
          </table:table-cell>
          <table:table-cell office:value-type="float" office:value="-3371.88641511823" calcext:value-type="float">
            <text:p>-3371.88641511823</text:p>
          </table:table-cell>
          <table:table-cell table:number-columns-repeated="2" office:value-type="float" office:value="6.32144758908071" calcext:value-type="float">
            <text:p>6.32144758908071</text:p>
          </table:table-cell>
        </table:table-row>
        <table:table-row table:style-name="ro1">
          <table:table-cell office:value-type="float" office:value="4407383.96071523" calcext:value-type="float">
            <text:p>4407383.96071523</text:p>
          </table:table-cell>
          <table:table-cell office:value-type="float" office:value="-3363.91593676452" calcext:value-type="float">
            <text:p>-3363.91593676452</text:p>
          </table:table-cell>
          <table:table-cell table:number-columns-repeated="2" office:value-type="float" office:value="6.3644374588174" calcext:value-type="float">
            <text:p>6.3644374588174</text:p>
          </table:table-cell>
        </table:table-row>
        <table:table-row table:style-name="ro1">
          <table:table-cell office:value-type="float" office:value="4407379.4106678" calcext:value-type="float">
            <text:p>4407379.4106678</text:p>
          </table:table-cell>
          <table:table-cell office:value-type="float" office:value="-3357.89851799035" calcext:value-type="float">
            <text:p>-3357.89851799035</text:p>
          </table:table-cell>
          <table:table-cell table:number-columns-repeated="2" office:value-type="float" office:value="6.38252861539191" calcext:value-type="float">
            <text:p>6.38252861539191</text:p>
          </table:table-cell>
        </table:table-row>
        <table:table-row table:style-name="ro1">
          <table:table-cell office:value-type="float" office:value="4407374.09413196" calcext:value-type="float">
            <text:p>4407374.09413196</text:p>
          </table:table-cell>
          <table:table-cell office:value-type="float" office:value="-3350.66058471904" calcext:value-type="float">
            <text:p>-3350.66058471904</text:p>
          </table:table-cell>
          <table:table-cell table:number-columns-repeated="2" office:value-type="float" office:value="6.28288480632909" calcext:value-type="float">
            <text:p>6.28288480632909</text:p>
          </table:table-cell>
        </table:table-row>
        <table:table-row table:style-name="ro1">
          <table:table-cell office:value-type="float" office:value="4407370.04565201" calcext:value-type="float">
            <text:p>4407370.04565201</text:p>
          </table:table-cell>
          <table:table-cell office:value-type="float" office:value="-3345.34610423142" calcext:value-type="float">
            <text:p>-3345.34610423142</text:p>
          </table:table-cell>
          <table:table-cell table:number-columns-repeated="2" office:value-type="float" office:value="6.32376266564108" calcext:value-type="float">
            <text:p>6.32376266564108</text:p>
          </table:table-cell>
        </table:table-row>
        <table:table-row table:style-name="ro1">
          <table:table-cell office:value-type="float" office:value="4407364.18845262" calcext:value-type="float">
            <text:p>4407364.18845262</text:p>
          </table:table-cell>
          <table:table-cell office:value-type="float" office:value="-3337.46624931425" calcext:value-type="float">
            <text:p>-3337.46624931425</text:p>
          </table:table-cell>
          <table:table-cell table:number-columns-repeated="2" office:value-type="float" office:value="6.26922596689049" calcext:value-type="float">
            <text:p>6.26922596689049</text:p>
          </table:table-cell>
        </table:table-row>
        <table:table-row table:style-name="ro1">
          <table:table-cell office:value-type="float" office:value="4407352.83961881" calcext:value-type="float">
            <text:p>4407352.83961881</text:p>
          </table:table-cell>
          <table:table-cell office:value-type="float" office:value="-3322.80986717436" calcext:value-type="float">
            <text:p>-3322.80986717436</text:p>
          </table:table-cell>
          <table:table-cell table:number-columns-repeated="2" office:value-type="float" office:value="6.45829307188372" calcext:value-type="float">
            <text:p>6.45829307188372</text:p>
          </table:table-cell>
        </table:table-row>
        <table:table-row table:style-name="ro1">
          <table:table-cell office:value-type="float" office:value="4407338.15927436" calcext:value-type="float">
            <text:p>4407338.15927436</text:p>
          </table:table-cell>
          <table:table-cell office:value-type="float" office:value="-3305.70369378019" calcext:value-type="float">
            <text:p>-3305.70369378019</text:p>
          </table:table-cell>
          <table:table-cell table:number-columns-repeated="2" office:value-type="float" office:value="6.7060631131999" calcext:value-type="float">
            <text:p>6.7060631131999</text:p>
          </table:table-cell>
        </table:table-row>
        <table:table-row table:style-name="ro1">
          <table:table-cell office:value-type="float" office:value="4407325.53910799" calcext:value-type="float">
            <text:p>4407325.53910799</text:p>
          </table:table-cell>
          <table:table-cell office:value-type="float" office:value="-3290.66899576482" calcext:value-type="float">
            <text:p>-3290.66899576482</text:p>
          </table:table-cell>
          <table:table-cell table:number-columns-repeated="2" office:value-type="float" office:value="6.21727573578447" calcext:value-type="float">
            <text:p>6.21727573578447</text:p>
          </table:table-cell>
        </table:table-row>
        <table:table-row table:style-name="ro1">
          <table:table-cell office:value-type="float" office:value="4407316.14561864" calcext:value-type="float">
            <text:p>4407316.14561864</text:p>
          </table:table-cell>
          <table:table-cell office:value-type="float" office:value="-3281.84291049954" calcext:value-type="float">
            <text:p>-3281.84291049954</text:p>
          </table:table-cell>
          <table:table-cell table:number-columns-repeated="2" office:value-type="float" office:value="6.8929663947348" calcext:value-type="float">
            <text:p>6.8929663947348</text:p>
          </table:table-cell>
        </table:table-row>
        <table:table-row table:style-name="ro1">
          <table:table-cell office:value-type="float" office:value="4407300.21742308" calcext:value-type="float">
            <text:p>4407300.21742308</text:p>
          </table:table-cell>
          <table:table-cell office:value-type="float" office:value="-3266.26719806492" calcext:value-type="float">
            <text:p>-3266.26719806492</text:p>
          </table:table-cell>
          <table:table-cell table:number-columns-repeated="2" office:value-type="float" office:value="6.40800201581992" calcext:value-type="float">
            <text:p>6.40800201581992</text:p>
          </table:table-cell>
        </table:table-row>
        <table:table-row table:style-name="ro1">
          <table:table-cell office:value-type="float" office:value="4407288.21574921" calcext:value-type="float">
            <text:p>4407288.21574921</text:p>
          </table:table-cell>
          <table:table-cell office:value-type="float" office:value="-3255.36673598343" calcext:value-type="float">
            <text:p>-3255.36673598343</text:p>
          </table:table-cell>
          <table:table-cell table:number-columns-repeated="2" office:value-type="float" office:value="6.5714145702755" calcext:value-type="float">
            <text:p>6.5714145702755</text:p>
          </table:table-cell>
        </table:table-row>
        <table:table-row table:style-name="ro1">
          <table:table-cell office:value-type="float" office:value="4407269.96434336" calcext:value-type="float">
            <text:p>4407269.96434336</text:p>
          </table:table-cell>
          <table:table-cell office:value-type="float" office:value="-3239.57869714873" calcext:value-type="float">
            <text:p>-3239.57869714873</text:p>
          </table:table-cell>
          <table:table-cell table:number-columns-repeated="2" office:value-type="float" office:value="6.17057374362181" calcext:value-type="float">
            <text:p>6.17057374362181</text:p>
          </table:table-cell>
        </table:table-row>
        <table:table-row table:style-name="ro1">
          <table:table-cell office:value-type="float" office:value="4407262.81622937" calcext:value-type="float">
            <text:p>4407262.81622937</text:p>
          </table:table-cell>
          <table:table-cell office:value-type="float" office:value="-3230.70111772032" calcext:value-type="float">
            <text:p>-3230.70111772032</text:p>
          </table:table-cell>
          <table:table-cell table:number-columns-repeated="2" office:value-type="float" office:value="3.95164891979731" calcext:value-type="float">
            <text:p>3.95164891979731</text:p>
          </table:table-cell>
        </table:table-row>
        <table:table-row table:style-name="ro1">
          <table:table-cell office:value-type="float" office:value="4407259.69939763" calcext:value-type="float">
            <text:p>4407259.69939763</text:p>
          </table:table-cell>
          <table:table-cell office:value-type="float" office:value="-3219.26554594226" calcext:value-type="float">
            <text:p>-3219.26554594226</text:p>
          </table:table-cell>
          <table:table-cell table:number-columns-repeated="2" office:value-type="float" office:value="4.13810911061096" calcext:value-type="float">
            <text:p>4.13810911061096</text:p>
          </table:table-cell>
        </table:table-row>
        <table:table-row table:style-name="ro1">
          <table:table-cell office:value-type="float" office:value="4407259.23682472" calcext:value-type="float">
            <text:p>4407259.23682472</text:p>
          </table:table-cell>
          <table:table-cell office:value-type="float" office:value="-3210.35019000338" calcext:value-type="float">
            <text:p>-3210.35019000338</text:p>
          </table:table-cell>
          <table:table-cell table:number-columns-repeated="2" office:value-type="float" office:value="4.38653230970041" calcext:value-type="float">
            <text:p>4.38653230970041</text:p>
          </table:table-cell>
        </table:table-row>
        <table:table-row table:style-name="ro1">
          <table:table-cell office:value-type="float" office:value="4407261.76664619" calcext:value-type="float">
            <text:p>4407261.76664619</text:p>
          </table:table-cell>
          <table:table-cell office:value-type="float" office:value="-3201.91416955016" calcext:value-type="float">
            <text:p>-3201.91416955016</text:p>
          </table:table-cell>
          <table:table-cell table:number-columns-repeated="2" office:value-type="float" office:value="3.79991807324448" calcext:value-type="float">
            <text:p>3.79991807324448</text:p>
          </table:table-cell>
        </table:table-row>
        <table:table-row table:style-name="ro1">
          <table:table-cell office:value-type="float" office:value="4407264.53926904" calcext:value-type="float">
            <text:p>4407264.53926904</text:p>
          </table:table-cell>
          <table:table-cell office:value-type="float" office:value="-3195.43792328039" calcext:value-type="float">
            <text:p>-3195.43792328039</text:p>
          </table:table-cell>
          <table:table-cell table:number-columns-repeated="2" office:value-type="float" office:value="4.03730051223443" calcext:value-type="float">
            <text:p>4.03730051223443</text:p>
          </table:table-cell>
        </table:table-row>
        <table:table-row table:style-name="ro1">
          <table:table-cell office:value-type="float" office:value="4407271.18202399" calcext:value-type="float">
            <text:p>4407271.18202399</text:p>
          </table:table-cell>
          <table:table-cell office:value-type="float" office:value="-3189.53493873588" calcext:value-type="float">
            <text:p>-3189.53493873588</text:p>
          </table:table-cell>
          <table:table-cell table:number-columns-repeated="2" office:value-type="float" office:value="5.0461182139581" calcext:value-type="float">
            <text:p>5.0461182139581</text:p>
          </table:table-cell>
        </table:table-row>
        <table:table-row table:style-name="ro1">
          <table:table-cell office:value-type="float" office:value="4407274.22843596" calcext:value-type="float">
            <text:p>4407274.22843596</text:p>
          </table:table-cell>
          <table:table-cell office:value-type="float" office:value="-3186.10769273088" calcext:value-type="float">
            <text:p>-3186.10769273088</text:p>
          </table:table-cell>
          <table:table-cell table:number-columns-repeated="2" office:value-type="float" office:value="5.27009820512774" calcext:value-type="float">
            <text:p>5.27009820512774</text:p>
          </table:table-cell>
        </table:table-row>
        <table:table-row table:style-name="ro1">
          <table:table-cell office:value-type="float" office:value="4407278.95842229" calcext:value-type="float">
            <text:p>4407278.95842229</text:p>
          </table:table-cell>
          <table:table-cell office:value-type="float" office:value="-3184.33052807727" calcext:value-type="float">
            <text:p>-3184.33052807727</text:p>
          </table:table-cell>
          <table:table-cell table:number-columns-repeated="2" office:value-type="float" office:value="6.68454609320019" calcext:value-type="float">
            <text:p>6.68454609320019</text:p>
          </table:table-cell>
        </table:table-row>
        <table:table-row table:style-name="ro1">
          <table:table-cell office:value-type="float" office:value="4407283.07686879" calcext:value-type="float">
            <text:p>4407283.07686879</text:p>
          </table:table-cell>
          <table:table-cell office:value-type="float" office:value="-3183.73623784644" calcext:value-type="float">
            <text:p>-3183.73623784644</text:p>
          </table:table-cell>
          <table:table-cell table:number-columns-repeated="2" office:value-type="float" office:value="7.32248481903804" calcext:value-type="float">
            <text:p>7.32248481903804</text:p>
          </table:table-cell>
        </table:table-row>
        <table:table-row table:style-name="ro1">
          <table:table-cell office:value-type="float" office:value="4407286.35359661" calcext:value-type="float">
            <text:p>4407286.35359661</text:p>
          </table:table-cell>
          <table:table-cell office:value-type="float" office:value="-3185.25618964374" calcext:value-type="float">
            <text:p>-3185.25618964374</text:p>
          </table:table-cell>
          <table:table-cell table:number-columns-repeated="2" office:value-type="float" office:value="5.9388669893973" calcext:value-type="float">
            <text:p>5.9388669893973</text:p>
          </table:table-cell>
        </table:table-row>
        <table:table-row table:style-name="ro1">
          <table:table-cell office:value-type="float" office:value="4407290.14555395" calcext:value-type="float">
            <text:p>4407290.14555395</text:p>
          </table:table-cell>
          <table:table-cell office:value-type="float" office:value="-3188.65910374039" calcext:value-type="float">
            <text:p>-3188.65910374039</text:p>
          </table:table-cell>
          <table:table-cell table:number-columns-repeated="2" office:value-type="float" office:value="5.11713802374054" calcext:value-type="float">
            <text:p>5.11713802374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4T22:59:17.150382735</dc:date>
    <meta:editing-duration>PT14M16S</meta:editing-duration>
    <meta:editing-cycles>1</meta:editing-cycles>
    <meta:document-statistic meta:table-count="1" meta:cell-count="9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26cm" svg:height="11.316cm" xlink:href=".." xlink:type="simple" chart:class="chart:scatter" chart:style-name="ch1">
        <chart:legend chart:legend-position="end" svg:x="16.792cm" svg:y="5.359cm" style:legend-expansion="high" chart:style-name="ch2"/>
        <chart:plot-area chart:style-name="ch3" table:cell-range-address="my_track.A2:my_track.B225" chart:data-source-has-labels="both" svg:x="1.088cm" svg:y="1.109cm" svg:width="20.684cm" svg:height="10.197cm">
          <chartooo:coordinate-region svg:x="2.187cm" svg:y="1.308cm" svg:width="18.936cm" svg:height="9.799cm"/>
          <chart:axis chart:dimension="x" chart:name="primary-x" chart:style-name="ch4" chartooo:axis-type="auto">
            <chart:categories table:cell-range-address="my_track.A3:my_track.A2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y_track.B3:my_track.B225" chart:label-cell-address="my_track.B2:my_track.B2" chart:class="chart:scatter">
            <chart:domain table:cell-range-address="my_track.A3:my_track.A225"/>
            <chart:data-point chart:style-name="ch7"/>
            <chart:data-point chart:repeated="2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3188.70687978605</text:p>
                <draw:g>
                  <svg:desc>my_track.B2:my_track.B2</svg:desc>
                </draw:g>
              </table:table-cell>
            </table:table-row>
          </table:table-header-rows>
          <table:table-rows>
            <table:table-row>
              <table:table-cell office:value-type="float" office:value="4407346.70684708">
                <text:p>4407346.70684708</text:p>
                <draw:g>
                  <svg:desc>my_track.A3:my_track.A225</svg:desc>
                </draw:g>
              </table:table-cell>
              <table:table-cell office:value-type="float" office:value="-3265.56456239185">
                <text:p>-3265.56456239185</text:p>
                <draw:g>
                  <svg:desc>my_track.B3:my_track.B225</svg:desc>
                </draw:g>
              </table:table-cell>
            </table:table-row>
            <table:table-row>
              <table:table-cell office:value-type="float" office:value="4407391.02495848">
                <text:p>4407391.02495848</text:p>
              </table:table-cell>
              <table:table-cell office:value-type="float" office:value="-3326.65180845733">
                <text:p>-3326.65180845733</text:p>
              </table:table-cell>
            </table:table-row>
            <table:table-row>
              <table:table-cell office:value-type="float" office:value="4407415.73483656">
                <text:p>4407415.73483656</text:p>
              </table:table-cell>
              <table:table-cell office:value-type="float" office:value="-3360.57462908161">
                <text:p>-3360.57462908161</text:p>
              </table:table-cell>
            </table:table-row>
            <table:table-row>
              <table:table-cell office:value-type="float" office:value="4407430.94138577">
                <text:p>4407430.94138577</text:p>
              </table:table-cell>
              <table:table-cell office:value-type="float" office:value="-3381.86187638084">
                <text:p>-3381.86187638084</text:p>
              </table:table-cell>
            </table:table-row>
            <table:table-row>
              <table:table-cell office:value-type="float" office:value="4407440.89381509">
                <text:p>4407440.89381509</text:p>
              </table:table-cell>
              <table:table-cell office:value-type="float" office:value="-3397.03091264173">
                <text:p>-3397.03091264173</text:p>
              </table:table-cell>
            </table:table-row>
            <table:table-row>
              <table:table-cell office:value-type="float" office:value="4407444.98555524">
                <text:p>4407444.98555524</text:p>
              </table:table-cell>
              <table:table-cell office:value-type="float" office:value="-3404.1949285994">
                <text:p>-3404.1949285994</text:p>
              </table:table-cell>
            </table:table-row>
            <table:table-row>
              <table:table-cell office:value-type="float" office:value="4407446.60325308">
                <text:p>4407446.60325308</text:p>
              </table:table-cell>
              <table:table-cell office:value-type="float" office:value="-3407.50008029298">
                <text:p>-3407.50008029298</text:p>
              </table:table-cell>
            </table:table-row>
            <table:table-row>
              <table:table-cell office:value-type="float" office:value="4407447.93207345">
                <text:p>4407447.93207345</text:p>
              </table:table-cell>
              <table:table-cell office:value-type="float" office:value="-3410.13246234785">
                <text:p>-3410.13246234785</text:p>
              </table:table-cell>
            </table:table-row>
            <table:table-row>
              <table:table-cell office:value-type="float" office:value="4407450.25243923">
                <text:p>4407450.25243923</text:p>
              </table:table-cell>
              <table:table-cell office:value-type="float" office:value="-3415.24221504951">
                <text:p>-3415.24221504951</text:p>
              </table:table-cell>
            </table:table-row>
            <table:table-row>
              <table:table-cell office:value-type="float" office:value="4407451.74643845">
                <text:p>4407451.74643845</text:p>
              </table:table-cell>
              <table:table-cell office:value-type="float" office:value="-3419.1717425572">
                <text:p>-3419.1717425572</text:p>
              </table:table-cell>
            </table:table-row>
            <table:table-row>
              <table:table-cell office:value-type="float" office:value="4407453.8967093">
                <text:p>4407453.8967093</text:p>
              </table:table-cell>
              <table:table-cell office:value-type="float" office:value="-3425.32115657656">
                <text:p>-3425.32115657656</text:p>
              </table:table-cell>
            </table:table-row>
            <table:table-row>
              <table:table-cell office:value-type="float" office:value="4407454.95886046">
                <text:p>4407454.95886046</text:p>
              </table:table-cell>
              <table:table-cell office:value-type="float" office:value="-3428.7956574009">
                <text:p>-3428.7956574009</text:p>
              </table:table-cell>
            </table:table-row>
            <table:table-row>
              <table:table-cell office:value-type="float" office:value="4407456.28693455">
                <text:p>4407456.28693455</text:p>
              </table:table-cell>
              <table:table-cell office:value-type="float" office:value="-3433.64991080004">
                <text:p>-3433.64991080004</text:p>
              </table:table-cell>
            </table:table-row>
            <table:table-row>
              <table:table-cell office:value-type="float" office:value="4407458.01017938">
                <text:p>4407458.01017938</text:p>
              </table:table-cell>
              <table:table-cell office:value-type="float" office:value="-3440.93200708831">
                <text:p>-3440.93200708831</text:p>
              </table:table-cell>
            </table:table-row>
            <table:table-row>
              <table:table-cell office:value-type="float" office:value="4407460.07084089">
                <text:p>4407460.07084089</text:p>
              </table:table-cell>
              <table:table-cell office:value-type="float" office:value="-3454.23161434868">
                <text:p>-3454.23161434868</text:p>
              </table:table-cell>
            </table:table-row>
            <table:table-row>
              <table:table-cell office:value-type="float" office:value="4407460.99275844">
                <text:p>4407460.99275844</text:p>
              </table:table-cell>
              <table:table-cell office:value-type="float" office:value="-3463.81689903756">
                <text:p>-3463.81689903756</text:p>
              </table:table-cell>
            </table:table-row>
            <table:table-row>
              <table:table-cell office:value-type="float" office:value="4407462.2478417">
                <text:p>4407462.2478417</text:p>
              </table:table-cell>
              <table:table-cell office:value-type="float" office:value="-3486.24368464195">
                <text:p>-3486.24368464195</text:p>
              </table:table-cell>
            </table:table-row>
            <table:table-row>
              <table:table-cell office:value-type="float" office:value="4407462.41052156">
                <text:p>4407462.41052156</text:p>
              </table:table-cell>
              <table:table-cell office:value-type="float" office:value="-3507.63701033792">
                <text:p>-3507.63701033792</text:p>
              </table:table-cell>
            </table:table-row>
            <table:table-row>
              <table:table-cell office:value-type="float" office:value="4407462.25598398">
                <text:p>4407462.25598398</text:p>
              </table:table-cell>
              <table:table-cell office:value-type="float" office:value="-3517.72435634344">
                <text:p>-3517.72435634344</text:p>
              </table:table-cell>
            </table:table-row>
            <table:table-row>
              <table:table-cell office:value-type="float" office:value="4407462.02835072">
                <text:p>4407462.02835072</text:p>
              </table:table-cell>
              <table:table-cell office:value-type="float" office:value="-3536.57745920237">
                <text:p>-3536.57745920237</text:p>
              </table:table-cell>
            </table:table-row>
            <table:table-row>
              <table:table-cell office:value-type="float" office:value="4407461.7584134">
                <text:p>4407461.7584134</text:p>
              </table:table-cell>
              <table:table-cell office:value-type="float" office:value="-3566.06303433632">
                <text:p>-3566.06303433632</text:p>
              </table:table-cell>
            </table:table-row>
            <table:table-row>
              <table:table-cell office:value-type="float" office:value="4407461.99348922">
                <text:p>4407461.99348922</text:p>
              </table:table-cell>
              <table:table-cell office:value-type="float" office:value="-3570.12184284612">
                <text:p>-3570.12184284612</text:p>
              </table:table-cell>
            </table:table-row>
            <table:table-row>
              <table:table-cell office:value-type="float" office:value="4407462.21292812">
                <text:p>4407462.21292812</text:p>
              </table:table-cell>
              <table:table-cell office:value-type="float" office:value="-3572.42839235744">
                <text:p>-3572.42839235744</text:p>
              </table:table-cell>
            </table:table-row>
            <table:table-row>
              <table:table-cell office:value-type="float" office:value="4407462.87155894">
                <text:p>4407462.87155894</text:p>
              </table:table-cell>
              <table:table-cell office:value-type="float" office:value="-3575.9641232339">
                <text:p>-3575.9641232339</text:p>
              </table:table-cell>
            </table:table-row>
            <table:table-row>
              <table:table-cell office:value-type="float" office:value="4407463.26506932">
                <text:p>4407463.26506932</text:p>
              </table:table-cell>
              <table:table-cell office:value-type="float" office:value="-3577.51654906512">
                <text:p>-3577.51654906512</text:p>
              </table:table-cell>
            </table:table-row>
            <table:table-row>
              <table:table-cell office:value-type="float" office:value="4407464.33675163">
                <text:p>4407464.33675163</text:p>
              </table:table-cell>
              <table:table-cell office:value-type="float" office:value="-3580.5973621956">
                <text:p>-3580.5973621956</text:p>
              </table:table-cell>
            </table:table-row>
            <table:table-row>
              <table:table-cell office:value-type="float" office:value="4407465.25128531">
                <text:p>4407465.25128531</text:p>
              </table:table-cell>
              <table:table-cell office:value-type="float" office:value="-3582.56911959098">
                <text:p>-3582.56911959098</text:p>
              </table:table-cell>
            </table:table-row>
            <table:table-row>
              <table:table-cell office:value-type="float" office:value="4407465.98988608">
                <text:p>4407465.98988608</text:p>
              </table:table-cell>
              <table:table-cell office:value-type="float" office:value="-3584.0083071146">
                <text:p>-3584.0083071146</text:p>
              </table:table-cell>
            </table:table-row>
            <table:table-row>
              <table:table-cell office:value-type="float" office:value="4407467.26809118">
                <text:p>4407467.26809118</text:p>
              </table:table-cell>
              <table:table-cell office:value-type="float" office:value="-3586.10459935438">
                <text:p>-3586.10459935438</text:p>
              </table:table-cell>
            </table:table-row>
            <table:table-row>
              <table:table-cell office:value-type="float" office:value="4407469.41135448">
                <text:p>4407469.41135448</text:p>
              </table:table-cell>
              <table:table-cell office:value-type="float" office:value="-3588.71247067604">
                <text:p>-3588.71247067604</text:p>
              </table:table-cell>
            </table:table-row>
            <table:table-row>
              <table:table-cell office:value-type="float" office:value="4407470.73434591">
                <text:p>4407470.73434591</text:p>
              </table:table-cell>
              <table:table-cell office:value-type="float" office:value="-3589.99491710493">
                <text:p>-3589.99491710493</text:p>
              </table:table-cell>
            </table:table-row>
            <table:table-row>
              <table:table-cell office:value-type="float" office:value="4407472.68835441">
                <text:p>4407472.68835441</text:p>
              </table:table-cell>
              <table:table-cell office:value-type="float" office:value="-3591.61912310787">
                <text:p>-3591.61912310787</text:p>
              </table:table-cell>
            </table:table-row>
            <table:table-row>
              <table:table-cell office:value-type="float" office:value="4407474.60067683">
                <text:p>4407474.60067683</text:p>
              </table:table-cell>
              <table:table-cell office:value-type="float" office:value="-3592.81416627212">
                <text:p>-3592.81416627212</text:p>
              </table:table-cell>
            </table:table-row>
            <table:table-row>
              <table:table-cell office:value-type="float" office:value="4407476.12801224">
                <text:p>4407476.12801224</text:p>
              </table:table-cell>
              <table:table-cell office:value-type="float" office:value="-3593.52819850212">
                <text:p>-3593.52819850212</text:p>
              </table:table-cell>
            </table:table-row>
            <table:table-row>
              <table:table-cell office:value-type="float" office:value="4407479.64197411">
                <text:p>4407479.64197411</text:p>
              </table:table-cell>
              <table:table-cell office:value-type="float" office:value="-3594.59829216522">
                <text:p>-3594.59829216522</text:p>
              </table:table-cell>
            </table:table-row>
            <table:table-row>
              <table:table-cell office:value-type="float" office:value="4407480.80663348">
                <text:p>4407480.80663348</text:p>
              </table:table-cell>
              <table:table-cell office:value-type="float" office:value="-3594.72615866361">
                <text:p>-3594.72615866361</text:p>
              </table:table-cell>
            </table:table-row>
            <table:table-row>
              <table:table-cell office:value-type="float" office:value="4407482.98509059">
                <text:p>4407482.98509059</text:p>
              </table:table-cell>
              <table:table-cell office:value-type="float" office:value="-3594.7676206546">
                <text:p>-3594.7676206546</text:p>
              </table:table-cell>
            </table:table-row>
            <table:table-row>
              <table:table-cell office:value-type="float" office:value="4407485.66497411">
                <text:p>4407485.66497411</text:p>
              </table:table-cell>
              <table:table-cell office:value-type="float" office:value="-3594.42742959641">
                <text:p>-3594.42742959641</text:p>
              </table:table-cell>
            </table:table-row>
            <table:table-row>
              <table:table-cell office:value-type="float" office:value="4407488.63017116">
                <text:p>4407488.63017116</text:p>
              </table:table-cell>
              <table:table-cell office:value-type="float" office:value="-3593.31865993061">
                <text:p>-3593.31865993061</text:p>
              </table:table-cell>
            </table:table-row>
            <table:table-row>
              <table:table-cell office:value-type="float" office:value="4407489.80385156">
                <text:p>4407489.80385156</text:p>
              </table:table-cell>
              <table:table-cell office:value-type="float" office:value="-3592.84888836517">
                <text:p>-3592.84888836517</text:p>
              </table:table-cell>
            </table:table-row>
            <table:table-row>
              <table:table-cell office:value-type="float" office:value="4407492.20781672">
                <text:p>4407492.20781672</text:p>
              </table:table-cell>
              <table:table-cell office:value-type="float" office:value="-3591.31336458361">
                <text:p>-3591.31336458361</text:p>
              </table:table-cell>
            </table:table-row>
            <table:table-row>
              <table:table-cell office:value-type="float" office:value="4407492.21890858">
                <text:p>4407492.21890858</text:p>
              </table:table-cell>
              <table:table-cell office:value-type="float" office:value="-3591.3214094657">
                <text:p>-3591.3214094657</text:p>
              </table:table-cell>
            </table:table-row>
            <table:table-row>
              <table:table-cell office:value-type="float" office:value="4407493.68402763">
                <text:p>4407493.68402763</text:p>
              </table:table-cell>
              <table:table-cell office:value-type="float" office:value="-3590.24440575595">
                <text:p>-3590.24440575595</text:p>
              </table:table-cell>
            </table:table-row>
            <table:table-row>
              <table:table-cell office:value-type="float" office:value="4407495.59469695">
                <text:p>4407495.59469695</text:p>
              </table:table-cell>
              <table:table-cell office:value-type="float" office:value="-3588.36945622819">
                <text:p>-3588.36945622819</text:p>
              </table:table-cell>
            </table:table-row>
            <table:table-row>
              <table:table-cell office:value-type="float" office:value="4407496.53810645">
                <text:p>4407496.53810645</text:p>
              </table:table-cell>
              <table:table-cell office:value-type="float" office:value="-3587.36173890296">
                <text:p>-3587.36173890296</text:p>
              </table:table-cell>
            </table:table-row>
            <table:table-row>
              <table:table-cell office:value-type="float" office:value="4407497.60485589">
                <text:p>4407497.60485589</text:p>
              </table:table-cell>
              <table:table-cell office:value-type="float" office:value="-3585.84942222203">
                <text:p>-3585.84942222203</text:p>
              </table:table-cell>
            </table:table-row>
            <table:table-row>
              <table:table-cell office:value-type="float" office:value="4407498.183537">
                <text:p>4407498.183537</text:p>
              </table:table-cell>
              <table:table-cell office:value-type="float" office:value="-3585.01158870292">
                <text:p>-3585.01158870292</text:p>
              </table:table-cell>
            </table:table-row>
            <table:table-row>
              <table:table-cell office:value-type="float" office:value="4407499.17676101">
                <text:p>4407499.17676101</text:p>
              </table:table-cell>
              <table:table-cell office:value-type="float" office:value="-3583.4405453499">
                <text:p>-3583.4405453499</text:p>
              </table:table-cell>
            </table:table-row>
            <table:table-row>
              <table:table-cell office:value-type="float" office:value="4407500.11248806">
                <text:p>4407500.11248806</text:p>
              </table:table-cell>
              <table:table-cell office:value-type="float" office:value="-3581.76860827741">
                <text:p>-3581.76860827741</text:p>
              </table:table-cell>
            </table:table-row>
            <table:table-row>
              <table:table-cell office:value-type="float" office:value="4407500.84514263">
                <text:p>4407500.84514263</text:p>
              </table:table-cell>
              <table:table-cell office:value-type="float" office:value="-3580.27102860279">
                <text:p>-3580.27102860279</text:p>
              </table:table-cell>
            </table:table-row>
            <table:table-row>
              <table:table-cell office:value-type="float" office:value="4407501.58088504">
                <text:p>4407501.58088504</text:p>
              </table:table-cell>
              <table:table-cell office:value-type="float" office:value="-3578.34533225733">
                <text:p>-3578.34533225733</text:p>
              </table:table-cell>
            </table:table-row>
            <table:table-row>
              <table:table-cell office:value-type="float" office:value="4407501.99940861">
                <text:p>4407501.99940861</text:p>
              </table:table-cell>
              <table:table-cell office:value-type="float" office:value="-3577.11542349336">
                <text:p>-3577.11542349336</text:p>
              </table:table-cell>
            </table:table-row>
            <table:table-row>
              <table:table-cell office:value-type="float" office:value="4407502.55972119">
                <text:p>4407502.55972119</text:p>
              </table:table-cell>
              <table:table-cell office:value-type="float" office:value="-3575.26989210367">
                <text:p>-3575.26989210367</text:p>
              </table:table-cell>
            </table:table-row>
            <table:table-row>
              <table:table-cell office:value-type="float" office:value="4407502.8691301">
                <text:p>4407502.8691301</text:p>
              </table:table-cell>
              <table:table-cell office:value-type="float" office:value="-3573.82021214835">
                <text:p>-3573.82021214835</text:p>
              </table:table-cell>
            </table:table-row>
            <table:table-row>
              <table:table-cell office:value-type="float" office:value="4407503.35176535">
                <text:p>4407503.35176535</text:p>
              </table:table-cell>
              <table:table-cell office:value-type="float" office:value="-3571.12425944912">
                <text:p>-3571.12425944912</text:p>
              </table:table-cell>
            </table:table-row>
            <table:table-row>
              <table:table-cell office:value-type="float" office:value="4407503.65045278">
                <text:p>4407503.65045278</text:p>
              </table:table-cell>
              <table:table-cell office:value-type="float" office:value="-3569.06696846503">
                <text:p>-3569.06696846503</text:p>
              </table:table-cell>
            </table:table-row>
            <table:table-row>
              <table:table-cell office:value-type="float" office:value="4407503.77524665">
                <text:p>4407503.77524665</text:p>
              </table:table-cell>
              <table:table-cell office:value-type="float" office:value="-3566.86699173528">
                <text:p>-3566.86699173528</text:p>
              </table:table-cell>
            </table:table-row>
            <table:table-row>
              <table:table-cell office:value-type="float" office:value="4407503.85500427">
                <text:p>4407503.85500427</text:p>
              </table:table-cell>
              <table:table-cell office:value-type="float" office:value="-3565.05790360317">
                <text:p>-3565.05790360317</text:p>
              </table:table-cell>
            </table:table-row>
            <table:table-row>
              <table:table-cell office:value-type="float" office:value="4407503.87259485">
                <text:p>4407503.87259485</text:p>
              </table:table-cell>
              <table:table-cell office:value-type="float" office:value="-3562.77416191585">
                <text:p>-3562.77416191585</text:p>
              </table:table-cell>
            </table:table-row>
            <table:table-row>
              <table:table-cell office:value-type="float" office:value="4407503.93464439">
                <text:p>4407503.93464439</text:p>
              </table:table-cell>
              <table:table-cell office:value-type="float" office:value="-3560.04037118679">
                <text:p>-3560.04037118679</text:p>
              </table:table-cell>
            </table:table-row>
            <table:table-row>
              <table:table-cell office:value-type="float" office:value="4407503.98241768">
                <text:p>4407503.98241768</text:p>
              </table:table-cell>
              <table:table-cell office:value-type="float" office:value="-3556.94433570786">
                <text:p>-3556.94433570786</text:p>
              </table:table-cell>
            </table:table-row>
            <table:table-row>
              <table:table-cell office:value-type="float" office:value="4407504.12478998">
                <text:p>4407504.12478998</text:p>
              </table:table-cell>
              <table:table-cell office:value-type="float" office:value="-3551.40838138493">
                <text:p>-3551.40838138493</text:p>
              </table:table-cell>
            </table:table-row>
            <table:table-row>
              <table:table-cell office:value-type="float" office:value="4407504.22477978">
                <text:p>4407504.22477978</text:p>
              </table:table-cell>
              <table:table-cell office:value-type="float" office:value="-3545.06820721072">
                <text:p>-3545.06820721072</text:p>
              </table:table-cell>
            </table:table-row>
            <table:table-row>
              <table:table-cell office:value-type="float" office:value="4407504.36058424">
                <text:p>4407504.36058424</text:p>
              </table:table-cell>
              <table:table-cell office:value-type="float" office:value="-3539.64032104811">
                <text:p>-3539.64032104811</text:p>
              </table:table-cell>
            </table:table-row>
            <table:table-row>
              <table:table-cell office:value-type="float" office:value="4407504.4506226">
                <text:p>4407504.4506226</text:p>
              </table:table-cell>
              <table:table-cell office:value-type="float" office:value="-3534.80028587752">
                <text:p>-3534.80028587752</text:p>
              </table:table-cell>
            </table:table-row>
            <table:table-row>
              <table:table-cell office:value-type="float" office:value="4407504.59829332">
                <text:p>4407504.59829332</text:p>
              </table:table-cell>
              <table:table-cell office:value-type="float" office:value="-3529.51530554503">
                <text:p>-3529.51530554503</text:p>
              </table:table-cell>
            </table:table-row>
            <table:table-row>
              <table:table-cell office:value-type="float" office:value="4407504.87245735">
                <text:p>4407504.87245735</text:p>
              </table:table-cell>
              <table:table-cell office:value-type="float" office:value="-3516.1296626141">
                <text:p>-3516.1296626141</text:p>
              </table:table-cell>
            </table:table-row>
            <table:table-row>
              <table:table-cell office:value-type="float" office:value="4407504.96790256">
                <text:p>4407504.96790256</text:p>
              </table:table-cell>
              <table:table-cell office:value-type="float" office:value="-3509.69191517016">
                <text:p>-3509.69191517016</text:p>
              </table:table-cell>
            </table:table-row>
            <table:table-row>
              <table:table-cell office:value-type="float" office:value="4407505.10163794">
                <text:p>4407505.10163794</text:p>
              </table:table-cell>
              <table:table-cell office:value-type="float" office:value="-3506.90282579399">
                <text:p>-3506.90282579399</text:p>
              </table:table-cell>
            </table:table-row>
            <table:table-row>
              <table:table-cell office:value-type="float" office:value="4407505.34077389">
                <text:p>4407505.34077389</text:p>
              </table:table-cell>
              <table:table-cell office:value-type="float" office:value="-3505.26332799298">
                <text:p>-3505.26332799298</text:p>
              </table:table-cell>
            </table:table-row>
            <table:table-row>
              <table:table-cell office:value-type="float" office:value="4407505.6105201">
                <text:p>4407505.6105201</text:p>
              </table:table-cell>
              <table:table-cell office:value-type="float" office:value="-3503.68183116928">
                <text:p>-3503.68183116928</text:p>
              </table:table-cell>
            </table:table-row>
            <table:table-row>
              <table:table-cell office:value-type="float" office:value="4407505.80500409">
                <text:p>4407505.80500409</text:p>
              </table:table-cell>
              <table:table-cell office:value-type="float" office:value="-3502.51589617933">
                <text:p>-3502.51589617933</text:p>
              </table:table-cell>
            </table:table-row>
            <table:table-row>
              <table:table-cell office:value-type="float" office:value="4407505.81281239">
                <text:p>4407505.81281239</text:p>
              </table:table-cell>
              <table:table-cell office:value-type="float" office:value="-3502.49497346221">
                <text:p>-3502.49497346221</text:p>
              </table:table-cell>
            </table:table-row>
            <table:table-row>
              <table:table-cell office:value-type="float" office:value="4407505.99724798">
                <text:p>4407505.99724798</text:p>
              </table:table-cell>
              <table:table-cell office:value-type="float" office:value="-3501.64093554471">
                <text:p>-3501.64093554471</text:p>
              </table:table-cell>
            </table:table-row>
            <table:table-row>
              <table:table-cell office:value-type="float" office:value="4407506.72769653">
                <text:p>4407506.72769653</text:p>
              </table:table-cell>
              <table:table-cell office:value-type="float" office:value="-3499.0777931266">
                <text:p>-3499.0777931266</text:p>
              </table:table-cell>
            </table:table-row>
            <table:table-row>
              <table:table-cell office:value-type="float" office:value="4407507.89285264">
                <text:p>4407507.89285264</text:p>
              </table:table-cell>
              <table:table-cell office:value-type="float" office:value="-3495.61329143054">
                <text:p>-3495.61329143054</text:p>
              </table:table-cell>
            </table:table-row>
            <table:table-row>
              <table:table-cell office:value-type="float" office:value="4407509.73241374">
                <text:p>4407509.73241374</text:p>
              </table:table-cell>
              <table:table-cell office:value-type="float" office:value="-3492.304898194">
                <text:p>-3492.304898194</text:p>
              </table:table-cell>
            </table:table-row>
            <table:table-row>
              <table:table-cell office:value-type="float" office:value="4407511.13150921">
                <text:p>4407511.13150921</text:p>
              </table:table-cell>
              <table:table-cell office:value-type="float" office:value="-3489.98185809385">
                <text:p>-3489.98185809385</text:p>
              </table:table-cell>
            </table:table-row>
            <table:table-row>
              <table:table-cell office:value-type="float" office:value="4407512.28098399">
                <text:p>4407512.28098399</text:p>
              </table:table-cell>
              <table:table-cell office:value-type="float" office:value="-3488.38368915951">
                <text:p>-3488.38368915951</text:p>
              </table:table-cell>
            </table:table-row>
            <table:table-row>
              <table:table-cell office:value-type="float" office:value="4407513.96458696">
                <text:p>4407513.96458696</text:p>
              </table:table-cell>
              <table:table-cell office:value-type="float" office:value="-3486.55999095652">
                <text:p>-3486.55999095652</text:p>
              </table:table-cell>
            </table:table-row>
            <table:table-row>
              <table:table-cell office:value-type="float" office:value="4407515.09416073">
                <text:p>4407515.09416073</text:p>
              </table:table-cell>
              <table:table-cell office:value-type="float" office:value="-3485.36268678497">
                <text:p>-3485.36268678497</text:p>
              </table:table-cell>
            </table:table-row>
            <table:table-row>
              <table:table-cell office:value-type="float" office:value="4407516.22700706">
                <text:p>4407516.22700706</text:p>
              </table:table-cell>
              <table:table-cell office:value-type="float" office:value="-3484.42947002898">
                <text:p>-3484.42947002898</text:p>
              </table:table-cell>
            </table:table-row>
            <table:table-row>
              <table:table-cell office:value-type="float" office:value="4407517.61441421">
                <text:p>4407517.61441421</text:p>
              </table:table-cell>
              <table:table-cell office:value-type="float" office:value="-3483.43122483453">
                <text:p>-3483.43122483453</text:p>
              </table:table-cell>
            </table:table-row>
            <table:table-row>
              <table:table-cell office:value-type="float" office:value="4407519.52196047">
                <text:p>4407519.52196047</text:p>
              </table:table-cell>
              <table:table-cell office:value-type="float" office:value="-3482.35890951903">
                <text:p>-3482.35890951903</text:p>
              </table:table-cell>
            </table:table-row>
            <table:table-row>
              <table:table-cell office:value-type="float" office:value="4407521.385678">
                <text:p>4407521.385678</text:p>
              </table:table-cell>
              <table:table-cell office:value-type="float" office:value="-3481.70949487275">
                <text:p>-3481.70949487275</text:p>
              </table:table-cell>
            </table:table-row>
            <table:table-row>
              <table:table-cell office:value-type="float" office:value="4407522.50427184">
                <text:p>4407522.50427184</text:p>
              </table:table-cell>
              <table:table-cell office:value-type="float" office:value="-3481.44118352302">
                <text:p>-3481.44118352302</text:p>
              </table:table-cell>
            </table:table-row>
            <table:table-row>
              <table:table-cell office:value-type="float" office:value="4407524.4808511">
                <text:p>4407524.4808511</text:p>
              </table:table-cell>
              <table:table-cell office:value-type="float" office:value="-3481.03162312629">
                <text:p>-3481.03162312629</text:p>
              </table:table-cell>
            </table:table-row>
            <table:table-row>
              <table:table-cell office:value-type="float" office:value="4407526.27204451">
                <text:p>4407526.27204451</text:p>
              </table:table-cell>
              <table:table-cell office:value-type="float" office:value="-3480.80605487659">
                <text:p>-3480.80605487659</text:p>
              </table:table-cell>
            </table:table-row>
            <table:table-row>
              <table:table-cell office:value-type="float" office:value="4407527.22567687">
                <text:p>4407527.22567687</text:p>
              </table:table-cell>
              <table:table-cell office:value-type="float" office:value="-3480.84987196425">
                <text:p>-3480.84987196425</text:p>
              </table:table-cell>
            </table:table-row>
            <table:table-row>
              <table:table-cell office:value-type="float" office:value="4407527.84546658">
                <text:p>4407527.84546658</text:p>
              </table:table-cell>
              <table:table-cell office:value-type="float" office:value="-3480.91635124774">
                <text:p>-3480.91635124774</text:p>
              </table:table-cell>
            </table:table-row>
            <table:table-row>
              <table:table-cell office:value-type="float" office:value="4407529.28137354">
                <text:p>4407529.28137354</text:p>
              </table:table-cell>
              <table:table-cell office:value-type="float" office:value="-3481.08457092358">
                <text:p>-3481.08457092358</text:p>
              </table:table-cell>
            </table:table-row>
            <table:table-row>
              <table:table-cell office:value-type="float" office:value="4407531.42139723">
                <text:p>4407531.42139723</text:p>
              </table:table-cell>
              <table:table-cell office:value-type="float" office:value="-3481.53205460098">
                <text:p>-3481.53205460098</text:p>
              </table:table-cell>
            </table:table-row>
            <table:table-row>
              <table:table-cell office:value-type="float" office:value="4407532.78660317">
                <text:p>4407532.78660317</text:p>
              </table:table-cell>
              <table:table-cell office:value-type="float" office:value="-3482.06004510676">
                <text:p>-3482.06004510676</text:p>
              </table:table-cell>
            </table:table-row>
            <table:table-row>
              <table:table-cell office:value-type="float" office:value="4407534.62637261">
                <text:p>4407534.62637261</text:p>
              </table:table-cell>
              <table:table-cell office:value-type="float" office:value="-3483.23268459786">
                <text:p>-3483.23268459786</text:p>
              </table:table-cell>
            </table:table-row>
            <table:table-row>
              <table:table-cell office:value-type="float" office:value="4407535.95407573">
                <text:p>4407535.95407573</text:p>
              </table:table-cell>
              <table:table-cell office:value-type="float" office:value="-3484.12988930583">
                <text:p>-3484.12988930583</text:p>
              </table:table-cell>
            </table:table-row>
            <table:table-row>
              <table:table-cell office:value-type="float" office:value="4407537.57480913">
                <text:p>4407537.57480913</text:p>
              </table:table-cell>
              <table:table-cell office:value-type="float" office:value="-3485.21643596803">
                <text:p>-3485.21643596803</text:p>
              </table:table-cell>
            </table:table-row>
            <table:table-row>
              <table:table-cell office:value-type="float" office:value="4407538.84842311">
                <text:p>4407538.84842311</text:p>
              </table:table-cell>
              <table:table-cell office:value-type="float" office:value="-3486.34574305231">
                <text:p>-3486.34574305231</text:p>
              </table:table-cell>
            </table:table-row>
            <table:table-row>
              <table:table-cell office:value-type="float" office:value="4407540.89087401">
                <text:p>4407540.89087401</text:p>
              </table:table-cell>
              <table:table-cell office:value-type="float" office:value="-3488.2699660849">
                <text:p>-3488.2699660849</text:p>
              </table:table-cell>
            </table:table-row>
            <table:table-row>
              <table:table-cell office:value-type="float" office:value="4407543.99357832">
                <text:p>4407543.99357832</text:p>
              </table:table-cell>
              <table:table-cell office:value-type="float" office:value="-3491.80528393001">
                <text:p>-3491.80528393001</text:p>
              </table:table-cell>
            </table:table-row>
            <table:table-row>
              <table:table-cell office:value-type="float" office:value="4407546.16142615">
                <text:p>4407546.16142615</text:p>
              </table:table-cell>
              <table:table-cell office:value-type="float" office:value="-3495.0141215859">
                <text:p>-3495.0141215859</text:p>
              </table:table-cell>
            </table:table-row>
            <table:table-row>
              <table:table-cell office:value-type="float" office:value="4407548.1401468">
                <text:p>4407548.1401468</text:p>
              </table:table-cell>
              <table:table-cell office:value-type="float" office:value="-3498.37029403816">
                <text:p>-3498.37029403816</text:p>
              </table:table-cell>
            </table:table-row>
            <table:table-row>
              <table:table-cell office:value-type="float" office:value="4407549.57177512">
                <text:p>4407549.57177512</text:p>
              </table:table-cell>
              <table:table-cell office:value-type="float" office:value="-3501.06156191151">
                <text:p>-3501.06156191151</text:p>
              </table:table-cell>
            </table:table-row>
            <table:table-row>
              <table:table-cell office:value-type="float" office:value="4407550.7547952">
                <text:p>4407550.7547952</text:p>
              </table:table-cell>
              <table:table-cell office:value-type="float" office:value="-3503.72923536493">
                <text:p>-3503.72923536493</text:p>
              </table:table-cell>
            </table:table-row>
            <table:table-row>
              <table:table-cell office:value-type="float" office:value="4407551.67616912">
                <text:p>4407551.67616912</text:p>
              </table:table-cell>
              <table:table-cell office:value-type="float" office:value="-3506.18825928266">
                <text:p>-3506.18825928266</text:p>
              </table:table-cell>
            </table:table-row>
            <table:table-row>
              <table:table-cell office:value-type="float" office:value="4407552.57656566">
                <text:p>4407552.57656566</text:p>
              </table:table-cell>
              <table:table-cell office:value-type="float" office:value="-3508.88956344782">
                <text:p>-3508.88956344782</text:p>
              </table:table-cell>
            </table:table-row>
            <table:table-row>
              <table:table-cell office:value-type="float" office:value="4407553.45853739">
                <text:p>4407553.45853739</text:p>
              </table:table-cell>
              <table:table-cell office:value-type="float" office:value="-3511.80142373125">
                <text:p>-3511.80142373125</text:p>
              </table:table-cell>
            </table:table-row>
            <table:table-row>
              <table:table-cell office:value-type="float" office:value="4407554.12024482">
                <text:p>4407554.12024482</text:p>
              </table:table-cell>
              <table:table-cell office:value-type="float" office:value="-3515.65523589657">
                <text:p>-3515.65523589657</text:p>
              </table:table-cell>
            </table:table-row>
            <table:table-row>
              <table:table-cell office:value-type="float" office:value="4407554.64387261">
                <text:p>4407554.64387261</text:p>
              </table:table-cell>
              <table:table-cell office:value-type="float" office:value="-3519.27128979111">
                <text:p>-3519.27128979111</text:p>
              </table:table-cell>
            </table:table-row>
            <table:table-row>
              <table:table-cell office:value-type="float" office:value="4407555.01152392">
                <text:p>4407555.01152392</text:p>
              </table:table-cell>
              <table:table-cell office:value-type="float" office:value="-3523.85069376806">
                <text:p>-3523.85069376806</text:p>
              </table:table-cell>
            </table:table-row>
            <table:table-row>
              <table:table-cell office:value-type="float" office:value="4407554.98129481">
                <text:p>4407554.98129481</text:p>
              </table:table-cell>
              <table:table-cell office:value-type="float" office:value="-3529.83702817758">
                <text:p>-3529.83702817758</text:p>
              </table:table-cell>
            </table:table-row>
            <table:table-row>
              <table:table-cell office:value-type="float" office:value="4407554.79346305">
                <text:p>4407554.79346305</text:p>
              </table:table-cell>
              <table:table-cell office:value-type="float" office:value="-3535.02000606112">
                <text:p>-3535.02000606112</text:p>
              </table:table-cell>
            </table:table-row>
            <table:table-row>
              <table:table-cell office:value-type="float" office:value="4407554.37430966">
                <text:p>4407554.37430966</text:p>
              </table:table-cell>
              <table:table-cell office:value-type="float" office:value="-3538.25664549977">
                <text:p>-3538.25664549977</text:p>
              </table:table-cell>
            </table:table-row>
            <table:table-row>
              <table:table-cell office:value-type="float" office:value="4407553.35805327">
                <text:p>4407553.35805327</text:p>
              </table:table-cell>
              <table:table-cell office:value-type="float" office:value="-3543.45341898644">
                <text:p>-3543.45341898644</text:p>
              </table:table-cell>
            </table:table-row>
            <table:table-row>
              <table:table-cell office:value-type="float" office:value="4407552.3067258">
                <text:p>4407552.3067258</text:p>
              </table:table-cell>
              <table:table-cell office:value-type="float" office:value="-3547.70252930997">
                <text:p>-3547.70252930997</text:p>
              </table:table-cell>
            </table:table-row>
            <table:table-row>
              <table:table-cell office:value-type="float" office:value="4407550.59580204">
                <text:p>4407550.59580204</text:p>
              </table:table-cell>
              <table:table-cell office:value-type="float" office:value="-3553.85402022574">
                <text:p>-3553.85402022574</text:p>
              </table:table-cell>
            </table:table-row>
            <table:table-row>
              <table:table-cell office:value-type="float" office:value="4407548.90142846">
                <text:p>4407548.90142846</text:p>
              </table:table-cell>
              <table:table-cell office:value-type="float" office:value="-3559.40120153503">
                <text:p>-3559.40120153503</text:p>
              </table:table-cell>
            </table:table-row>
            <table:table-row>
              <table:table-cell office:value-type="float" office:value="4407547.57444248">
                <text:p>4407547.57444248</text:p>
              </table:table-cell>
              <table:table-cell office:value-type="float" office:value="-3563.43864394952">
                <text:p>-3563.43864394952</text:p>
              </table:table-cell>
            </table:table-row>
            <table:table-row>
              <table:table-cell office:value-type="float" office:value="4407545.52755941">
                <text:p>4407545.52755941</text:p>
              </table:table-cell>
              <table:table-cell office:value-type="float" office:value="-3569.49010779659">
                <text:p>-3569.49010779659</text:p>
              </table:table-cell>
            </table:table-row>
            <table:table-row>
              <table:table-cell office:value-type="float" office:value="4407544.0087439">
                <text:p>4407544.0087439</text:p>
              </table:table-cell>
              <table:table-cell office:value-type="float" office:value="-3573.8691798326">
                <text:p>-3573.8691798326</text:p>
              </table:table-cell>
            </table:table-row>
            <table:table-row>
              <table:table-cell office:value-type="float" office:value="4407541.96095533">
                <text:p>4407541.96095533</text:p>
              </table:table-cell>
              <table:table-cell office:value-type="float" office:value="-3579.79895539891">
                <text:p>-3579.79895539891</text:p>
              </table:table-cell>
            </table:table-row>
            <table:table-row>
              <table:table-cell office:value-type="float" office:value="4407539.19279367">
                <text:p>4407539.19279367</text:p>
              </table:table-cell>
              <table:table-cell office:value-type="float" office:value="-3586.93759482326">
                <text:p>-3586.93759482326</text:p>
              </table:table-cell>
            </table:table-row>
            <table:table-row>
              <table:table-cell office:value-type="float" office:value="4407536.46169844">
                <text:p>4407536.46169844</text:p>
              </table:table-cell>
              <table:table-cell office:value-type="float" office:value="-3593.63928135997">
                <text:p>-3593.63928135997</text:p>
              </table:table-cell>
            </table:table-row>
            <table:table-row>
              <table:table-cell office:value-type="float" office:value="4407533.70884758">
                <text:p>4407533.70884758</text:p>
              </table:table-cell>
              <table:table-cell office:value-type="float" office:value="-3600.35132671521">
                <text:p>-3600.35132671521</text:p>
              </table:table-cell>
            </table:table-row>
            <table:table-row>
              <table:table-cell office:value-type="float" office:value="4407530.0426201">
                <text:p>4407530.0426201</text:p>
              </table:table-cell>
              <table:table-cell office:value-type="float" office:value="-3608.22055197832">
                <text:p>-3608.22055197832</text:p>
              </table:table-cell>
            </table:table-row>
            <table:table-row>
              <table:table-cell office:value-type="float" office:value="4407525.12670403">
                <text:p>4407525.12670403</text:p>
              </table:table-cell>
              <table:table-cell office:value-type="float" office:value="-3618.26185892903">
                <text:p>-3618.26185892903</text:p>
              </table:table-cell>
            </table:table-row>
            <table:table-row>
              <table:table-cell office:value-type="float" office:value="4407521.93969585">
                <text:p>4407521.93969585</text:p>
              </table:table-cell>
              <table:table-cell office:value-type="float" office:value="-3624.39172759525">
                <text:p>-3624.39172759525</text:p>
              </table:table-cell>
            </table:table-row>
            <table:table-row>
              <table:table-cell office:value-type="float" office:value="4407518.89639869">
                <text:p>4407518.89639869</text:p>
              </table:table-cell>
              <table:table-cell office:value-type="float" office:value="-3629.61603211427">
                <text:p>-3629.61603211427</text:p>
              </table:table-cell>
            </table:table-row>
            <table:table-row>
              <table:table-cell office:value-type="float" office:value="4407517.30502701">
                <text:p>4407517.30502701</text:p>
              </table:table-cell>
              <table:table-cell office:value-type="float" office:value="-3632.09636562438">
                <text:p>-3632.09636562438</text:p>
              </table:table-cell>
            </table:table-row>
            <table:table-row>
              <table:table-cell office:value-type="float" office:value="4407515.64595013">
                <text:p>4407515.64595013</text:p>
              </table:table-cell>
              <table:table-cell office:value-type="float" office:value="-3634.49029943703">
                <text:p>-3634.49029943703</text:p>
              </table:table-cell>
            </table:table-row>
            <table:table-row>
              <table:table-cell office:value-type="float" office:value="4407513.81852265">
                <text:p>4407513.81852265</text:p>
              </table:table-cell>
              <table:table-cell office:value-type="float" office:value="-3637.1199980644">
                <text:p>-3637.1199980644</text:p>
              </table:table-cell>
            </table:table-row>
            <table:table-row>
              <table:table-cell office:value-type="float" office:value="4407512.19653491">
                <text:p>4407512.19653491</text:p>
              </table:table-cell>
              <table:table-cell office:value-type="float" office:value="-3639.12215679659">
                <text:p>-3639.12215679659</text:p>
              </table:table-cell>
            </table:table-row>
            <table:table-row>
              <table:table-cell office:value-type="float" office:value="4407511.02373661">
                <text:p>4407511.02373661</text:p>
              </table:table-cell>
              <table:table-cell office:value-type="float" office:value="-3640.65080377449">
                <text:p>-3640.65080377449</text:p>
              </table:table-cell>
            </table:table-row>
            <table:table-row>
              <table:table-cell office:value-type="float" office:value="4407509.53363075">
                <text:p>4407509.53363075</text:p>
              </table:table-cell>
              <table:table-cell office:value-type="float" office:value="-3642.44969497361">
                <text:p>-3642.44969497361</text:p>
              </table:table-cell>
            </table:table-row>
            <table:table-row>
              <table:table-cell office:value-type="float" office:value="4407507.74910381">
                <text:p>4407507.74910381</text:p>
              </table:table-cell>
              <table:table-cell office:value-type="float" office:value="-3644.16731667939">
                <text:p>-3644.16731667939</text:p>
              </table:table-cell>
            </table:table-row>
            <table:table-row>
              <table:table-cell office:value-type="float" office:value="4407505.59405958">
                <text:p>4407505.59405958</text:p>
              </table:table-cell>
              <table:table-cell office:value-type="float" office:value="-3646.2429049005">
                <text:p>-3646.2429049005</text:p>
              </table:table-cell>
            </table:table-row>
            <table:table-row>
              <table:table-cell office:value-type="float" office:value="4407500.92712244">
                <text:p>4407500.92712244</text:p>
              </table:table-cell>
              <table:table-cell office:value-type="float" office:value="-3650.51416131831">
                <text:p>-3650.51416131831</text:p>
              </table:table-cell>
            </table:table-row>
            <table:table-row>
              <table:table-cell office:value-type="float" office:value="4407497.679394">
                <text:p>4407497.679394</text:p>
              </table:table-cell>
              <table:table-cell office:value-type="float" office:value="-3652.97772435295">
                <text:p>-3652.97772435295</text:p>
              </table:table-cell>
            </table:table-row>
            <table:table-row>
              <table:table-cell office:value-type="float" office:value="4407494.37122288">
                <text:p>4407494.37122288</text:p>
              </table:table-cell>
              <table:table-cell office:value-type="float" office:value="-3655.16231148597">
                <text:p>-3655.16231148597</text:p>
              </table:table-cell>
            </table:table-row>
            <table:table-row>
              <table:table-cell office:value-type="float" office:value="4407489.75819633">
                <text:p>4407489.75819633</text:p>
              </table:table-cell>
              <table:table-cell office:value-type="float" office:value="-3657.38282697253">
                <text:p>-3657.38282697253</text:p>
              </table:table-cell>
            </table:table-row>
            <table:table-row>
              <table:table-cell office:value-type="float" office:value="4407487.05713408">
                <text:p>4407487.05713408</text:p>
              </table:table-cell>
              <table:table-cell office:value-type="float" office:value="-3658.28589233381">
                <text:p>-3658.28589233381</text:p>
              </table:table-cell>
            </table:table-row>
            <table:table-row>
              <table:table-cell office:value-type="float" office:value="4407480.80933998">
                <text:p>4407480.80933998</text:p>
              </table:table-cell>
              <table:table-cell office:value-type="float" office:value="-3659.02129120191">
                <text:p>-3659.02129120191</text:p>
              </table:table-cell>
            </table:table-row>
            <table:table-row>
              <table:table-cell office:value-type="float" office:value="4407477.20574416">
                <text:p>4407477.20574416</text:p>
              </table:table-cell>
              <table:table-cell office:value-type="float" office:value="-3659.03683536492">
                <text:p>-3659.03683536492</text:p>
              </table:table-cell>
            </table:table-row>
            <table:table-row>
              <table:table-cell office:value-type="float" office:value="4407472.82223856">
                <text:p>4407472.82223856</text:p>
              </table:table-cell>
              <table:table-cell office:value-type="float" office:value="-3658.2294790051">
                <text:p>-3658.2294790051</text:p>
              </table:table-cell>
            </table:table-row>
            <table:table-row>
              <table:table-cell office:value-type="float" office:value="4407469.15774344">
                <text:p>4407469.15774344</text:p>
              </table:table-cell>
              <table:table-cell office:value-type="float" office:value="-3657.09118902562">
                <text:p>-3657.09118902562</text:p>
              </table:table-cell>
            </table:table-row>
            <table:table-row>
              <table:table-cell office:value-type="float" office:value="4407467.6288804">
                <text:p>4407467.6288804</text:p>
              </table:table-cell>
              <table:table-cell office:value-type="float" office:value="-3656.48733756002">
                <text:p>-3656.48733756002</text:p>
              </table:table-cell>
            </table:table-row>
            <table:table-row>
              <table:table-cell office:value-type="float" office:value="4407465.98065798">
                <text:p>4407465.98065798</text:p>
              </table:table-cell>
              <table:table-cell office:value-type="float" office:value="-3655.43108255724">
                <text:p>-3655.43108255724</text:p>
              </table:table-cell>
            </table:table-row>
            <table:table-row>
              <table:table-cell office:value-type="float" office:value="4407462.36827379">
                <text:p>4407462.36827379</text:p>
              </table:table-cell>
              <table:table-cell office:value-type="float" office:value="-3652.90416819027">
                <text:p>-3652.90416819027</text:p>
              </table:table-cell>
            </table:table-row>
            <table:table-row>
              <table:table-cell office:value-type="float" office:value="4407458.53799306">
                <text:p>4407458.53799306</text:p>
              </table:table-cell>
              <table:table-cell office:value-type="float" office:value="-3649.60425995845">
                <text:p>-3649.60425995845</text:p>
              </table:table-cell>
            </table:table-row>
            <table:table-row>
              <table:table-cell office:value-type="float" office:value="4407454.81592982">
                <text:p>4407454.81592982</text:p>
              </table:table-cell>
              <table:table-cell office:value-type="float" office:value="-3646.3274193865">
                <text:p>-3646.3274193865</text:p>
              </table:table-cell>
            </table:table-row>
            <table:table-row>
              <table:table-cell office:value-type="float" office:value="4407445.67874651">
                <text:p>4407445.67874651</text:p>
              </table:table-cell>
              <table:table-cell office:value-type="float" office:value="-3638.18816596457">
                <text:p>-3638.18816596457</text:p>
              </table:table-cell>
            </table:table-row>
            <table:table-row>
              <table:table-cell office:value-type="float" office:value="4407435.73241911">
                <text:p>4407435.73241911</text:p>
              </table:table-cell>
              <table:table-cell office:value-type="float" office:value="-3629.23858114139">
                <text:p>-3629.23858114139</text:p>
              </table:table-cell>
            </table:table-row>
            <table:table-row>
              <table:table-cell office:value-type="float" office:value="4407423.80367156">
                <text:p>4407423.80367156</text:p>
              </table:table-cell>
              <table:table-cell office:value-type="float" office:value="-3618.80128322607">
                <text:p>-3618.80128322607</text:p>
              </table:table-cell>
            </table:table-row>
            <table:table-row>
              <table:table-cell office:value-type="float" office:value="4407414.22112792">
                <text:p>4407414.22112792</text:p>
              </table:table-cell>
              <table:table-cell office:value-type="float" office:value="-3610.34791284094">
                <text:p>-3610.34791284094</text:p>
              </table:table-cell>
            </table:table-row>
            <table:table-row>
              <table:table-cell office:value-type="float" office:value="4407407.54968483">
                <text:p>4407407.54968483</text:p>
              </table:table-cell>
              <table:table-cell office:value-type="float" office:value="-3604.24862307972">
                <text:p>-3604.24862307972</text:p>
              </table:table-cell>
            </table:table-row>
            <table:table-row>
              <table:table-cell office:value-type="float" office:value="4407404.60841058">
                <text:p>4407404.60841058</text:p>
              </table:table-cell>
              <table:table-cell office:value-type="float" office:value="-3601.56019209351">
                <text:p>-3601.56019209351</text:p>
              </table:table-cell>
            </table:table-row>
            <table:table-row>
              <table:table-cell office:value-type="float" office:value="4407402.1256659">
                <text:p>4407402.1256659</text:p>
              </table:table-cell>
              <table:table-cell office:value-type="float" office:value="-3598.70075313131">
                <text:p>-3598.70075313131</text:p>
              </table:table-cell>
            </table:table-row>
            <table:table-row>
              <table:table-cell office:value-type="float" office:value="4407400.19695674">
                <text:p>4407400.19695674</text:p>
              </table:table-cell>
              <table:table-cell office:value-type="float" office:value="-3595.79326148347">
                <text:p>-3595.79326148347</text:p>
              </table:table-cell>
            </table:table-row>
            <table:table-row>
              <table:table-cell office:value-type="float" office:value="4407398.70468877">
                <text:p>4407398.70468877</text:p>
              </table:table-cell>
              <table:table-cell office:value-type="float" office:value="-3593.28816540948">
                <text:p>-3593.28816540948</text:p>
              </table:table-cell>
            </table:table-row>
            <table:table-row>
              <table:table-cell office:value-type="float" office:value="4407397.48208769">
                <text:p>4407397.48208769</text:p>
              </table:table-cell>
              <table:table-cell office:value-type="float" office:value="-3590.58660747004">
                <text:p>-3590.58660747004</text:p>
              </table:table-cell>
            </table:table-row>
            <table:table-row>
              <table:table-cell office:value-type="float" office:value="4407396.19070136">
                <text:p>4407396.19070136</text:p>
              </table:table-cell>
              <table:table-cell office:value-type="float" office:value="-3587.24373946075">
                <text:p>-3587.24373946075</text:p>
              </table:table-cell>
            </table:table-row>
            <table:table-row>
              <table:table-cell office:value-type="float" office:value="4407395.03454193">
                <text:p>4407395.03454193</text:p>
              </table:table-cell>
              <table:table-cell office:value-type="float" office:value="-3583.7539514969">
                <text:p>-3583.7539514969</text:p>
              </table:table-cell>
            </table:table-row>
            <table:table-row>
              <table:table-cell office:value-type="float" office:value="4407394.32401895">
                <text:p>4407394.32401895</text:p>
              </table:table-cell>
              <table:table-cell office:value-type="float" office:value="-3581.3175024481">
                <text:p>-3581.3175024481</text:p>
              </table:table-cell>
            </table:table-row>
            <table:table-row>
              <table:table-cell office:value-type="float" office:value="4407393.66173167">
                <text:p>4407393.66173167</text:p>
              </table:table-cell>
              <table:table-cell office:value-type="float" office:value="-3578.39604295158">
                <text:p>-3578.39604295158</text:p>
              </table:table-cell>
            </table:table-row>
            <table:table-row>
              <table:table-cell office:value-type="float" office:value="4407394.07693161">
                <text:p>4407394.07693161</text:p>
              </table:table-cell>
              <table:table-cell office:value-type="float" office:value="-3569.87818495947">
                <text:p>-3569.87818495947</text:p>
              </table:table-cell>
            </table:table-row>
            <table:table-row>
              <table:table-cell office:value-type="float" office:value="4407393.89733748">
                <text:p>4407393.89733748</text:p>
              </table:table-cell>
              <table:table-cell office:value-type="float" office:value="-3564.81012749289">
                <text:p>-3564.81012749289</text:p>
              </table:table-cell>
            </table:table-row>
            <table:table-row>
              <table:table-cell office:value-type="float" office:value="4407394.12318655">
                <text:p>4407394.12318655</text:p>
              </table:table-cell>
              <table:table-cell office:value-type="float" office:value="-3560.76645175628">
                <text:p>-3560.76645175628</text:p>
              </table:table-cell>
            </table:table-row>
            <table:table-row>
              <table:table-cell office:value-type="float" office:value="4407394.51671717">
                <text:p>4407394.51671717</text:p>
              </table:table-cell>
              <table:table-cell office:value-type="float" office:value="-3557.66320507502">
                <text:p>-3557.66320507502</text:p>
              </table:table-cell>
            </table:table-row>
            <table:table-row>
              <table:table-cell office:value-type="float" office:value="4407395.18918453">
                <text:p>4407395.18918453</text:p>
              </table:table-cell>
              <table:table-cell office:value-type="float" office:value="-3554.18891057276">
                <text:p>-3554.18891057276</text:p>
              </table:table-cell>
            </table:table-row>
            <table:table-row>
              <table:table-cell office:value-type="float" office:value="4407395.75684346">
                <text:p>4407395.75684346</text:p>
              </table:table-cell>
              <table:table-cell office:value-type="float" office:value="-3551.42731918322">
                <text:p>-3551.42731918322</text:p>
              </table:table-cell>
            </table:table-row>
            <table:table-row>
              <table:table-cell office:value-type="float" office:value="4407396.56628076">
                <text:p>4407396.56628076</text:p>
              </table:table-cell>
              <table:table-cell office:value-type="float" office:value="-3548.31658604158">
                <text:p>-3548.31658604158</text:p>
              </table:table-cell>
            </table:table-row>
            <table:table-row>
              <table:table-cell office:value-type="float" office:value="4407397.74890642">
                <text:p>4407397.74890642</text:p>
              </table:table-cell>
              <table:table-cell office:value-type="float" office:value="-3544.31116825001">
                <text:p>-3544.31116825001</text:p>
              </table:table-cell>
            </table:table-row>
            <table:table-row>
              <table:table-cell office:value-type="float" office:value="4407399.43973876">
                <text:p>4407399.43973876</text:p>
              </table:table-cell>
              <table:table-cell office:value-type="float" office:value="-3539.05396015728">
                <text:p>-3539.05396015728</text:p>
              </table:table-cell>
            </table:table-row>
            <table:table-row>
              <table:table-cell office:value-type="float" office:value="4407401.37198353">
                <text:p>4407401.37198353</text:p>
              </table:table-cell>
              <table:table-cell office:value-type="float" office:value="-3533.22964060375">
                <text:p>-3533.22964060375</text:p>
              </table:table-cell>
            </table:table-row>
            <table:table-row>
              <table:table-cell office:value-type="float" office:value="4407403.49810063">
                <text:p>4407403.49810063</text:p>
              </table:table-cell>
              <table:table-cell office:value-type="float" office:value="-3526.57271134704">
                <text:p>-3526.57271134704</text:p>
              </table:table-cell>
            </table:table-row>
            <table:table-row>
              <table:table-cell office:value-type="float" office:value="4407405.74440389">
                <text:p>4407405.74440389</text:p>
              </table:table-cell>
              <table:table-cell office:value-type="float" office:value="-3519.85038709589">
                <text:p>-3519.85038709589</text:p>
              </table:table-cell>
            </table:table-row>
            <table:table-row>
              <table:table-cell office:value-type="float" office:value="4407407.72416449">
                <text:p>4407407.72416449</text:p>
              </table:table-cell>
              <table:table-cell office:value-type="float" office:value="-3513.82819830907">
                <text:p>-3513.82819830907</text:p>
              </table:table-cell>
            </table:table-row>
            <table:table-row>
              <table:table-cell office:value-type="float" office:value="4407410.32624625">
                <text:p>4407410.32624625</text:p>
              </table:table-cell>
              <table:table-cell office:value-type="float" office:value="-3506.07007297192">
                <text:p>-3506.07007297192</text:p>
              </table:table-cell>
            </table:table-row>
            <table:table-row>
              <table:table-cell office:value-type="float" office:value="4407411.73005327">
                <text:p>4407411.73005327</text:p>
              </table:table-cell>
              <table:table-cell office:value-type="float" office:value="-3501.50490737702">
                <text:p>-3501.50490737702</text:p>
              </table:table-cell>
            </table:table-row>
            <table:table-row>
              <table:table-cell office:value-type="float" office:value="4407412.75895316">
                <text:p>4407412.75895316</text:p>
              </table:table-cell>
              <table:table-cell office:value-type="float" office:value="-3498.31542978618">
                <text:p>-3498.31542978618</text:p>
              </table:table-cell>
            </table:table-row>
            <table:table-row>
              <table:table-cell office:value-type="float" office:value="4407414.1833243">
                <text:p>4407414.1833243</text:p>
              </table:table-cell>
              <table:table-cell office:value-type="float" office:value="-3494.14183044454">
                <text:p>-3494.14183044454</text:p>
              </table:table-cell>
            </table:table-row>
            <table:table-row>
              <table:table-cell office:value-type="float" office:value="4407416.22058579">
                <text:p>4407416.22058579</text:p>
              </table:table-cell>
              <table:table-cell office:value-type="float" office:value="-3487.92558978088">
                <text:p>-3487.92558978088</text:p>
              </table:table-cell>
            </table:table-row>
            <table:table-row>
              <table:table-cell office:value-type="float" office:value="4407417.41810032">
                <text:p>4407417.41810032</text:p>
              </table:table-cell>
              <table:table-cell office:value-type="float" office:value="-3484.10948198342">
                <text:p>-3484.10948198342</text:p>
              </table:table-cell>
            </table:table-row>
            <table:table-row>
              <table:table-cell office:value-type="float" office:value="4407419.17402105">
                <text:p>4407419.17402105</text:p>
              </table:table-cell>
              <table:table-cell office:value-type="float" office:value="-3478.18731395738">
                <text:p>-3478.18731395738</text:p>
              </table:table-cell>
            </table:table-row>
            <table:table-row>
              <table:table-cell office:value-type="float" office:value="4407420.76633667">
                <text:p>4407420.76633667</text:p>
              </table:table-cell>
              <table:table-cell office:value-type="float" office:value="-3472.30255254684">
                <text:p>-3472.30255254684</text:p>
              </table:table-cell>
            </table:table-row>
            <table:table-row>
              <table:table-cell office:value-type="float" office:value="4407421.94996244">
                <text:p>4407421.94996244</text:p>
              </table:table-cell>
              <table:table-cell office:value-type="float" office:value="-3466.77211792706">
                <text:p>-3466.77211792706</text:p>
              </table:table-cell>
            </table:table-row>
            <table:table-row>
              <table:table-cell office:value-type="float" office:value="4407422.9386262">
                <text:p>4407422.9386262</text:p>
              </table:table-cell>
              <table:table-cell office:value-type="float" office:value="-3461.19513581496">
                <text:p>-3461.19513581496</text:p>
              </table:table-cell>
            </table:table-row>
            <table:table-row>
              <table:table-cell office:value-type="float" office:value="4407423.41751501">
                <text:p>4407423.41751501</text:p>
              </table:table-cell>
              <table:table-cell office:value-type="float" office:value="-3456.07096970093">
                <text:p>-3456.07096970093</text:p>
              </table:table-cell>
            </table:table-row>
            <table:table-row>
              <table:table-cell office:value-type="float" office:value="4407423.60561878">
                <text:p>4407423.60561878</text:p>
              </table:table-cell>
              <table:table-cell office:value-type="float" office:value="-3452.77632935143">
                <text:p>-3452.77632935143</text:p>
              </table:table-cell>
            </table:table-row>
            <table:table-row>
              <table:table-cell office:value-type="float" office:value="4407423.8060759">
                <text:p>4407423.8060759</text:p>
              </table:table-cell>
              <table:table-cell office:value-type="float" office:value="-3448.04303959623">
                <text:p>-3448.04303959623</text:p>
              </table:table-cell>
            </table:table-row>
            <table:table-row>
              <table:table-cell office:value-type="float" office:value="4407423.75114554">
                <text:p>4407423.75114554</text:p>
              </table:table-cell>
              <table:table-cell office:value-type="float" office:value="-3443.98362144822">
                <text:p>-3443.98362144822</text:p>
              </table:table-cell>
            </table:table-row>
            <table:table-row>
              <table:table-cell office:value-type="float" office:value="4407423.5821264">
                <text:p>4407423.5821264</text:p>
              </table:table-cell>
              <table:table-cell office:value-type="float" office:value="-3439.2536666328">
                <text:p>-3439.2536666328</text:p>
              </table:table-cell>
            </table:table-row>
            <table:table-row>
              <table:table-cell office:value-type="float" office:value="4407423.07665003">
                <text:p>4407423.07665003</text:p>
              </table:table-cell>
              <table:table-cell office:value-type="float" office:value="-3434.0169197043">
                <text:p>-3434.0169197043</text:p>
              </table:table-cell>
            </table:table-row>
            <table:table-row>
              <table:table-cell office:value-type="float" office:value="4407421.81834866">
                <text:p>4407421.81834866</text:p>
              </table:table-cell>
              <table:table-cell office:value-type="float" office:value="-3427.11620095791">
                <text:p>-3427.11620095791</text:p>
              </table:table-cell>
            </table:table-row>
            <table:table-row>
              <table:table-cell office:value-type="float" office:value="4407420.58864982">
                <text:p>4407420.58864982</text:p>
              </table:table-cell>
              <table:table-cell office:value-type="float" office:value="-3423.19179715337">
                <text:p>-3423.19179715337</text:p>
              </table:table-cell>
            </table:table-row>
            <table:table-row>
              <table:table-cell office:value-type="float" office:value="4407418.81488892">
                <text:p>4407418.81488892</text:p>
              </table:table-cell>
              <table:table-cell office:value-type="float" office:value="-3418.45274465682">
                <text:p>-3418.45274465682</text:p>
              </table:table-cell>
            </table:table-row>
            <table:table-row>
              <table:table-cell office:value-type="float" office:value="4407416.42715411">
                <text:p>4407416.42715411</text:p>
              </table:table-cell>
              <table:table-cell office:value-type="float" office:value="-3412.67566997586">
                <text:p>-3412.67566997586</text:p>
              </table:table-cell>
            </table:table-row>
            <table:table-row>
              <table:table-cell office:value-type="float" office:value="4407414.38076079">
                <text:p>4407414.38076079</text:p>
              </table:table-cell>
              <table:table-cell office:value-type="float" office:value="-3408.39519200917">
                <text:p>-3408.39519200917</text:p>
              </table:table-cell>
            </table:table-row>
            <table:table-row>
              <table:table-cell office:value-type="float" office:value="4407407.94612495">
                <text:p>4407407.94612495</text:p>
              </table:table-cell>
              <table:table-cell office:value-type="float" office:value="-3397.33093976011">
                <text:p>-3397.33093976011</text:p>
              </table:table-cell>
            </table:table-row>
            <table:table-row>
              <table:table-cell office:value-type="float" office:value="4407401.60876219">
                <text:p>4407401.60876219</text:p>
              </table:table-cell>
              <table:table-cell office:value-type="float" office:value="-3387.89564886607">
                <text:p>-3387.89564886607</text:p>
              </table:table-cell>
            </table:table-row>
            <table:table-row>
              <table:table-cell office:value-type="float" office:value="4407389.94839224">
                <text:p>4407389.94839224</text:p>
              </table:table-cell>
              <table:table-cell office:value-type="float" office:value="-3371.88641511823">
                <text:p>-3371.88641511823</text:p>
              </table:table-cell>
            </table:table-row>
            <table:table-row>
              <table:table-cell office:value-type="float" office:value="4407383.96071523">
                <text:p>4407383.96071523</text:p>
              </table:table-cell>
              <table:table-cell office:value-type="float" office:value="-3363.91593676452">
                <text:p>-3363.91593676452</text:p>
              </table:table-cell>
            </table:table-row>
            <table:table-row>
              <table:table-cell office:value-type="float" office:value="4407379.4106678">
                <text:p>4407379.4106678</text:p>
              </table:table-cell>
              <table:table-cell office:value-type="float" office:value="-3357.89851799035">
                <text:p>-3357.89851799035</text:p>
              </table:table-cell>
            </table:table-row>
            <table:table-row>
              <table:table-cell office:value-type="float" office:value="4407374.09413196">
                <text:p>4407374.09413196</text:p>
              </table:table-cell>
              <table:table-cell office:value-type="float" office:value="-3350.66058471904">
                <text:p>-3350.66058471904</text:p>
              </table:table-cell>
            </table:table-row>
            <table:table-row>
              <table:table-cell office:value-type="float" office:value="4407370.04565201">
                <text:p>4407370.04565201</text:p>
              </table:table-cell>
              <table:table-cell office:value-type="float" office:value="-3345.34610423142">
                <text:p>-3345.34610423142</text:p>
              </table:table-cell>
            </table:table-row>
            <table:table-row>
              <table:table-cell office:value-type="float" office:value="4407364.18845262">
                <text:p>4407364.18845262</text:p>
              </table:table-cell>
              <table:table-cell office:value-type="float" office:value="-3337.46624931425">
                <text:p>-3337.46624931425</text:p>
              </table:table-cell>
            </table:table-row>
            <table:table-row>
              <table:table-cell office:value-type="float" office:value="4407352.83961881">
                <text:p>4407352.83961881</text:p>
              </table:table-cell>
              <table:table-cell office:value-type="float" office:value="-3322.80986717436">
                <text:p>-3322.80986717436</text:p>
              </table:table-cell>
            </table:table-row>
            <table:table-row>
              <table:table-cell office:value-type="float" office:value="4407338.15927436">
                <text:p>4407338.15927436</text:p>
              </table:table-cell>
              <table:table-cell office:value-type="float" office:value="-3305.70369378019">
                <text:p>-3305.70369378019</text:p>
              </table:table-cell>
            </table:table-row>
            <table:table-row>
              <table:table-cell office:value-type="float" office:value="4407325.53910799">
                <text:p>4407325.53910799</text:p>
              </table:table-cell>
              <table:table-cell office:value-type="float" office:value="-3290.66899576482">
                <text:p>-3290.66899576482</text:p>
              </table:table-cell>
            </table:table-row>
            <table:table-row>
              <table:table-cell office:value-type="float" office:value="4407316.14561864">
                <text:p>4407316.14561864</text:p>
              </table:table-cell>
              <table:table-cell office:value-type="float" office:value="-3281.84291049954">
                <text:p>-3281.84291049954</text:p>
              </table:table-cell>
            </table:table-row>
            <table:table-row>
              <table:table-cell office:value-type="float" office:value="4407300.21742308">
                <text:p>4407300.21742308</text:p>
              </table:table-cell>
              <table:table-cell office:value-type="float" office:value="-3266.26719806492">
                <text:p>-3266.26719806492</text:p>
              </table:table-cell>
            </table:table-row>
            <table:table-row>
              <table:table-cell office:value-type="float" office:value="4407288.21574921">
                <text:p>4407288.21574921</text:p>
              </table:table-cell>
              <table:table-cell office:value-type="float" office:value="-3255.36673598343">
                <text:p>-3255.36673598343</text:p>
              </table:table-cell>
            </table:table-row>
            <table:table-row>
              <table:table-cell office:value-type="float" office:value="4407269.96434336">
                <text:p>4407269.96434336</text:p>
              </table:table-cell>
              <table:table-cell office:value-type="float" office:value="-3239.57869714873">
                <text:p>-3239.57869714873</text:p>
              </table:table-cell>
            </table:table-row>
            <table:table-row>
              <table:table-cell office:value-type="float" office:value="4407262.81622937">
                <text:p>4407262.81622937</text:p>
              </table:table-cell>
              <table:table-cell office:value-type="float" office:value="-3230.70111772032">
                <text:p>-3230.70111772032</text:p>
              </table:table-cell>
            </table:table-row>
            <table:table-row>
              <table:table-cell office:value-type="float" office:value="4407259.69939763">
                <text:p>4407259.69939763</text:p>
              </table:table-cell>
              <table:table-cell office:value-type="float" office:value="-3219.26554594226">
                <text:p>-3219.26554594226</text:p>
              </table:table-cell>
            </table:table-row>
            <table:table-row>
              <table:table-cell office:value-type="float" office:value="4407259.23682472">
                <text:p>4407259.23682472</text:p>
              </table:table-cell>
              <table:table-cell office:value-type="float" office:value="-3210.35019000338">
                <text:p>-3210.35019000338</text:p>
              </table:table-cell>
            </table:table-row>
            <table:table-row>
              <table:table-cell office:value-type="float" office:value="4407261.76664619">
                <text:p>4407261.76664619</text:p>
              </table:table-cell>
              <table:table-cell office:value-type="float" office:value="-3201.91416955016">
                <text:p>-3201.91416955016</text:p>
              </table:table-cell>
            </table:table-row>
            <table:table-row>
              <table:table-cell office:value-type="float" office:value="4407264.53926904">
                <text:p>4407264.53926904</text:p>
              </table:table-cell>
              <table:table-cell office:value-type="float" office:value="-3195.43792328039">
                <text:p>-3195.43792328039</text:p>
              </table:table-cell>
            </table:table-row>
            <table:table-row>
              <table:table-cell office:value-type="float" office:value="4407271.18202399">
                <text:p>4407271.18202399</text:p>
              </table:table-cell>
              <table:table-cell office:value-type="float" office:value="-3189.53493873588">
                <text:p>-3189.53493873588</text:p>
              </table:table-cell>
            </table:table-row>
            <table:table-row>
              <table:table-cell office:value-type="float" office:value="4407274.22843596">
                <text:p>4407274.22843596</text:p>
              </table:table-cell>
              <table:table-cell office:value-type="float" office:value="-3186.10769273088">
                <text:p>-3186.10769273088</text:p>
              </table:table-cell>
            </table:table-row>
            <table:table-row>
              <table:table-cell office:value-type="float" office:value="4407278.95842229">
                <text:p>4407278.95842229</text:p>
              </table:table-cell>
              <table:table-cell office:value-type="float" office:value="-3184.33052807727">
                <text:p>-3184.33052807727</text:p>
              </table:table-cell>
            </table:table-row>
            <table:table-row>
              <table:table-cell office:value-type="float" office:value="4407283.07686879">
                <text:p>4407283.07686879</text:p>
              </table:table-cell>
              <table:table-cell office:value-type="float" office:value="-3183.73623784644">
                <text:p>-3183.73623784644</text:p>
              </table:table-cell>
            </table:table-row>
            <table:table-row>
              <table:table-cell office:value-type="float" office:value="4407286.35359661">
                <text:p>4407286.35359661</text:p>
              </table:table-cell>
              <table:table-cell office:value-type="float" office:value="-3185.25618964374">
                <text:p>-3185.25618964374</text:p>
              </table:table-cell>
            </table:table-row>
            <table:table-row>
              <table:table-cell office:value-type="float" office:value="4407290.14555395">
                <text:p>4407290.14555395</text:p>
              </table:table-cell>
              <table:table-cell office:value-type="float" office:value="-3188.65910374039">
                <text:p>-3188.65910374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